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5.998cm" fo:margin-left="1cm" fo:margin-right="0cm" table:align="margins"/>
    </style:style>
    <style:style style:name="Tabelle1.A" style:family="table-column">
      <style:table-column-properties style:column-width="2.665cm" style:rel-column-width="10917*"/>
    </style:style>
    <style:style style:name="Tabelle1.B" style:family="table-column">
      <style:table-column-properties style:column-width="2.667cm" style:rel-column-width="10924*"/>
    </style:style>
    <style:style style:name="Tabelle1.F" style:family="table-column">
      <style:table-column-properties style:column-width="2.669cm" style:rel-column-width="10929*"/>
    </style:style>
    <style:style style:name="Tabelle1.A1" style:family="table-cell">
      <style:table-cell-properties fo:padding="0.097cm" fo:border="none"/>
    </style:style>
    <style:style style:name="Table2" style:family="table">
      <style:table-properties style:width="16.002cm" fo:margin-left="0.99cm" fo:margin-right="0.007cm" table:align="margins"/>
    </style:style>
    <style:style style:name="Table2.A" style:family="table-column">
      <style:table-column-properties style:column-width="2cm" style:rel-column-width="8191*"/>
    </style:style>
    <style:style style:name="Table2.H" style:family="table-column">
      <style:table-column-properties style:column-width="2.002cm" style:rel-column-width="8198*"/>
    </style:style>
    <style:style style:name="Table3" style:family="table">
      <style:table-properties style:width="16cm" table:align="right"/>
    </style:style>
    <style:style style:name="Table3.A" style:family="table-column">
      <style:table-column-properties style:column-width="1.998cm"/>
    </style:style>
    <style:style style:name="Table3.H" style:family="table-column">
      <style:table-column-properties style:column-width="2.011cm"/>
    </style:style>
    <style:style style:name="Table4" style:family="table">
      <style:table-properties style:width="15.998cm" fo:margin-left="1cm" fo:margin-right="0cm" table:align="margins" style:may-break-between-rows="false"/>
    </style:style>
    <style:style style:name="Table4.A" style:family="table-column">
      <style:table-column-properties style:column-width="5.207cm" style:rel-column-width="21327*"/>
    </style:style>
    <style:style style:name="Table4.B" style:family="table-column">
      <style:table-column-properties style:column-width="2.752cm" style:rel-column-width="11270*"/>
    </style:style>
    <style:style style:name="Table4.C" style:family="table-column">
      <style:table-column-properties style:column-width="8.042cm" style:rel-column-width="32938*"/>
    </style:style>
    <style:style style:name="Table4.1" style:family="table-row">
      <style:table-row-properties style:min-row-height="0.61cm"/>
    </style:style>
    <style:style style:name="Table4.A1" style:family="table-cell">
      <style:table-cell-properties fo:padding="0cm" fo:border="none"/>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officeooo:paragraph-rsid="0045e600" style:font-style-asian="normal" style:font-style-complex="normal"/>
    </style:style>
    <style:style style:name="P3" style:family="paragraph" style:parent-style-name="Text_20_body_20_indent">
      <style:text-properties fo:font-style="normal" officeooo:paragraph-rsid="00616245" style:font-style-asian="normal" style:font-style-complex="normal"/>
    </style:style>
    <style:style style:name="P4" style:family="paragraph" style:parent-style-name="Text_20_body_20_indent">
      <style:text-properties fo:font-style="normal" officeooo:rsid="007a3685" officeooo:paragraph-rsid="007a3685" style:font-style-asian="normal" style:font-style-complex="normal"/>
    </style:style>
    <style:style style:name="P5" style:family="paragraph" style:parent-style-name="Text_20_body_20_indent">
      <style:text-properties fo:font-style="normal" officeooo:rsid="00459f7f" officeooo:paragraph-rsid="0045e600" style:font-style-asian="normal" style:font-style-complex="normal"/>
    </style:style>
    <style:style style:name="P6" style:family="paragraph" style:parent-style-name="Text_20_body_20_indent">
      <style:text-properties fo:font-style="normal" officeooo:rsid="00486fdc" officeooo:paragraph-rsid="00486fdc" style:font-style-asian="normal" style:font-style-complex="normal"/>
    </style:style>
    <style:style style:name="P7" style:family="paragraph" style:parent-style-name="Text_20_body_20_indent">
      <style:text-properties fo:font-style="normal" officeooo:rsid="00505b58" officeooo:paragraph-rsid="00505b58" style:font-style-asian="normal" style:font-style-complex="normal"/>
    </style:style>
    <style:style style:name="P8" style:family="paragraph" style:parent-style-name="Text_20_body_20_indent">
      <style:text-properties fo:font-style="normal" officeooo:rsid="006f0138" officeooo:paragraph-rsid="006f0138" style:font-style-asian="normal" style:font-style-complex="normal"/>
    </style:style>
    <style:style style:name="P9" style:family="paragraph" style:parent-style-name="Text_20_body_20_indent">
      <style:text-properties fo:font-style="normal" fo:font-weight="normal" style:font-style-asian="normal" style:font-weight-asian="normal" style:font-style-complex="normal" style:font-weight-complex="normal"/>
    </style:style>
    <style:style style:name="P10" style:family="paragraph" style:parent-style-name="Text_20_body_20_indent">
      <style:text-properties fo:font-weight="normal" style:font-weight-asian="normal" style:font-weight-complex="normal"/>
    </style:style>
    <style:style style:name="P11" style:family="paragraph" style:parent-style-name="Text_20_body_20_indent">
      <style:text-properties style:font-name="Arial"/>
    </style:style>
    <style:style style:name="P12" style:family="paragraph" style:parent-style-name="Text_20_body_20_indent">
      <style:text-properties style:font-name="Arial" fo:font-style="normal" style:font-style-asian="normal" style:font-style-complex="normal"/>
    </style:style>
    <style:style style:name="P13"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14" style:family="paragraph" style:parent-style-name="Text_20_body_20_indent">
      <style:text-properties style:font-name="Arial" fo:font-style="italic" fo:font-weight="bold" style:font-style-asian="italic" style:font-weight-asian="bold" style:font-style-complex="italic" style:font-weight-complex="bold"/>
    </style:style>
    <style:style style:name="P15" style:family="paragraph" style:parent-style-name="Text_20_body_20_indent">
      <style:text-properties fo:font-style="italic" fo:font-weight="bold" style:font-style-asian="italic" style:font-weight-asian="bold" style:font-style-complex="italic" style:font-weight-complex="bold"/>
    </style:style>
    <style:style style:name="P16" style:family="paragraph" style:parent-style-name="Text_20_body_20_indent">
      <style:text-properties officeooo:paragraph-rsid="0004eb8f"/>
    </style:style>
    <style:style style:name="P17" style:family="paragraph" style:parent-style-name="Text_20_body_20_indent">
      <style:text-properties officeooo:paragraph-rsid="000a8fbf"/>
    </style:style>
    <style:style style:name="P18" style:family="paragraph" style:parent-style-name="Text_20_body_20_indent">
      <style:text-properties officeooo:rsid="000a8fbf" officeooo:paragraph-rsid="000a8fbf"/>
    </style:style>
    <style:style style:name="P19" style:family="paragraph" style:parent-style-name="Text_20_body_20_indent">
      <style:text-properties officeooo:rsid="000a8fbf" officeooo:paragraph-rsid="000d1f06"/>
    </style:style>
    <style:style style:name="P20" style:family="paragraph" style:parent-style-name="Text_20_body_20_indent">
      <style:text-properties officeooo:paragraph-rsid="000d1f06"/>
    </style:style>
    <style:style style:name="P21" style:family="paragraph" style:parent-style-name="Text_20_body_20_indent">
      <style:text-properties officeooo:rsid="001127db" officeooo:paragraph-rsid="001127db"/>
    </style:style>
    <style:style style:name="P22" style:family="paragraph" style:parent-style-name="Text_20_body_20_indent">
      <style:text-properties officeooo:rsid="001127db" officeooo:paragraph-rsid="001e5afa"/>
    </style:style>
    <style:style style:name="P23" style:family="paragraph" style:parent-style-name="Text_20_body_20_indent">
      <style:text-properties officeooo:rsid="0012a515" officeooo:paragraph-rsid="0012a515"/>
    </style:style>
    <style:style style:name="P24" style:family="paragraph" style:parent-style-name="Text_20_body_20_indent">
      <style:text-properties officeooo:rsid="00164210" officeooo:paragraph-rsid="00164210"/>
    </style:style>
    <style:style style:name="P25" style:family="paragraph" style:parent-style-name="Text_20_body_20_indent">
      <style:text-properties officeooo:rsid="0016c9fc" officeooo:paragraph-rsid="0016c9fc"/>
    </style:style>
    <style:style style:name="P26" style:family="paragraph" style:parent-style-name="Text_20_body_20_indent">
      <style:text-properties officeooo:rsid="0016c9fc" officeooo:paragraph-rsid="007a3685"/>
    </style:style>
    <style:style style:name="P27" style:family="paragraph" style:parent-style-name="Text_20_body_20_indent">
      <style:text-properties officeooo:rsid="002dd1d9" officeooo:paragraph-rsid="002f9486"/>
    </style:style>
    <style:style style:name="P28" style:family="paragraph" style:parent-style-name="Text_20_body_20_indent">
      <style:text-properties officeooo:rsid="0033e304" officeooo:paragraph-rsid="0033e304"/>
    </style:style>
    <style:style style:name="P29" style:family="paragraph" style:parent-style-name="Text_20_body_20_indent">
      <style:text-properties officeooo:rsid="0037384c" officeooo:paragraph-rsid="0037384c"/>
    </style:style>
    <style:style style:name="P30" style:family="paragraph" style:parent-style-name="Text_20_body_20_indent">
      <style:text-properties officeooo:rsid="0038c092"/>
    </style:style>
    <style:style style:name="P31" style:family="paragraph" style:parent-style-name="Text_20_body_20_indent">
      <style:text-properties officeooo:rsid="0038c092" officeooo:paragraph-rsid="0038c092"/>
    </style:style>
    <style:style style:name="P32" style:family="paragraph" style:parent-style-name="Text_20_body_20_indent">
      <style:text-properties officeooo:paragraph-rsid="0038c092"/>
    </style:style>
    <style:style style:name="P33" style:family="paragraph" style:parent-style-name="Text_20_body_20_indent">
      <style:text-properties officeooo:paragraph-rsid="0043b64e"/>
    </style:style>
    <style:style style:name="P34" style:family="paragraph" style:parent-style-name="Text_20_body_20_indent">
      <style:text-properties officeooo:rsid="0046c237" officeooo:paragraph-rsid="0046c237"/>
    </style:style>
    <style:style style:name="P35" style:family="paragraph" style:parent-style-name="Text_20_body_20_indent">
      <style:text-properties officeooo:rsid="00486fdc" officeooo:paragraph-rsid="00486fdc"/>
    </style:style>
    <style:style style:name="P36" style:family="paragraph" style:parent-style-name="Text_20_body_20_indent">
      <style:text-properties officeooo:rsid="00505b58" officeooo:paragraph-rsid="005188e2"/>
    </style:style>
    <style:style style:name="P37" style:family="paragraph" style:parent-style-name="Text_20_body_20_indent">
      <style:text-properties officeooo:paragraph-rsid="005b192d"/>
    </style:style>
    <style:style style:name="P38" style:family="paragraph" style:parent-style-name="Text_20_body_20_indent">
      <style:text-properties officeooo:paragraph-rsid="005f817d"/>
    </style:style>
    <style:style style:name="P39" style:family="paragraph" style:parent-style-name="Text_20_body_20_indent">
      <style:text-properties officeooo:paragraph-rsid="006a43df"/>
    </style:style>
    <style:style style:name="P40" style:family="paragraph" style:parent-style-name="Text_20_body_20_indent">
      <style:text-properties officeooo:rsid="006f0138" officeooo:paragraph-rsid="00700286"/>
    </style:style>
    <style:style style:name="P41" style:family="paragraph" style:parent-style-name="Text_20_body_20_indent">
      <style:text-properties officeooo:rsid="0072a860" officeooo:paragraph-rsid="0072a860"/>
    </style:style>
    <style:style style:name="P42" style:family="paragraph" style:parent-style-name="Text_20_body_20_indent">
      <style:text-properties officeooo:rsid="0075b2fc" officeooo:paragraph-rsid="0075b2fc"/>
    </style:style>
    <style:style style:name="P43" style:family="paragraph" style:parent-style-name="Text_20_body_20_indent">
      <style:text-properties officeooo:paragraph-rsid="00779ee4"/>
    </style:style>
    <style:style style:name="P44" style:family="paragraph" style:parent-style-name="Text_20_body_20_indent">
      <style:text-properties officeooo:paragraph-rsid="007a3685"/>
    </style:style>
    <style:style style:name="P45" style:family="paragraph" style:parent-style-name="Text_20_body_20_indent">
      <style:text-properties officeooo:paragraph-rsid="00803e31"/>
    </style:style>
    <style:style style:name="P46" style:family="paragraph" style:parent-style-name="Text_20_body_20_indent">
      <style:text-properties officeooo:paragraph-rsid="0080dc22"/>
    </style:style>
    <style:style style:name="P47" style:family="paragraph" style:parent-style-name="Text_20_body_20_indent">
      <style:text-properties officeooo:rsid="004261a3" officeooo:paragraph-rsid="004261a3"/>
    </style:style>
    <style:style style:name="P48" style:family="paragraph" style:parent-style-name="Text_20_body_20_indent">
      <style:text-properties officeooo:rsid="0082acb2" officeooo:paragraph-rsid="0082acb2"/>
    </style:style>
    <style:style style:name="P49" style:family="paragraph" style:parent-style-name="Text_20_body_20_indent">
      <style:text-properties officeooo:rsid="0083d62e" officeooo:paragraph-rsid="0083d62e"/>
    </style:style>
    <style:style style:name="P50" style:family="paragraph" style:parent-style-name="Text_20_body_20_indent">
      <style:text-properties officeooo:rsid="00895598" officeooo:paragraph-rsid="00895598"/>
    </style:style>
    <style:style style:name="P51" style:family="paragraph" style:parent-style-name="Text_20_body_20_indent">
      <style:text-properties officeooo:rsid="008ea675" officeooo:paragraph-rsid="008ea675"/>
    </style:style>
    <style:style style:name="P52" style:family="paragraph" style:parent-style-name="Text_20_body_20_indent">
      <style:text-properties officeooo:rsid="008ea675" officeooo:paragraph-rsid="0094cf98"/>
    </style:style>
    <style:style style:name="P53" style:family="paragraph" style:parent-style-name="Text_20_body_20_indent">
      <style:text-properties officeooo:rsid="0091e4a4" officeooo:paragraph-rsid="0091e4a4"/>
    </style:style>
    <style:style style:name="P54" style:family="paragraph" style:parent-style-name="Text_20_body_20_indent">
      <style:text-properties officeooo:rsid="00999b8b" officeooo:paragraph-rsid="00999b8b"/>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8" style:family="paragraph" style:parent-style-name="Text_20_body">
      <style:paragraph-properties fo:margin-left="2.501cm" fo:margin-right="0cm" fo:text-indent="0cm" style:auto-text-indent="false">
        <style:tab-stops>
          <style:tab-stop style:position="12.499cm" style:leader-style="dotted" style:leader-text="."/>
        </style:tab-stops>
      </style:paragraph-properties>
    </style:style>
    <style:style style:name="P59" style:family="paragraph" style:parent-style-name="Text_20_body">
      <style:paragraph-properties fo:margin-left="3.752cm" fo:margin-right="0cm" fo:text-indent="0cm" style:auto-text-indent="false">
        <style:tab-stops>
          <style:tab-stop style:position="11.248cm" style:leader-style="dotted" style:leader-text="."/>
        </style:tab-stops>
      </style:paragraph-properties>
    </style:style>
    <style:style style:name="P60"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style>
    <style:style style:name="P61"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text-properties officeooo:rsid="000e7d26" officeooo:paragraph-rsid="000e7d26"/>
    </style:style>
    <style:style style:name="P62" style:family="paragraph" style:parent-style-name="Text_20_body_20_indent">
      <style:paragraph-properties fo:margin-left="1cm" fo:margin-right="0cm" fo:text-indent="0cm" style:auto-text-indent="false"/>
    </style:style>
    <style:style style:name="P63"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64" style:family="paragraph" style:parent-style-name="Table_20_Contents">
      <style:text-properties style:font-name="Arial"/>
    </style:style>
    <style:style style:name="P65" style:family="paragraph" style:parent-style-name="Table_20_Contents">
      <style:paragraph-properties fo:text-align="center" style:justify-single-word="false"/>
    </style:style>
    <style:style style:name="P66" style:family="paragraph" style:parent-style-name="Preformatted_20_Text">
      <style:text-properties style:font-name="Courier New1"/>
    </style:style>
    <style:style style:name="P67" style:family="paragraph" style:parent-style-name="Preformatted_20_Text">
      <style:text-properties fo:font-style="normal" style:font-style-asian="normal" style:font-style-complex="normal"/>
    </style:style>
    <style:style style:name="P68" style:family="paragraph" style:parent-style-name="Preformatted_20_Text">
      <style:text-properties fo:font-style="normal" officeooo:rsid="00486fdc" officeooo:paragraph-rsid="00486fdc" style:font-style-asian="normal" style:font-style-complex="normal"/>
    </style:style>
    <style:style style:name="P69" style:family="paragraph" style:parent-style-name="Preformatted_20_Text">
      <style:text-properties fo:font-style="normal" officeooo:rsid="00895598" officeooo:paragraph-rsid="00895598" style:font-style-asian="normal" style:font-style-complex="normal"/>
    </style:style>
    <style:style style:name="P70" style:family="paragraph" style:parent-style-name="Preformatted_20_Text">
      <style:text-properties fo:font-style="normal" fo:font-weight="normal" style:font-style-asian="normal" style:font-weight-asian="normal" style:font-style-complex="normal" style:font-weight-complex="normal"/>
    </style:style>
    <style:style style:name="P71" style:family="paragraph" style:parent-style-name="Preformatted_20_Text">
      <style:text-properties fo:font-weight="normal" style:font-weight-asian="normal" style:font-weight-complex="normal"/>
    </style:style>
    <style:style style:name="P72" style:family="paragraph" style:parent-style-name="Preformatted_20_Text">
      <style:text-properties officeooo:rsid="00164210" officeooo:paragraph-rsid="001cc91a"/>
    </style:style>
    <style:style style:name="P73" style:family="paragraph" style:parent-style-name="Preformatted_20_Text">
      <style:text-properties officeooo:paragraph-rsid="0032e592"/>
    </style:style>
    <style:style style:name="P74" style:family="paragraph" style:parent-style-name="Preformatted_20_Text">
      <style:text-properties officeooo:paragraph-rsid="0043b64e"/>
    </style:style>
    <style:style style:name="P75" style:family="paragraph" style:parent-style-name="Preformatted_20_Text">
      <style:text-properties officeooo:rsid="0072a860" officeooo:paragraph-rsid="0072a860"/>
    </style:style>
    <style:style style:name="P76" style:family="paragraph" style:parent-style-name="Preformatted_20_Text">
      <style:text-properties officeooo:paragraph-rsid="007a3685"/>
    </style:style>
    <style:style style:name="P77" style:family="paragraph" style:parent-style-name="Preformatted_20_Text">
      <style:text-properties officeooo:rsid="0082acb2" officeooo:paragraph-rsid="0082acb2"/>
    </style:style>
    <style:style style:name="P78" style:family="paragraph" style:parent-style-name="Preformatted_20_Text">
      <style:text-properties officeooo:rsid="008ea675" officeooo:paragraph-rsid="008ea675"/>
    </style:style>
    <style:style style:name="P79" style:family="paragraph" style:parent-style-name="Preformatted_20_Text">
      <style:text-properties officeooo:rsid="008ea675" officeooo:paragraph-rsid="0092da70"/>
    </style:style>
    <style:style style:name="P80" style:family="paragraph" style:parent-style-name="Tabelle_20_Quelltext">
      <style:text-properties fo:font-style="italic" style:font-style-asian="italic" style:font-style-complex="italic"/>
    </style:style>
    <style:style style:name="P81" style:family="paragraph" style:parent-style-name="Syntax_20_Notation">
      <style:text-properties officeooo:rsid="001127db" officeooo:paragraph-rsid="001127db"/>
    </style:style>
    <style:style style:name="P82" style:family="paragraph" style:parent-style-name="Syntax_20_Notation">
      <style:text-properties officeooo:paragraph-rsid="007a3685"/>
    </style:style>
    <style:style style:name="P83" style:family="paragraph" style:parent-style-name="Syntax_20_Notation">
      <style:text-properties officeooo:paragraph-rsid="00803e31"/>
    </style:style>
    <style:style style:name="P84" style:family="paragraph" style:parent-style-name="Syntax_20_Notation">
      <style:text-properties officeooo:paragraph-rsid="0080dc22"/>
    </style:style>
    <style:style style:name="P85" style:family="paragraph" style:parent-style-name="Text_20_body">
      <style:paragraph-properties fo:margin-left="0cm" fo:margin-right="0cm" fo:text-indent="0cm" style:auto-text-indent="false">
        <style:tab-stops>
          <style:tab-stop style:position="12.499cm" style:leader-style="dotted" style:leader-text="."/>
        </style:tab-stops>
      </style:paragraph-properties>
    </style:style>
    <style:style style:name="P86" style:family="paragraph" style:parent-style-name="Heading_20_1">
      <style:paragraph-properties fo:text-align="center" style:justify-single-word="false"/>
      <style:text-properties fo:font-size="22pt" style:font-size-asian="22pt" style:font-size-complex="22pt"/>
    </style:style>
    <style:style style:name="P87" style:family="paragraph" style:parent-style-name="Heading_20_1">
      <style:paragraph-properties fo:break-before="page"/>
    </style:style>
    <style:style style:name="P88" style:family="paragraph" style:parent-style-name="Heading_20_1">
      <style:paragraph-properties fo:break-before="page">
        <style:tab-stops>
          <style:tab-stop style:position="14.155cm"/>
        </style:tab-stops>
      </style:paragraph-properties>
      <style:text-properties style:use-window-font-color="true"/>
    </style:style>
    <style:style style:name="P89" style:family="paragraph" style:parent-style-name="Text_20_body_20_indent" style:list-style-name="L5"/>
    <style:style style:name="P90" style:family="paragraph" style:parent-style-name="Text_20_body_20_indent" style:list-style-name="L6"/>
    <style:style style:name="P91" style:family="paragraph" style:parent-style-name="Text_20_body_20_indent" style:list-style-name="L7"/>
    <style:style style:name="P92" style:family="paragraph" style:parent-style-name="Text_20_body_20_indent" style:list-style-name="L8"/>
    <style:style style:name="P93" style:family="paragraph" style:parent-style-name="Text_20_body_20_indent" style:list-style-name="L8">
      <style:text-properties fo:font-style="normal" style:font-style-asian="normal" style:font-style-complex="normal"/>
    </style:style>
    <style:style style:name="P94" style:family="paragraph" style:parent-style-name="Text_20_body_20_indent">
      <style:text-properties officeooo:paragraph-rsid="00b972fb"/>
    </style:style>
    <style:style style:name="P95" style:family="paragraph" style:parent-style-name="Text_20_body_20_indent">
      <style:text-properties officeooo:paragraph-rsid="00bf0737"/>
    </style:style>
    <style:style style:name="P96" style:family="paragraph" style:parent-style-name="Text_20_body_20_indent">
      <style:text-properties officeooo:paragraph-rsid="00cd73bc"/>
    </style:style>
    <style:style style:name="P97" style:family="paragraph" style:parent-style-name="Text_20_body_20_indent">
      <style:text-properties officeooo:paragraph-rsid="00cdf9b9"/>
    </style:style>
    <style:style style:name="P98" style:family="paragraph" style:parent-style-name="Text_20_body_20_indent" style:list-style-name="L4">
      <style:paragraph-properties fo:margin-left="1cm" fo:margin-right="0cm" fo:text-indent="0cm" style:auto-text-indent="false"/>
      <style:text-properties fo:font-style="normal" style:font-style-asian="normal" style:font-style-complex="normal"/>
    </style:style>
    <style:style style:name="P99" style:family="paragraph" style:parent-style-name="Text_20_body" style:list-style-name="L1">
      <style:paragraph-properties>
        <style:tab-stops>
          <style:tab-stop style:position="15cm" style:leader-style="dotted" style:leader-text="."/>
        </style:tab-stops>
      </style:paragraph-properties>
    </style:style>
    <style:style style:name="P100" style:family="paragraph" style:parent-style-name="Text_20_body" style:list-style-name="L1">
      <style:paragraph-properties fo:margin-top="0cm" fo:margin-bottom="0.212cm" style:contextual-spacing="false">
        <style:tab-stops>
          <style:tab-stop style:position="15cm" style:leader-style="dotted" style:leader-text="."/>
        </style:tab-stops>
      </style:paragraph-properties>
    </style:style>
    <style:style style:name="P101" style:family="paragraph" style:parent-style-name="Text_20_body" style:list-style-name="L1">
      <style:paragraph-properties fo:margin-left="1.251cm" fo:margin-right="0cm" fo:text-indent="0cm" style:auto-text-indent="false">
        <style:tab-stops>
          <style:tab-stop style:position="13.75cm" style:leader-style="dotted" style:leader-text="."/>
        </style:tab-stops>
      </style:paragraph-properties>
    </style:style>
    <style:style style:name="P102" style:family="paragraph" style:parent-style-name="Text_20_body" style:list-style-name="L1">
      <style:paragraph-properties fo:margin-left="2.501cm" fo:margin-right="0cm" fo:text-indent="0cm" style:auto-text-indent="false">
        <style:tab-stops>
          <style:tab-stop style:position="12.499cm" style:leader-style="dotted" style:leader-text="."/>
        </style:tab-stops>
      </style:paragraph-properties>
    </style:style>
    <style:style style:name="P103" style:family="paragraph" style:parent-style-name="Text_20_body" style:list-style-name="L2">
      <style:paragraph-properties fo:margin-top="0cm" fo:margin-bottom="0cm" style:contextual-spacing="false"/>
      <style:text-properties officeooo:rsid="000466de" officeooo:paragraph-rsid="000466de"/>
    </style:style>
    <style:style style:name="P104" style:family="paragraph" style:parent-style-name="Text_20_body" style:list-style-name="L3">
      <style:paragraph-properties fo:margin-top="0cm" fo:margin-bottom="0cm" style:contextual-spacing="false"/>
      <style:text-properties officeooo:rsid="000466de" officeooo:paragraph-rsid="000466de"/>
    </style:style>
    <style:style style:name="P105" style:family="paragraph" style:parent-style-name="Heading_20_3">
      <style:paragraph-properties fo:break-before="page"/>
    </style:style>
    <style:style style:name="P106" style:family="paragraph" style:parent-style-name="Heading_20_3">
      <style:paragraph-properties fo:break-before="page"/>
      <style:text-properties officeooo:paragraph-rsid="0082acb2"/>
    </style:style>
    <style:style style:name="P107" style:family="paragraph" style:parent-style-name="Heading_20_3">
      <style:paragraph-properties fo:break-before="page"/>
      <style:text-properties fo:font-style="normal" style:font-style-asian="normal" style:font-style-complex="normal"/>
    </style:style>
    <style:style style:name="P108" style:family="paragraph" style:parent-style-name="Heading_20_5">
      <style:text-properties officeooo:rsid="0004eb8f" officeooo:paragraph-rsid="0004eb8f"/>
    </style:style>
    <style:style style:name="P109" style:family="paragraph" style:parent-style-name="Heading_20_5">
      <style:text-properties officeooo:paragraph-rsid="0080dc22"/>
    </style:style>
    <style:style style:name="P110" style:family="paragraph" style:parent-style-name="Heading_20_5">
      <style:text-properties fo:font-style="normal" style:font-style-asian="normal" style:font-style-complex="normal"/>
    </style:style>
    <style:style style:name="P111" style:family="paragraph" style:parent-style-name="Heading_20_5">
      <style:paragraph-properties fo:break-before="page"/>
    </style:style>
    <style:style style:name="P112" style:family="paragraph" style:parent-style-name="Heading_20_7">
      <style:text-properties officeooo:rsid="000fa9dd" officeooo:paragraph-rsid="000fa9dd"/>
    </style:style>
    <style:style style:name="P113" style:family="paragraph" style:parent-style-name="Heading_20_7">
      <style:text-properties fo:font-style="normal" style:font-style-asian="normal" style:font-style-complex="normal"/>
    </style:style>
    <style:style style:name="P114" style:family="paragraph" style:parent-style-name="Heading_20_7">
      <style:text-properties fo:font-style="normal" officeooo:rsid="007bbb85" officeooo:paragraph-rsid="007bbb85" style:font-style-asian="normal" style:font-style-complex="normal"/>
    </style:style>
    <style:style style:name="P115" style:family="paragraph" style:parent-style-name="Heading_20_7">
      <style:text-properties fo:font-style="normal" officeooo:rsid="006f0138" officeooo:paragraph-rsid="006f0138" style:font-style-asian="normal" style:font-style-complex="normal"/>
    </style:style>
    <style:style style:name="P116" style:family="paragraph" style:parent-style-name="Heading_20_7">
      <style:text-properties officeooo:rsid="0038c092" officeooo:paragraph-rsid="0038c092"/>
    </style:style>
    <style:style style:name="P117" style:family="paragraph" style:parent-style-name="Heading_20_7">
      <style:text-properties officeooo:rsid="008d1454" officeooo:paragraph-rsid="008d1454"/>
    </style:style>
    <style:style style:name="P118" style:family="paragraph" style:parent-style-name="Heading_20_7">
      <style:text-properties officeooo:rsid="008ea675" officeooo:paragraph-rsid="008ea675"/>
    </style:style>
    <style:style style:name="P119" style:family="paragraph" style:parent-style-name="Table_20_Contents">
      <style:text-properties style:font-name="Arial" fo:font-style="italic" fo:font-weight="bold" style:font-style-asian="italic" style:font-weight-asian="bold" style:font-style-complex="italic" style:font-weight-complex="bold"/>
    </style:style>
    <style:style style:name="P120" style:family="paragraph" style:parent-style-name="Preformatted_20_Text">
      <style:text-properties officeooo:paragraph-rsid="00ed3028"/>
    </style:style>
    <style:style style:name="P121" style:family="paragraph" style:parent-style-name="Tabelle_20_Quelltext">
      <style:text-properties officeooo:paragraph-rsid="00adae48"/>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officeooo:rsid="001de2dd"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b04c43" style:font-weight-asian="normal" style:font-weight-complex="normal"/>
    </style:style>
    <style:style style:name="T8" style:family="text">
      <style:text-properties fo:font-weight="normal" officeooo:rsid="0129cd7b" style:font-weight-asian="normal" style:font-weight-complex="normal"/>
    </style:style>
    <style:style style:name="T9" style:family="text">
      <style:text-properties fo:font-weight="normal" officeooo:rsid="012b47ae" style:font-weight-asian="normal" style:font-weight-complex="normal"/>
    </style:style>
    <style:style style:name="T10" style:family="text">
      <style:text-properties fo:font-style="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24180c" style:font-style-asian="normal" style:font-style-complex="normal"/>
    </style:style>
    <style:style style:name="T14" style:family="text">
      <style:text-properties fo:font-style="normal" officeooo:rsid="002a7ba0" style:font-style-asian="normal" style:font-style-complex="normal"/>
    </style:style>
    <style:style style:name="T15" style:family="text">
      <style:text-properties fo:font-style="normal" officeooo:rsid="002f5bf7" style:font-style-asian="normal" style:font-style-complex="normal"/>
    </style:style>
    <style:style style:name="T16" style:family="text">
      <style:text-properties fo:font-style="normal" officeooo:rsid="003195f7" style:font-style-asian="normal" style:font-style-complex="normal"/>
    </style:style>
    <style:style style:name="T17" style:family="text">
      <style:text-properties fo:font-style="normal" officeooo:rsid="0049d127" style:font-style-asian="normal" style:font-style-complex="normal"/>
    </style:style>
    <style:style style:name="T18" style:family="text">
      <style:text-properties fo:font-style="normal" officeooo:rsid="004b97c4" style:font-style-asian="normal" style:font-style-complex="normal"/>
    </style:style>
    <style:style style:name="T19" style:family="text">
      <style:text-properties fo:font-style="normal" officeooo:rsid="004d82a0" style:font-style-asian="normal" style:font-style-complex="normal"/>
    </style:style>
    <style:style style:name="T20" style:family="text">
      <style:text-properties fo:font-style="normal" officeooo:rsid="00537c26" style:font-style-asian="normal" style:font-style-complex="normal"/>
    </style:style>
    <style:style style:name="T21" style:family="text">
      <style:text-properties fo:font-style="normal" officeooo:rsid="005960c2" style:font-style-asian="normal" style:font-style-complex="normal"/>
    </style:style>
    <style:style style:name="T22" style:family="text">
      <style:text-properties fo:font-style="normal" officeooo:rsid="005f817d" style:font-style-asian="normal" style:font-style-complex="normal"/>
    </style:style>
    <style:style style:name="T23" style:family="text">
      <style:text-properties fo:font-style="normal" officeooo:rsid="006d0e50" style:font-style-asian="normal" style:font-style-complex="normal"/>
    </style:style>
    <style:style style:name="T24" style:family="text">
      <style:text-properties fo:font-style="normal" officeooo:rsid="006de108" style:font-style-asian="normal" style:font-style-complex="normal"/>
    </style:style>
    <style:style style:name="T25" style:family="text">
      <style:text-properties fo:font-style="normal" officeooo:rsid="006f2411" style:font-style-asian="normal" style:font-style-complex="normal"/>
    </style:style>
    <style:style style:name="T26" style:family="text">
      <style:text-properties fo:font-style="normal" officeooo:rsid="00700286" style:font-style-asian="normal" style:font-style-complex="normal"/>
    </style:style>
    <style:style style:name="T27" style:family="text">
      <style:text-properties fo:font-style="normal" officeooo:rsid="007066c0" style:font-style-asian="normal" style:font-style-complex="normal"/>
    </style:style>
    <style:style style:name="T28" style:family="text">
      <style:text-properties fo:font-style="normal" officeooo:rsid="0070941f" style:font-style-asian="normal" style:font-style-complex="normal"/>
    </style:style>
    <style:style style:name="T29" style:family="text">
      <style:text-properties fo:font-style="normal" officeooo:rsid="0070e704" style:font-style-asian="normal" style:font-style-complex="normal"/>
    </style:style>
    <style:style style:name="T30" style:family="text">
      <style:text-properties fo:font-style="normal" officeooo:rsid="008b0743" style:font-style-asian="normal" style:font-style-complex="normal"/>
    </style:style>
    <style:style style:name="T31" style:family="text">
      <style:text-properties fo:font-style="normal" officeooo:rsid="009f2d2c" style:font-style-asian="normal" style:font-style-complex="normal"/>
    </style:style>
    <style:style style:name="T32" style:family="text">
      <style:text-properties fo:font-style="normal" officeooo:rsid="00c35814" style:font-style-asian="normal" style:font-style-complex="normal"/>
    </style:style>
    <style:style style:name="T33" style:family="text">
      <style:text-properties fo:font-style="normal" officeooo:rsid="00d3a89a" style:font-style-asian="normal" style:font-style-complex="normal"/>
    </style:style>
    <style:style style:name="T34" style:family="text">
      <style:text-properties fo:font-style="normal" officeooo:rsid="00d4b747" style:font-style-asian="normal" style:font-style-complex="normal"/>
    </style:style>
    <style:style style:name="T35" style:family="text">
      <style:text-properties fo:font-style="normal" officeooo:rsid="00d655a0" style:font-style-asian="normal" style:font-style-complex="normal"/>
    </style:style>
    <style:style style:name="T36" style:family="text">
      <style:text-properties fo:font-style="normal" officeooo:rsid="00ddcac5" style:font-style-asian="normal" style:font-style-complex="normal"/>
    </style:style>
    <style:style style:name="T37" style:family="text">
      <style:text-properties fo:font-style="normal" officeooo:rsid="00e0fe24" style:font-style-asian="normal" style:font-style-complex="normal"/>
    </style:style>
    <style:style style:name="T38" style:family="text">
      <style:text-properties fo:font-style="normal" officeooo:rsid="00f26f16" style:font-style-asian="normal" style:font-style-complex="normal"/>
    </style:style>
    <style:style style:name="T39" style:family="text">
      <style:text-properties fo:font-style="normal" officeooo:rsid="00f4b840" style:font-style-asian="normal" style:font-style-complex="normal"/>
    </style:style>
    <style:style style:name="T40" style:family="text">
      <style:text-properties fo:font-style="normal" officeooo:rsid="00f99993" style:font-style-asian="normal" style:font-style-complex="normal"/>
    </style:style>
    <style:style style:name="T41" style:family="text">
      <style:text-properties fo:font-style="normal" officeooo:rsid="00fc2ec7" style:font-style-asian="normal" style:font-style-complex="normal"/>
    </style:style>
    <style:style style:name="T42" style:family="text">
      <style:text-properties fo:font-style="normal" officeooo:rsid="01101b6e" style:font-style-asian="normal" style:font-style-complex="normal"/>
    </style:style>
    <style:style style:name="T43" style:family="text">
      <style:text-properties fo:font-style="normal" officeooo:rsid="011d7010" style:font-style-asian="normal" style:font-style-complex="normal"/>
    </style:style>
    <style:style style:name="T44" style:family="text">
      <style:text-properties fo:font-style="normal"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style:font-name="Courier New1"/>
    </style:style>
    <style:style style:name="T47" style:family="text">
      <style:text-properties style:font-name="Arial"/>
    </style:style>
    <style:style style:name="T48" style:family="text">
      <style:text-properties style:font-name="Arial" fo:font-style="normal" fo:font-weight="normal" style:font-style-asian="normal" style:font-weight-asian="normal" style:font-style-complex="normal" style:font-weight-complex="normal"/>
    </style:style>
    <style:style style:name="T49" style:family="text">
      <style:text-properties style:font-name="Arial" fo:font-style="italic" style:font-style-asian="italic" style:font-style-complex="italic"/>
    </style:style>
    <style:style style:name="T50" style:family="text">
      <style:text-properties fo:font-weight="bold" style:font-weight-asian="bold" style:font-weight-complex="bold"/>
    </style:style>
    <style:style style:name="T51" style:family="text">
      <style:text-properties style:font-name="Courier New3"/>
    </style:style>
    <style:style style:name="T52" style:family="text">
      <style:text-properties style:font-style-asian="normal" style:font-style-complex="normal"/>
    </style:style>
    <style:style style:name="T53" style:family="text">
      <style:text-properties style:use-window-font-color="true" fo:font-style="italic" style:font-style-asian="italic" style:font-style-complex="italic"/>
    </style:style>
    <style:style style:name="T54" style:family="text">
      <style:text-properties officeooo:rsid="000466de"/>
    </style:style>
    <style:style style:name="T55" style:family="text">
      <style:text-properties officeooo:rsid="0004eb8f"/>
    </style:style>
    <style:style style:name="T56" style:family="text">
      <style:text-properties officeooo:rsid="000a8fbf"/>
    </style:style>
    <style:style style:name="T57" style:family="text">
      <style:text-properties officeooo:rsid="00122043"/>
    </style:style>
    <style:style style:name="T58" style:family="text">
      <style:text-properties officeooo:rsid="00152c6c"/>
    </style:style>
    <style:style style:name="T59" style:family="text">
      <style:text-properties officeooo:rsid="0015ae7f"/>
    </style:style>
    <style:style style:name="T60" style:family="text">
      <style:text-properties officeooo:rsid="001a17f6"/>
    </style:style>
    <style:style style:name="T61" style:family="text">
      <style:text-properties officeooo:rsid="001e5afa"/>
    </style:style>
    <style:style style:name="T62" style:family="text">
      <style:text-properties officeooo:rsid="002bfcad"/>
    </style:style>
    <style:style style:name="T63" style:family="text">
      <style:text-properties officeooo:rsid="002f9486"/>
    </style:style>
    <style:style style:name="T64" style:family="text">
      <style:text-properties officeooo:rsid="0032e592"/>
    </style:style>
    <style:style style:name="T65" style:family="text">
      <style:text-properties style:text-underline-style="solid" style:text-underline-width="auto" style:text-underline-color="font-color"/>
    </style:style>
    <style:style style:name="T66" style:family="text">
      <style:text-properties officeooo:rsid="003508be"/>
    </style:style>
    <style:style style:name="T67" style:family="text">
      <style:text-properties officeooo:rsid="0038c092"/>
    </style:style>
    <style:style style:name="T68" style:family="text">
      <style:text-properties officeooo:rsid="0041eeaa"/>
    </style:style>
    <style:style style:name="T69" style:family="text">
      <style:text-properties officeooo:rsid="004261a3"/>
    </style:style>
    <style:style style:name="T70" style:family="text">
      <style:text-properties officeooo:rsid="00459f7f"/>
    </style:style>
    <style:style style:name="T71" style:family="text">
      <style:text-properties officeooo:rsid="0046c237"/>
    </style:style>
    <style:style style:name="T72" style:family="text">
      <style:text-properties officeooo:rsid="004c48ab"/>
    </style:style>
    <style:style style:name="T73" style:family="text">
      <style:text-properties officeooo:rsid="005604a8"/>
    </style:style>
    <style:style style:name="T74" style:family="text">
      <style:text-properties officeooo:rsid="00578a01"/>
    </style:style>
    <style:style style:name="T75" style:family="text">
      <style:text-properties officeooo:rsid="005960c2"/>
    </style:style>
    <style:style style:name="T76" style:family="text">
      <style:text-properties officeooo:rsid="005c89f4"/>
    </style:style>
    <style:style style:name="T77" style:family="text">
      <style:text-properties officeooo:rsid="005e2c2e"/>
    </style:style>
    <style:style style:name="T78" style:family="text">
      <style:text-properties officeooo:rsid="0063d9a4"/>
    </style:style>
    <style:style style:name="T79" style:family="text">
      <style:text-properties officeooo:rsid="0068ad78"/>
    </style:style>
    <style:style style:name="T80" style:family="text">
      <style:text-properties officeooo:rsid="0072e88d"/>
    </style:style>
    <style:style style:name="T81" style:family="text">
      <style:text-properties officeooo:rsid="00748ac0"/>
    </style:style>
    <style:style style:name="T82" style:family="text">
      <style:text-properties officeooo:rsid="00751a9f"/>
    </style:style>
    <style:style style:name="T83" style:family="text">
      <style:text-properties officeooo:rsid="0077d22c"/>
    </style:style>
    <style:style style:name="T84" style:family="text">
      <style:text-properties officeooo:rsid="00785d69"/>
    </style:style>
    <style:style style:name="T85" style:family="text">
      <style:text-properties officeooo:rsid="0081e21d"/>
    </style:style>
    <style:style style:name="T86" style:family="text">
      <style:text-properties officeooo:rsid="008510e7"/>
    </style:style>
    <style:style style:name="T87" style:family="text">
      <style:text-properties officeooo:rsid="00904669"/>
    </style:style>
    <style:style style:name="T88" style:family="text">
      <style:text-properties officeooo:rsid="0092da70"/>
    </style:style>
    <style:style style:name="T89" style:family="text">
      <style:text-properties officeooo:rsid="0093b4cf"/>
    </style:style>
    <style:style style:name="T90" style:family="text">
      <style:text-properties officeooo:rsid="0094cf98"/>
    </style:style>
    <style:style style:name="T91" style:family="text">
      <style:text-properties officeooo:rsid="00969f8b"/>
    </style:style>
    <style:style style:name="T92" style:family="text">
      <style:text-properties officeooo:rsid="00994ad8"/>
    </style:style>
    <style:style style:name="T93" style:family="text">
      <style:text-properties officeooo:rsid="0099f5e3"/>
    </style:style>
    <style:style style:name="T94" style:family="text">
      <style:text-properties officeooo:rsid="009c0433"/>
    </style:style>
    <style:style style:name="T95" style:family="text">
      <style:text-properties officeooo:rsid="009ccf48"/>
    </style:style>
    <style:style style:name="T96" style:family="text">
      <style:text-properties officeooo:rsid="009f8e87"/>
    </style:style>
    <style:style style:name="T97" style:family="text">
      <style:text-properties officeooo:rsid="00a0c0c9"/>
    </style:style>
    <style:style style:name="T98" style:family="text">
      <style:text-properties officeooo:rsid="00a22af1"/>
    </style:style>
    <style:style style:name="T99" style:family="text">
      <style:text-properties officeooo:rsid="00a75f8e"/>
    </style:style>
    <style:style style:name="T100" style:family="text">
      <style:text-properties officeooo:rsid="00aa4dcc"/>
    </style:style>
    <style:style style:name="T101" style:family="text">
      <style:text-properties officeooo:rsid="00b3fe9b"/>
    </style:style>
    <style:style style:name="T102" style:family="text">
      <style:text-properties officeooo:rsid="00b5f896"/>
    </style:style>
    <style:style style:name="T103" style:family="text">
      <style:text-properties officeooo:rsid="00b7cee4"/>
    </style:style>
    <style:style style:name="T104" style:family="text">
      <style:text-properties officeooo:rsid="00b972fb"/>
    </style:style>
    <style:style style:name="T105" style:family="text">
      <style:text-properties officeooo:rsid="00ba01a5"/>
    </style:style>
    <style:style style:name="T106" style:family="text">
      <style:text-properties officeooo:rsid="00bbd303"/>
    </style:style>
    <style:style style:name="T107" style:family="text">
      <style:text-properties officeooo:rsid="00c488e2"/>
    </style:style>
    <style:style style:name="T108" style:family="text">
      <style:text-properties officeooo:rsid="00c4fe7d"/>
    </style:style>
    <style:style style:name="T109" style:family="text">
      <style:text-properties officeooo:rsid="00c6ac19"/>
    </style:style>
    <style:style style:name="T110" style:family="text">
      <style:text-properties officeooo:rsid="00c88e91"/>
    </style:style>
    <style:style style:name="T111" style:family="text">
      <style:text-properties officeooo:rsid="00ca4dfa"/>
    </style:style>
    <style:style style:name="T112" style:family="text">
      <style:text-properties officeooo:rsid="00cb4024"/>
    </style:style>
    <style:style style:name="T113" style:family="text">
      <style:text-properties officeooo:rsid="00d1bc7b"/>
    </style:style>
    <style:style style:name="T114" style:family="text">
      <style:text-properties officeooo:rsid="00d79c41"/>
    </style:style>
    <style:style style:name="T115" style:family="text">
      <style:text-properties officeooo:rsid="00e07730"/>
    </style:style>
    <style:style style:name="T116" style:family="text">
      <style:text-properties officeooo:rsid="00e07852"/>
    </style:style>
    <style:style style:name="T117" style:family="text">
      <style:text-properties officeooo:rsid="00e84308"/>
    </style:style>
    <style:style style:name="T118" style:family="text">
      <style:text-properties officeooo:rsid="00ed3028"/>
    </style:style>
    <style:style style:name="T119" style:family="text">
      <style:text-properties officeooo:rsid="00ee885c"/>
    </style:style>
    <style:style style:name="T120" style:family="text">
      <style:text-properties officeooo:rsid="00f80875"/>
    </style:style>
    <style:style style:name="T121" style:family="text">
      <style:text-properties officeooo:rsid="00ff5242"/>
    </style:style>
    <style:style style:name="T122" style:family="text">
      <style:text-properties officeooo:rsid="01019b32"/>
    </style:style>
    <style:style style:name="T123" style:family="text">
      <style:text-properties officeooo:rsid="01023a5a"/>
    </style:style>
    <style:style style:name="T124" style:family="text">
      <style:text-properties officeooo:rsid="01037477"/>
    </style:style>
    <style:style style:name="T125" style:family="text">
      <style:text-properties officeooo:rsid="0106543c"/>
    </style:style>
    <style:style style:name="T126" style:family="text">
      <style:text-properties officeooo:rsid="0109d778"/>
    </style:style>
    <style:style style:name="T127" style:family="text">
      <style:text-properties officeooo:rsid="010b4794"/>
    </style:style>
    <style:style style:name="T128" style:family="text">
      <style:text-properties officeooo:rsid="0112a63a"/>
    </style:style>
    <style:style style:name="T129" style:family="text">
      <style:text-properties officeooo:rsid="011438aa"/>
    </style:style>
    <style:style style:name="T130" style:family="text">
      <style:text-properties officeooo:rsid="01150536"/>
    </style:style>
    <style:style style:name="T131" style:family="text">
      <style:text-properties officeooo:rsid="0116fc57"/>
    </style:style>
    <style:style style:name="T132" style:family="text">
      <style:text-properties officeooo:rsid="0117d9a8"/>
    </style:style>
    <style:style style:name="T133" style:family="text">
      <style:text-properties officeooo:rsid="012553b4"/>
    </style:style>
    <style:style style:name="T134" style:family="text">
      <style:text-properties officeooo:rsid="01260b38"/>
    </style:style>
    <style:style style:name="T135" style:family="text">
      <style:text-properties officeooo:rsid="012781dc"/>
    </style:style>
    <style:style style:name="T136" style:family="text">
      <style:text-properties officeooo:rsid="01280aea"/>
    </style:style>
    <style:style style:name="T137" style:family="text">
      <style:text-properties officeooo:rsid="012c4d2c"/>
    </style:style>
    <style:style style:name="T138" style:family="text">
      <style:text-properties officeooo:rsid="012e1fe3"/>
    </style:style>
    <style:style style:name="T139" style:family="text">
      <style:text-properties officeooo:rsid="0131f4ac"/>
    </style:style>
    <style:style style:name="T140" style:family="text">
      <style:text-properties officeooo:rsid="013202dc"/>
    </style:style>
    <style:style style:name="T141" style:family="text">
      <style:text-properties officeooo:rsid="01335258"/>
    </style:style>
    <style:style style:name="T142" style:family="text">
      <style:text-properties officeooo:rsid="0135fe59"/>
    </style:style>
    <style:style style:name="T143"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JewelScript Reference Manual</text:h>
      <text:p text:style-name="Text_20_body"/>
      <text:p text:style-name="P56">Version 1.<text:span text:style-name="T54">1</text:span>, <text:span text:style-name="T54">April</text:span> 201<text:span text:style-name="T54">4</text:span></text:p>
      <text:p text:style-name="Text_20_body"/>
      <text:p text:style-name="P57">www.jewe.org</text:p>
      <text:p text:style-name="P55"/>
      <text:h text:style-name="P88" text:outline-level="1">Table of Contents - <text:reference-mark-start text:name="toc"/>TOC<text:reference-mark-end text:name="toc"/></text:h>
      <text:p text:style-name="Text_20_body"/>
      <text:list xml:id="list6841382031201196693" text:style-name="L1">
        <text:list-item>
          <text:p text:style-name="P99"><text:reference-ref text:reference-format="text" text:ref-name="Intro">Introduction</text:reference-ref><text:tab/><text:reference-ref text:reference-format="page" text:ref-name="Intro">5</text:reference-ref></text:p>
        </text:list-item>
        <text:list-item>
          <text:p text:style-name="P100"><text:reference-ref text:reference-format="text" text:ref-name="LangRef">Language Documentation</text:reference-ref><text:tab/><text:reference-ref text:reference-format="page" text:ref-name="LangRef">7</text:reference-ref></text:p>
          <text:p text:style-name="P101"><text:reference-ref text:reference-format="text" text:ref-name="Lexical">Lexical structure</text:reference-ref><text:tab/><text:reference-ref text:reference-format="page" text:ref-name="Lexical">8</text:reference-ref></text:p>
          <text:p text:style-name="P102"><text:reference-ref text:reference-format="text" text:ref-name="Identifiers">Identifiers</text:reference-ref><text:tab/><text:reference-ref text:reference-format="page" text:ref-name="Identifiers">8</text:reference-ref></text:p>
          <text:p text:style-name="P102"><text:reference-ref text:reference-format="text" text:ref-name="Keywords">Keywords</text:reference-ref><text:tab/><text:reference-ref text:reference-format="page" text:ref-name="Keywords">8</text:reference-ref></text:p>
          <text:p text:style-name="P102"><text:reference-ref text:reference-format="text" text:ref-name="Operators">Operators</text:reference-ref><text:tab/><text:reference-ref text:reference-format="page" text:ref-name="Operators">8</text:reference-ref></text:p>
          <text:p text:style-name="P102"><text:reference-ref text:reference-format="text" text:ref-name="OtherToken">Other tokens</text:reference-ref><text:tab/><text:reference-ref text:reference-format="page" text:ref-name="OtherToken">8</text:reference-ref></text:p>
          <text:p text:style-name="P102"><text:reference-ref text:reference-format="text" text:ref-name="Literals">Literals</text:reference-ref><text:tab/><text:reference-ref text:reference-format="page" text:ref-name="Literals">8</text:reference-ref></text:p>
          <text:p text:style-name="P102"><text:reference-ref text:reference-format="text" text:ref-name="Comments">Comments</text:reference-ref><text:tab/><text:reference-ref text:reference-format="page" text:ref-name="Comments">9</text:reference-ref></text:p>
        </text:list-item>
      </text:list>
      <text:p text:style-name="P58"><text:reference-ref text:reference-format="text" text:ref-name="builtintypes">Built-in data types</text:reference-ref><text:tab/><text:reference-ref text:reference-format="page" text:ref-name="builtintypes">10</text:reference-ref></text:p>
      <text:p text:style-name="P59"><text:reference-ref text:reference-format="text" text:ref-name="type_null">null</text:reference-ref><text:tab/><text:reference-ref text:reference-format="page" text:ref-name="type_null">10</text:reference-ref></text:p>
      <text:p text:style-name="P59"><text:reference-ref text:reference-format="text" text:ref-name="type_long">int</text:reference-ref><text:tab/><text:reference-ref text:reference-format="page" text:ref-name="type_long">10</text:reference-ref></text:p>
      <text:p text:style-name="P59"><text:reference-ref text:reference-format="text" text:ref-name="type_float">float</text:reference-ref><text:tab/><text:reference-ref text:reference-format="page" text:ref-name="type_float">10</text:reference-ref></text:p>
      <text:p text:style-name="P59"><text:reference-ref text:reference-format="text" text:ref-name="type_string">string</text:reference-ref><text:tab/><text:reference-ref text:reference-format="page" text:ref-name="type_string">10</text:reference-ref></text:p>
      <text:p text:style-name="P59"><text:reference-ref text:reference-format="text" text:ref-name="type_array">array</text:reference-ref><text:tab/><text:reference-ref text:reference-format="page" text:ref-name="type_array">11</text:reference-ref></text:p>
      <text:p text:style-name="P59"><text:reference-ref text:reference-format="text" text:ref-name="type_list">list</text:reference-ref><text:tab/><text:reference-ref text:reference-format="page" text:ref-name="type_list">12</text:reference-ref></text:p>
      <text:p text:style-name="P59"><text:reference-ref text:reference-format="text" text:ref-name="type_table">table</text:reference-ref><text:tab/><text:reference-ref text:reference-format="page" text:ref-name="type_table">13</text:reference-ref></text:p>
      <text:p text:style-name="P59"><text:reference-ref text:reference-format="text" text:ref-name="type_iter">iterator</text:reference-ref><text:tab/><text:reference-ref text:reference-format="page" text:ref-name="type_iter">13</text:reference-ref></text:p>
      <text:p text:style-name="P59"><text:reference-ref text:reference-format="text" text:ref-name="type_var">var</text:reference-ref><text:tab/><text:reference-ref text:reference-format="page" text:ref-name="type_var">13</text:reference-ref></text:p>
      <text:p text:style-name="P58"><text:reference-ref text:reference-format="text" text:ref-name="Expressions">Expressions</text:reference-ref><text:tab/><text:reference-ref text:reference-format="page" text:ref-name="Expressions">15</text:reference-ref></text:p>
      <text:p text:style-name="P59"><text:reference-ref text:reference-format="text" text:ref-name="Expr_Operators">Operators</text:reference-ref><text:tab/><text:reference-ref text:reference-format="page" text:ref-name="Expr_Operators">15</text:reference-ref></text:p>
      <text:p text:style-name="P60"><text:reference-ref text:reference-format="text" text:ref-name="Assignment">Assignment</text:reference-ref><text:tab/><text:reference-ref text:reference-format="page" text:ref-name="Assignment">15</text:reference-ref></text:p>
      <text:p text:style-name="P60"><text:reference-ref text:reference-format="text" text:ref-name="Arithmetic">Arithmetic</text:reference-ref><text:tab/><text:reference-ref text:reference-format="page" text:ref-name="Arithmetic">15</text:reference-ref></text:p>
      <text:p text:style-name="P60"><text:reference-ref text:reference-format="text" text:ref-name="Relational">Relational</text:reference-ref><text:tab/><text:reference-ref text:reference-format="page" text:ref-name="Relational">15</text:reference-ref></text:p>
      <text:p text:style-name="P60"><text:reference-ref text:reference-format="text" text:ref-name="Logical">Logical</text:reference-ref><text:tab/><text:reference-ref text:reference-format="page" text:ref-name="Logical">16</text:reference-ref></text:p>
      <text:p text:style-name="P60"><text:reference-ref text:reference-format="text" text:ref-name="Bitwise">Bitwise</text:reference-ref><text:tab/><text:reference-ref text:reference-format="page" text:ref-name="Bitwise">16</text:reference-ref></text:p>
      <text:p text:style-name="P60"><text:reference-ref text:reference-format="text" text:ref-name="Operator_square">Operator [ ]</text:reference-ref><text:tab/><text:reference-ref text:reference-format="page" text:ref-name="Operator_square">16</text:reference-ref></text:p>
      <text:p text:style-name="P60"><text:reference-ref text:reference-format="text" text:ref-name="Operator_sameref">Operator sameref()</text:reference-ref><text:tab/><text:reference-ref text:reference-format="page" text:ref-name="Operator_sameref">17</text:reference-ref></text:p>
      <text:p text:style-name="P60"><text:reference-ref text:reference-format="text" text:ref-name="typeof_operator">Operator typeof()</text:reference-ref><text:tab/><text:reference-ref text:reference-format="page" text:ref-name="typeof_operator">17</text:reference-ref></text:p>
      <text:p text:style-name="P60"><text:reference-ref text:reference-format="text" text:ref-name="Operator_new">Operator new</text:reference-ref><text:tab/><text:reference-ref text:reference-format="page" text:ref-name="Operator_new">17</text:reference-ref></text:p>
      <text:p text:style-name="P60"><text:reference-ref text:reference-format="text" text:ref-name="Operator_typecast">Typecast operator</text:reference-ref><text:tab/><text:reference-ref text:reference-format="page" text:ref-name="Operator_typecast">18</text:reference-ref></text:p>
      <text:p text:style-name="P60"><text:reference-ref text:reference-format="text" text:ref-name="Operator_precedence">Operator precedence</text:reference-ref><text:tab/><text:reference-ref text:reference-format="page" text:ref-name="Operator_precedence">18</text:reference-ref></text:p>
      <text:p text:style-name="P59"><text:reference-ref text:reference-format="text" text:ref-name="array_ctor">Array constructor</text:reference-ref><text:tab/><text:reference-ref text:reference-format="page" text:ref-name="array_ctor">19</text:reference-ref></text:p>
      <text:p text:style-name="P59"><text:reference-ref text:reference-format="text" text:ref-name="func_call_expr">Function call</text:reference-ref><text:tab/><text:reference-ref text:reference-format="page" text:ref-name="func_call_expr">19</text:reference-ref></text:p>
      <text:p text:style-name="P59"><text:reference-ref text:reference-format="text" text:ref-name="cofunc_inst">Co-function instantiation</text:reference-ref><text:tab/><text:reference-ref text:reference-format="page" text:ref-name="cofunc_inst">20</text:reference-ref></text:p>
      <text:p text:style-name="P59"><text:reference-ref text:reference-format="text" text:ref-name="cofunc_resume">Co-function resume</text:reference-ref><text:tab/><text:reference-ref text:reference-format="page" text:ref-name="cofunc_resume">20</text:reference-ref></text:p>
      <text:p text:style-name="P58"><text:reference-ref text:reference-format="text" text:ref-name="Statements">Statements</text:reference-ref><text:tab/><text:reference-ref text:reference-format="page" text:ref-name="Statements">21</text:reference-ref></text:p>
      <text:p text:style-name="P59"><text:soft-page-break/><text:reference-ref text:reference-format="text" text:ref-name="stat_block">Block</text:reference-ref><text:tab/><text:reference-ref text:reference-format="page" text:ref-name="stat_block">21</text:reference-ref></text:p>
      <text:p text:style-name="P59"><text:reference-ref text:reference-format="text" text:ref-name="stat_controlflow">Control Flow</text:reference-ref><text:tab/><text:reference-ref text:reference-format="page" text:ref-name="stat_controlflow">22</text:reference-ref></text:p>
      <text:p text:style-name="P60"><text:reference-ref text:reference-format="text" text:ref-name="stat_if">if / else / else-if</text:reference-ref><text:tab/><text:reference-ref text:reference-format="page" text:ref-name="stat_if">22</text:reference-ref></text:p>
      <text:p text:style-name="P60"><text:reference-ref text:reference-format="text" text:ref-name="stat_switch">switch</text:reference-ref><text:tab/><text:reference-ref text:reference-format="page" text:ref-name="stat_switch">22</text:reference-ref></text:p>
      <text:p text:style-name="P61"><text:reference-ref text:reference-format="text" text:ref-name="stat_clause">clause / goto</text:reference-ref><text:tab/><text:reference-ref text:reference-format="page" text:ref-name="stat_clause">24</text:reference-ref></text:p>
      <text:p text:style-name="P61"><text:reference-ref text:reference-format="text" text:ref-name="stat_break">break</text:reference-ref><text:tab/><text:reference-ref text:reference-format="page" text:ref-name="stat_break">24</text:reference-ref></text:p>
      <text:p text:style-name="P61"><text:reference-ref text:reference-format="text" text:ref-name="stat_continue">continue</text:reference-ref><text:tab/><text:reference-ref text:reference-format="page" text:ref-name="stat_continue">25</text:reference-ref></text:p>
      <text:p text:style-name="P61"><text:reference-ref text:reference-format="text" text:ref-name="stat_return">return</text:reference-ref><text:tab/><text:reference-ref text:reference-format="page" text:ref-name="stat_return">25</text:reference-ref></text:p>
      <text:p text:style-name="P61"><text:reference-ref text:reference-format="text" text:ref-name="stat_yield">yield</text:reference-ref><text:tab/><text:reference-ref text:reference-format="page" text:ref-name="stat_yield">25</text:reference-ref></text:p>
      <text:p text:style-name="P61"><text:reference-ref text:reference-format="text" text:ref-name="throw_kwd">throw</text:reference-ref><text:tab/><text:reference-ref text:reference-format="page" text:ref-name="throw_kwd">25</text:reference-ref></text:p>
      <text:p text:style-name="P59"><text:reference-ref text:reference-format="text" text:ref-name="stat_loops">Loops</text:reference-ref><text:tab/><text:reference-ref text:reference-format="page" text:ref-name="stat_loops">25</text:reference-ref></text:p>
      <text:p text:style-name="P60"><text:reference-ref text:reference-format="text" text:ref-name="stat_while">while</text:reference-ref><text:tab/><text:reference-ref text:reference-format="page" text:ref-name="stat_while">25</text:reference-ref></text:p>
      <text:p text:style-name="P60"><text:reference-ref text:reference-format="text" text:ref-name="stat_do_while">do-while</text:reference-ref><text:tab/><text:reference-ref text:reference-format="page" text:ref-name="stat_do_while">26</text:reference-ref></text:p>
      <text:p text:style-name="P60"><text:reference-ref text:reference-format="text" text:ref-name="stat_for">for</text:reference-ref><text:tab/><text:reference-ref text:reference-format="page" text:ref-name="stat_for">26</text:reference-ref></text:p>
      <text:p text:style-name="P59"><text:reference-ref text:reference-format="text" text:ref-name="stat_import">import</text:reference-ref><text:tab/><text:reference-ref text:reference-format="page" text:ref-name="stat_import">27</text:reference-ref></text:p>
      <text:p text:style-name="P59"><text:reference-ref text:reference-format="text" text:ref-name="stat_using">using</text:reference-ref><text:tab/><text:reference-ref text:reference-format="page" text:ref-name="stat_using">28</text:reference-ref></text:p>
      <text:p text:style-name="P59"><text:reference-ref text:reference-format="text" text:ref-name="stat_option">option</text:reference-ref><text:tab/><text:reference-ref text:reference-format="page" text:ref-name="stat_option">29</text:reference-ref></text:p>
      <text:p text:style-name="P59"><text:reference-ref text:reference-format="text" text:ref-name="__brk">__brk</text:reference-ref><text:tab/><text:reference-ref text:reference-format="page" text:ref-name="__brk">31</text:reference-ref></text:p>
      <text:p text:style-name="P59"><text:reference-ref text:reference-format="text" text:ref-name="var_decl_def">Variable declaration, definition</text:reference-ref><text:tab/><text:reference-ref text:reference-format="page" text:ref-name="var_decl_def">32</text:reference-ref></text:p>
      <text:p text:style-name="P59"><text:reference-ref text:reference-format="text" text:ref-name="stat_func">Function declaration, definition</text:reference-ref><text:tab/><text:reference-ref text:reference-format="page" text:ref-name="stat_func">32</text:reference-ref></text:p>
      <text:p text:style-name="P59"><text:reference-ref text:reference-format="text" text:ref-name="stat_cofunc">Co-function declaration, definition</text:reference-ref><text:tab/><text:reference-ref text:reference-format="page" text:ref-name="stat_cofunc">33</text:reference-ref></text:p>
      <text:p text:style-name="P59"><text:reference-ref text:reference-format="text" text:ref-name="stat_class">Class declaration, definition</text:reference-ref><text:tab/><text:reference-ref text:reference-format="page" text:ref-name="stat_class">33</text:reference-ref></text:p>
      <text:p text:style-name="P59"><text:reference-ref text:reference-format="text" text:ref-name="stat_interface">Interface declaration</text:reference-ref><text:tab/><text:reference-ref text:reference-format="page" text:ref-name="stat_interface">34</text:reference-ref></text:p>
      <text:p text:style-name="P59"><text:reference-ref text:reference-format="text" text:ref-name="stat_expr">Expression statement</text:reference-ref><text:tab/><text:reference-ref text:reference-format="page" text:ref-name="stat_expr">35</text:reference-ref></text:p>
      <text:p text:style-name="P59"><text:reference-ref text:reference-format="text" text:ref-name="stat_empty">Empty statement</text:reference-ref><text:tab/><text:reference-ref text:reference-format="page" text:ref-name="stat_empty">35</text:reference-ref></text:p>
      <text:p text:style-name="P58"><text:reference-ref text:reference-format="text" text:ref-name="Variables">Variables</text:reference-ref><text:tab/><text:reference-ref text:reference-format="page" text:ref-name="Variables">36</text:reference-ref></text:p>
      <text:p text:style-name="P59"><text:reference-ref text:reference-format="text" text:ref-name="var-decl">Declaration / Definition</text:reference-ref><text:tab/><text:reference-ref text:reference-format="page" text:ref-name="var-decl">36</text:reference-ref></text:p>
      <text:p text:style-name="P59"><text:reference-ref text:reference-format="text" text:ref-name="var-def">Initialization / Assignment</text:reference-ref><text:tab/><text:reference-ref text:reference-format="page" text:ref-name="var-def">36</text:reference-ref></text:p>
      <text:p text:style-name="P58"><text:reference-ref text:reference-format="text" text:ref-name="refvars">References</text:reference-ref><text:tab/><text:reference-ref text:reference-format="page" text:ref-name="refvars">38</text:reference-ref></text:p>
      <text:p text:style-name="P59"><text:reference-ref text:reference-format="text" text:ref-name="ref-decl">Declaration / Definition</text:reference-ref><text:tab/><text:reference-ref text:reference-format="page" text:ref-name="ref-decl">38</text:reference-ref></text:p>
      <text:p text:style-name="P59"><text:reference-ref text:reference-format="text" text:ref-name="ref-assign">Assignment</text:reference-ref><text:tab/><text:reference-ref text:reference-format="page" text:ref-name="ref-assign">39</text:reference-ref></text:p>
      <text:p text:style-name="P59"><text:reference-ref text:reference-format="text" text:ref-name="ref-reinit">Reinitialization</text:reference-ref><text:tab/><text:reference-ref text:reference-format="page" text:ref-name="ref-reinit">39</text:reference-ref></text:p>
      <text:p text:style-name="P58"><text:reference-ref text:reference-format="text" text:ref-name="ref-weak">Weak references</text:reference-ref><text:tab/><text:reference-ref text:reference-format="page" text:ref-name="ref-weak">40</text:reference-ref></text:p>
      <text:p text:style-name="P59"><text:reference-ref text:reference-format="text" text:ref-name="ref_cycles">Reference cycles</text:reference-ref><text:tab/><text:reference-ref text:reference-format="page" text:ref-name="ref_cycles">40</text:reference-ref></text:p>
      <text:p text:style-name="P59"><text:reference-ref text:reference-format="text" text:ref-name="ref-cycles-break">Avoiding reference cycles</text:reference-ref><text:tab/><text:reference-ref text:reference-format="page" text:ref-name="ref-cycles-break">41</text:reference-ref></text:p>
      <text:p text:style-name="P59"><text:reference-ref text:reference-format="text" text:ref-name="wref_cofunc">Weak references and co-functions</text:reference-ref><text:tab/><text:reference-ref text:reference-format="page" text:ref-name="wref_cofunc">44</text:reference-ref></text:p>
      <text:p text:style-name="P58"><text:reference-ref text:reference-format="text" text:ref-name="Constants">Constants</text:reference-ref><text:tab/><text:reference-ref text:reference-format="page" text:ref-name="Constants">45</text:reference-ref></text:p>
      <text:p text:style-name="P59"><text:reference-ref text:reference-format="text" text:ref-name="const_references">Constant references</text:reference-ref><text:tab/><text:reference-ref text:reference-format="page" text:ref-name="const_references">46</text:reference-ref></text:p>
      <text:p text:style-name="P59"><text:reference-ref text:reference-format="text" text:ref-name="const_arrays">Constant arrays</text:reference-ref><text:tab/><text:reference-ref text:reference-format="page" text:ref-name="const_arrays">46</text:reference-ref></text:p>
      <text:p text:style-name="P59"><text:reference-ref text:reference-format="text" text:ref-name="const_obj_members">Constant objects</text:reference-ref><text:tab/><text:reference-ref text:reference-format="page" text:ref-name="const_obj_members">46</text:reference-ref></text:p>
      <text:p text:style-name="P59"><text:soft-page-break/><text:reference-ref text:reference-format="text" text:ref-name="const_objects">Constant methods</text:reference-ref><text:tab/><text:reference-ref text:reference-format="page" text:ref-name="const_objects">46</text:reference-ref></text:p>
      <text:p text:style-name="P58"><text:reference-ref text:reference-format="text" text:ref-name="Functions">Functions</text:reference-ref><text:tab/><text:reference-ref text:reference-format="page" text:ref-name="Functions">47</text:reference-ref></text:p>
      <text:p text:style-name="P59"><text:reference-ref text:reference-format="text" text:ref-name="func-decl">Declaration</text:reference-ref><text:tab/><text:reference-ref text:reference-format="page" text:ref-name="func-decl">47</text:reference-ref></text:p>
      <text:p text:style-name="P59"><text:reference-ref text:reference-format="text" text:ref-name="func-def">Definition</text:reference-ref><text:tab/><text:reference-ref text:reference-format="page" text:ref-name="func-def">47</text:reference-ref></text:p>
      <text:p text:style-name="P59"><text:reference-ref text:reference-format="text" text:ref-name="func-call">Function call</text:reference-ref><text:tab/><text:reference-ref text:reference-format="page" text:ref-name="func-call">48</text:reference-ref></text:p>
      <text:p text:style-name="P58"><text:reference-ref text:reference-format="text" text:ref-name="Cofunctions">Co-functions</text:reference-ref><text:tab/><text:reference-ref text:reference-format="page" text:ref-name="Cofunctions">50</text:reference-ref></text:p>
      <text:p text:style-name="P59"><text:reference-ref text:reference-format="text" text:ref-name="cofunc_def">Definition</text:reference-ref><text:tab/><text:reference-ref text:reference-format="page" text:ref-name="cofunc_def">50</text:reference-ref></text:p>
      <text:p text:style-name="P59"><text:reference-ref text:reference-format="text" text:ref-name="cofunc_instantiation">Instantiation</text:reference-ref><text:tab/><text:reference-ref text:reference-format="page" text:ref-name="cofunc_instantiation">51</text:reference-ref></text:p>
      <text:p text:style-name="P59"><text:reference-ref text:reference-format="text" text:ref-name="cofunc_resuming">Resuming a co-function</text:reference-ref><text:tab/><text:reference-ref text:reference-format="page" text:ref-name="cofunc_resuming">51</text:reference-ref></text:p>
      <text:p text:style-name="P59"><text:reference-ref text:reference-format="text" text:ref-name="cofunc_performance">Performance considerations</text:reference-ref><text:tab/><text:reference-ref text:reference-format="page" text:ref-name="cofunc_performance">52</text:reference-ref></text:p>
      <text:p text:style-name="P59"><text:reference-ref text:reference-format="text" text:ref-name="cofunc_example">A "practical" example</text:reference-ref><text:tab/><text:reference-ref text:reference-format="page" text:ref-name="cofunc_example">52</text:reference-ref></text:p>
      <text:p text:style-name="P59"><text:reference-ref text:reference-format="text" text:ref-name="cofunc_summary">Summing up</text:reference-ref><text:tab/><text:reference-ref text:reference-format="page" text:ref-name="cofunc_summary">54</text:reference-ref></text:p>
      <text:p text:style-name="P58"><text:reference-ref text:reference-format="text" text:ref-name="Classes">Classes</text:reference-ref><text:tab/><text:reference-ref text:reference-format="page" text:ref-name="Classes">55</text:reference-ref></text:p>
      <text:p text:style-name="P59"><text:reference-ref text:reference-format="text" text:ref-name="classes_ctors">Constructors</text:reference-ref><text:tab/><text:reference-ref text:reference-format="page" text:ref-name="classes_ctors">56</text:reference-ref></text:p>
      <text:p text:style-name="P59"><text:reference-ref text:reference-format="text" text:ref-name="classes_methods">Instance member functions (methods)</text:reference-ref><text:tab/><text:reference-ref text:reference-format="page" text:ref-name="classes_methods">58</text:reference-ref></text:p>
      <text:p text:style-name="P59"><text:reference-ref text:reference-format="text" text:ref-name="classes_convtors">Convertor methods</text:reference-ref><text:tab/><text:reference-ref text:reference-format="page" text:ref-name="classes_convtors">58</text:reference-ref></text:p>
      <text:p text:style-name="P59"><text:reference-ref text:reference-format="text" text:ref-name="classes_accessors">Accessor methods</text:reference-ref><text:tab/><text:reference-ref text:reference-format="page" text:ref-name="classes_accessors">59</text:reference-ref></text:p>
      <text:p text:style-name="P59"><text:reference-ref text:reference-format="text" text:ref-name="classes_functions">Static member functions</text:reference-ref><text:tab/><text:reference-ref text:reference-format="page" text:ref-name="classes_functions">60</text:reference-ref></text:p>
      <text:p text:style-name="P59"><text:reference-ref text:reference-format="text" text:ref-name="classes_member_vars">Instance member variables</text:reference-ref><text:tab/><text:reference-ref text:reference-format="page" text:ref-name="classes_member_vars">61</text:reference-ref></text:p>
      <text:p text:style-name="P59"><text:reference-ref text:reference-format="text" text:ref-name="classes_static_consts">Static member constants</text:reference-ref><text:tab/><text:reference-ref text:reference-format="page" text:ref-name="classes_static_consts">62</text:reference-ref></text:p>
      <text:p text:style-name="P59"><text:reference-ref text:reference-format="text" text:ref-name="classes_instantiation">Class instantiation</text:reference-ref><text:tab/><text:reference-ref text:reference-format="page" text:ref-name="classes_instantiation">63</text:reference-ref></text:p>
      <text:p text:style-name="P59"><text:reference-ref text:reference-format="text" text:ref-name="classes_type_conversion">Automatic type conversion</text:reference-ref><text:tab/><text:reference-ref text:reference-format="page" text:ref-name="classes_type_conversion">63</text:reference-ref></text:p>
      <text:p text:style-name="P59"><text:reference-ref text:reference-format="text" text:ref-name="stat_explicit">Keyword explicit</text:reference-ref><text:tab/><text:reference-ref text:reference-format="page" text:ref-name="stat_explicit">66</text:reference-ref></text:p>
      <text:p text:style-name="P59"><text:reference-ref text:reference-format="text" text:ref-name="classes_member_types">Member types</text:reference-ref><text:tab/><text:reference-ref text:reference-format="page" text:ref-name="classes_member_types">66</text:reference-ref></text:p>
      <text:p text:style-name="P58"><text:reference-ref text:reference-format="text" text:ref-name="Interfaces">Interfaces</text:reference-ref><text:tab/><text:reference-ref text:reference-format="page" text:ref-name="Interfaces">68</text:reference-ref></text:p>
      <text:p text:style-name="P59"><text:reference-ref text:reference-format="text" text:ref-name="interface_updown">Up and down cast of references</text:reference-ref><text:tab/><text:reference-ref text:reference-format="page" text:ref-name="interface_updown">68</text:reference-ref></text:p>
      <text:p text:style-name="P58"><text:reference-ref text:reference-format="text" text:ref-name="strict_func">Strict functions, classes and interfaces</text:reference-ref><text:tab/><text:reference-ref text:reference-format="page" text:ref-name="strict_func">70</text:reference-ref></text:p>
      <text:p text:style-name="P58"><text:reference-ref text:reference-format="text" text:ref-name="stat_delegate">Delegates</text:reference-ref><text:tab/><text:reference-ref text:reference-format="page" text:ref-name="stat_delegate">71</text:reference-ref></text:p>
      <text:p text:style-name="P59"><text:reference-ref text:reference-format="text" text:ref-name="stat_deleg_arr">Delegate arrays</text:reference-ref><text:tab/><text:reference-ref text:reference-format="page" text:ref-name="stat_deleg_arr">71</text:reference-ref></text:p>
      <text:p text:style-name="P59"><text:reference-ref text:reference-format="text" text:ref-name="stat_loc_deleg">Local functions / anonymous delegates</text:reference-ref><text:tab/><text:reference-ref text:reference-format="page" text:ref-name="stat_loc_deleg">72</text:reference-ref></text:p>
      <text:p text:style-name="P58"><text:reference-ref text:reference-format="text" text:ref-name="hybrid_class">Hybrid classes</text:reference-ref><text:tab/><text:reference-ref text:reference-format="page" text:ref-name="hybrid_class">75</text:reference-ref></text:p>
      <text:p text:style-name="P59"><text:reference-ref text:reference-format="text" text:ref-name="HybridInterfaceUnrelated">hybrid and interface – unrelated</text:reference-ref><text:tab/><text:reference-ref text:reference-format="page" text:ref-name="HybridInterfaceUnrelated">76</text:reference-ref></text:p>
      <text:p text:style-name="P59"><text:reference-ref text:reference-format="text" text:ref-name="HybridInterfaceRelated">hybrid and interface – related</text:reference-ref><text:tab/><text:reference-ref text:reference-format="page" text:ref-name="HybridInterfaceRelated">76</text:reference-ref></text:p>
      <text:p text:style-name="P58"><text:reference-ref text:reference-format="text" text:ref-name="stat_alias">Type aliases</text:reference-ref><text:tab/><text:reference-ref text:reference-format="page" text:ref-name="stat_alias">78</text:reference-ref></text:p>
      <text:p text:style-name="P58"><text:reference-ref text:reference-format="text" text:ref-name="ref_exception">Exceptions</text:reference-ref><text:tab/><text:reference-ref text:reference-format="page" text:ref-name="ref_exception">79</text:reference-ref></text:p>
      <text:p text:style-name="P58"><text:reference-ref text:reference-format="text" text:ref-name="bind_codegen">Using the binding code generator</text:reference-ref><text:tab/><text:reference-ref text:reference-format="page" text:ref-name="bind_codegen">80</text:reference-ref></text:p>
      <text:p text:style-name="P58"><text:reference-ref text:reference-format="text" text:ref-name="garb_collect">Garbage collection in JewelScript</text:reference-ref><text:tab/><text:reference-ref text:reference-format="page" text:ref-name="garb_collect">81</text:reference-ref></text:p>
      <text:list xml:id="list85448349153327" text:continue-numbering="true" text:style-name="L1">
        <text:list-item>
          <text:p text:style-name="P100"><text:reference-ref text:reference-format="text" text:ref-name="builtin_classes">Built-in class reference</text:reference-ref><text:tab/><text:reference-ref text:reference-format="page" text:ref-name="builtin_classes">83</text:reference-ref></text:p>
        </text:list-item>
      </text:list>
      <text:p text:style-name="P85"/>
      <text:h text:style-name="P87" text:outline-level="1">1. <text:reference-mark-start text:name="Intro"/>Introduction<text:reference-mark-end text:name="Intro"/></text:h>
      <text:p text:style-name="Text_20_body_20_indent">JewelScript is a general purpose, object-oriented script language that compiles into code for a register based virtual machine. The language is quite similar to other object-oriented high-level languages (Java, C#). Unlike most scripting languages, JewelScript is <text:span text:style-name="Emphasis">statically typed</text:span>.</text:p>
      <text:p text:style-name="Text_20_body_20_indent">The reason for choosing a C-style syntax was to make using the language as easy as possible for a wide range of developers. The reason for choosing static typing was to minimize the need for runtime checks, and to maximize the ability to detect programming errors at compile-time.</text:p>
      <text:p text:style-name="Text_20_body_20_indent">JewelScript has the built-in data types <text:span text:style-name="Emphasis">int</text:span>, <text:span text:style-name="Emphasis">float</text:span>, <text:span text:style-name="Emphasis">string</text:span>, <text:span text:style-name="Emphasis">array</text:span>, <text:span text:style-name="Emphasis">list,</text:span> <text:span text:style-name="Emphasis">iterator</text:span> and <text:span text:style-name="Emphasis">table</text:span>. The language supports the definition of classes in script code and native C / C++ code. It supports implementing a class from an interface. It also supports pseudo-inheritance from a class.</text:p>
      <text:h text:style-name="Heading_20_5" text:outline-level="5">Feature Overview</text:h>
      <text:h text:style-name="Heading_20_7" text:outline-level="7">Language features</text:h>
      <text:list xml:id="list4358296759059458531" text:style-name="L2">
        <text:list-item>
          <text:p text:style-name="P103">clean, consistent C-style syntax</text:p>
        </text:list-item>
        <text:list-item>
          <text:p text:style-name="P103">declarative language – entities must be declared before use</text:p>
        </text:list-item>
        <text:list-item>
          <text:p text:style-name="P103">static typing – compiler ensures type safety of the program</text:p>
        </text:list-item>
        <text:list-item>
          <text:p text:style-name="P103">automatic type conversion, including user defined conversion methods</text:p>
        </text:list-item>
        <text:list-item>
          <text:p text:style-name="P103">support for type-less variables and arrays</text:p>
        </text:list-item>
        <text:list-item>
          <text:p text:style-name="P103">classes and implementation of interfaces (script and native)</text:p>
        </text:list-item>
        <text:list-item>
          <text:p text:style-name="P103">pure native interfaces</text:p>
        </text:list-item>
        <text:list-item>
          <text:p text:style-name="P103">factorization of interfaces (instantiating all implementors)</text:p>
        </text:list-item>
        <text:list-item>
          <text:p text:style-name="P103">accessor methods – handler methods for class “properties”</text:p>
        </text:list-item>
        <text:list-item>
          <text:p text:style-name="P103">co-functions (co-routines, cooperative threads)</text:p>
        </text:list-item>
        <text:list-item>
          <text:p text:style-name="P103">delegates (first class functions and methods)</text:p>
        </text:list-item>
        <text:list-item>
          <text:p text:style-name="P103">anonymous delegates (anonymous local functions and methods)</text:p>
        </text:list-item>
        <text:list-item>
          <text:p text:style-name="P103">hybrid classes (semi-inheritance by constructing delegates from base)</text:p>
        </text:list-item>
        <text:list-item>
          <text:p text:style-name="P103">clauses – flow-control with a structured goto-statement</text:p>
        </text:list-item>
        <text:list-item>
          <text:p text:style-name="P103">basic exception support (including user exception classes)</text:p>
        </text:list-item>
        <text:list-item>
          <text:p text:style-name="P103">weak references</text:p>
        </text:list-item>
        <text:list-item>
          <text:p text:style-name="P103">user-defined type aliases</text:p>
        </text:list-item>
        <text:list-item>
          <text:p text:style-name="P103">built-in classes string, array, list, iterator, table</text:p>
        </text:list-item>
        <text:list-item>
          <text:p text:style-name="P103">integrated C++ binding code generator</text:p>
        </text:list-item>
        <text:list-item>
          <text:p text:style-name="P103">integrated HTML documentation engine</text:p>
        </text:list-item>
        <text:list-item>
          <text:p text:style-name="P103">XML export of a compiled program’s complete type information</text:p>
        </text:list-item>
        <text:list-item>
          <text:p text:style-name="P103">maximizes compile-time checks</text:p>
        </text:list-item>
        <text:list-item>
          <text:p text:style-name="P103">meaningful error and warning output (not just “Error 72″)</text:p>
        </text:list-item>
      </text:list>
      <text:h text:style-name="Heading_20_7" text:outline-level="7" text:is-list-header="true">Runtime features</text:h>
      <text:list xml:id="list1414091788575567165" text:style-name="L3">
        <text:list-item>
          <text:p text:style-name="P104">open-source (zlib/libpng license)</text:p>
        </text:list-item>
        <text:list-item>
          <text:p text:style-name="P104">entirely self-contained and written in ANSI C</text:p>
        </text:list-item>
        <text:list-item>
          <text:p text:style-name="P104">automatic memory management (ref-counting, CPU burst free)</text:p>
        </text:list-item>
        <text:list-item>
          <text:p text:style-name="P104">optional mark and sweep garbage collector</text:p>
        </text:list-item>
        <text:list-item>
          <text:p text:style-name="P104">algorithm for fast allocation / freeing of small objects</text:p>
        </text:list-item>
        <text:list-item>
          <text:p text:style-name="P104">plug-in architecture for native types (classes / functions written in C or C++)</text:p>
        </text:list-item>
        <text:list-item>
          <text:p text:style-name="P104">powerful, register based, general purpose VM</text:p>
        </text:list-item>
        <text:list-item>
          <text:p text:style-name="P104">sophisticated byte-code optimizer</text:p>
        </text:list-item>
        <text:list-item>
          <text:p text:style-name="P104">ability to save and load compiled programs as binary files</text:p>
        </text:list-item>
        <text:list-item>
          <text:p text:style-name="P104">unlimited compile-link-run cycles without losing runtime data</text:p>
        </text:list-item>
        <text:list-item>
          <text:p text:style-name="P104">optional byte-code debugger available</text:p>
        </text:list-item>
      </text:list>
      <text:h text:style-name="P108" text:outline-level="5"><text:soft-page-break/>Purpose and scope of application</text:h>
      <text:p text:style-name="P16">The main goal is to provide an extensible runtime environment with only a minimum set of predefined classes. It’s intended purpose is to be embedded into any C / C++ application and be bound to that application’s native classes. JewelScript can be used to automate any application or serve as a standalone programming environment.</text:p>
      <text:h text:style-name="Heading_20_5" text:outline-level="5">Conservative approach</text:h>
      <text:p text:style-name="Text_20_body_20_indent"><text:span text:style-name="T6">JewelScript uses static typing, meaning variables do have a distinct type that must be specified when a variable is declared. Similar to C++, Java and C#, values can only be assigned to a variable, when the type of the variable is compatible to the type of the value to assign, or an appropriate conversion method is available. In addition, the language supports </text:span><text:span text:style-name="Emphasis"><text:span text:style-name="T6">type-less</text:span></text:span><text:span text:style-name="T6"> variables.</text:span></text:p>
      <text:p text:style-name="Text_20_body_20_indent">In order to maximize compile-time checks and minimize runtime checks, the language requires variables, functions and classes to be fully declared before they can be used, but generally allows to combine declaration and definition into a single statement.</text:p>
      <text:p text:style-name="Text_20_body_20_indent">Similar to Java and C#, JewelScript distinguishes between <text:span text:style-name="Emphasis">value types</text:span> and <text:span text:style-name="Emphasis">reference types</text:span> when it comes to passing values to functions. While value types are always passed as a copy, reference types are always passed by reference. Value types in JewelScript are the types <text:span text:style-name="Emphasis">int</text:span> and <text:span text:style-name="Emphasis">float</text:span>, all other built-in and user defined types are reference types.</text:p>
      <text:h text:style-name="Heading_20_5" text:outline-level="5">Memory management</text:h>
      <text:p text:style-name="Text_20_body_20_indent">JewelScript takes the burden of freeing dynamically allocated objects from the developer. The virtual machine does this by using a <text:span text:style-name="Emphasis">reference counting</text:span> mechanism for all objects allocated at runtime. This mechanism keeps track of how many variables still reference a certain value, and as soon as the value is no longer used, automatically destroys it.</text:p>
      <text:p text:style-name="Text_20_body_20_indent">To circumvent memory leaks caused by reference cycles, the language supports <text:span text:style-name="Emphasis">weak references</text:span> as a means to avoid reference cycles, as well as an integrated “mark and sweep” garbage collection mechanism. Usage of the garbage collector is entirely optional.</text:p>
      <text:h text:style-name="Heading_20_5" text:outline-level="5">Portability</text:h>
      <text:p text:style-name="Text_20_body_20_indent">JewelScript is a static library that can be easily embedded into a C or C++ application. It is entirely developed in ANSI C and should be portable to any platform where an ANSI C compiler is available.</text:p>
      <text:p text:style-name="Text_20_body_20_indent">The source code is targeted at 32 / 64 bit processor architectures, it probably won’t compile and most likely won’t work on 8 or 16 bit processor architectures.</text:p>
      <text:h text:style-name="Heading_20_5" text:outline-level="5">State / degree of maturity</text:h>
      <text:p text:style-name="Text_20_body_20_indent">The official development status of JewelScript 1.<text:span text:style-name="T55">1</text:span> is <text:span text:style-name="T5">beta</text:span>. It is thoroughly tested on 32 and 64-bit platforms, embedded in several Windows applications. It has also been tested and found to be working in MacOS X and Linux environments.</text:p>
      <text:h text:style-name="P87" text:outline-level="1">2. <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6">All characters of the identifiers are significant, there is no </text:span><text:span text:style-name="T7">l</text:span><text:span text:style-name="T6">ength limit for identifiers in JewelScript. Furthermore, the language is </text:span><text:span text:style-name="T5">case sensitive. </text:span><text:span text:style-name="T6">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JewelScript recognizes the following keywords, discussed in detail later in this document:</text:p>
      <table:table table:name="Tabelle1" table:style-name="Tabelle1">
        <table:table-column table:style-name="Tabelle1.A"/>
        <table:table-column table:style-name="Tabelle1.B" table:number-columns-repeated="3"/>
        <table:table-column table:style-name="Tabelle1.A"/>
        <table:table-column table:style-name="Tabelle1.F"/>
        <table:table-row>
          <table:table-cell table:style-name="Tabelle1.A1" office:value-type="string">
            <text:p text:style-name="Tabelle_20_Quelltext">__brk</text:p>
          </table:table-cell>
          <table:table-cell table:style-name="Tabelle1.A1" office:value-type="string">
            <text:p text:style-name="P121">__selftest</text:p>
          </table:table-cell>
          <table:table-cell table:style-name="Tabelle1.A1" office:value-type="string">
            <text:p text:style-name="P121">accessor</text:p>
          </table:table-cell>
          <table:table-cell table:style-name="Tabelle1.A1" office:value-type="string">
            <text:p text:style-name="P121">alias</text:p>
          </table:table-cell>
          <table:table-cell table:style-name="Tabelle1.A1" office:value-type="string">
            <text:p text:style-name="P121">and</text:p>
          </table:table-cell>
          <table:table-cell table:style-name="Tabelle1.A1" office:value-type="string">
            <text:p text:style-name="Tabelle_20_Quelltext"/>
          </table:table-cell>
        </table:table-row>
        <table:table-row>
          <table:table-cell table:style-name="Tabelle1.A1" office:value-type="string">
            <text:p text:style-name="Tabelle_20_Quelltext">base</text:p>
          </table:table-cell>
          <table:table-cell table:style-name="Tabelle1.A1" office:value-type="string">
            <text:p text:style-name="Tabelle_20_Quelltext">break</text:p>
          </table:table-cell>
          <table:table-cell table:style-name="Tabelle1.A1" office:value-type="string">
            <text:p text:style-name="Tabelle_20_Quelltext">case</text:p>
          </table:table-cell>
          <table:table-cell table:style-name="Tabelle1.A1" office:value-type="string">
            <text:p text:style-name="Tabelle_20_Quelltext">class</text:p>
          </table:table-cell>
          <table:table-cell table:style-name="Tabelle1.A1" office:value-type="string">
            <text:p text:style-name="Tabelle_20_Quelltext">clause</text:p>
          </table:table-cell>
          <table:table-cell table:style-name="Tabelle1.A1" office:value-type="string">
            <text:p text:style-name="Tabelle_20_Quelltext">cofunction</text:p>
          </table:table-cell>
        </table:table-row>
        <table:table-row>
          <table:table-cell table:style-name="Tabelle1.A1" office:value-type="string">
            <text:p text:style-name="Tabelle_20_Quelltext">const</text:p>
          </table:table-cell>
          <table:table-cell table:style-name="Tabelle1.A1" office:value-type="string">
            <text:p text:style-name="Tabelle_20_Quelltext">continue</text:p>
          </table:table-cell>
          <table:table-cell table:style-name="Tabelle1.A1" office:value-type="string">
            <text:p text:style-name="Tabelle_20_Quelltext">convertor</text:p>
          </table:table-cell>
          <table:table-cell table:style-name="Tabelle1.A1" office:value-type="string">
            <text:p text:style-name="Tabelle_20_Quelltext">default</text:p>
          </table:table-cell>
          <table:table-cell table:style-name="Tabelle1.A1" office:value-type="string">
            <text:p text:style-name="Tabelle_20_Quelltext">delegate</text:p>
          </table:table-cell>
          <table:table-cell table:style-name="Tabelle1.A1" office:value-type="string">
            <text:p text:style-name="Tabelle_20_Quelltext">do</text:p>
          </table:table-cell>
        </table:table-row>
        <table:table-row>
          <table:table-cell table:style-name="Tabelle1.A1" office:value-type="string">
            <text:p text:style-name="Tabelle_20_Quelltext">else</text:p>
          </table:table-cell>
          <table:table-cell table:style-name="Tabelle1.A1" office:value-type="string">
            <text:p text:style-name="Tabelle_20_Quelltext">explicit</text:p>
          </table:table-cell>
          <table:table-cell table:style-name="Tabelle1.A1" office:value-type="string">
            <text:p text:style-name="Tabelle_20_Quelltext">extern</text:p>
          </table:table-cell>
          <table:table-cell table:style-name="Tabelle1.A1" office:value-type="string">
            <text:p text:style-name="Tabelle_20_Quelltext">false</text:p>
          </table:table-cell>
          <table:table-cell table:style-name="Tabelle1.A1" office:value-type="string">
            <text:p text:style-name="Tabelle_20_Quelltext">for</text:p>
          </table:table-cell>
          <table:table-cell table:style-name="Tabelle1.A1" office:value-type="string">
            <text:p text:style-name="Tabelle_20_Quelltext">function</text:p>
          </table:table-cell>
        </table:table-row>
        <table:table-row>
          <table:table-cell table:style-name="Tabelle1.A1" office:value-type="string">
            <text:p text:style-name="Tabelle_20_Quelltext">goto</text:p>
          </table:table-cell>
          <table:table-cell table:style-name="Tabelle1.A1" office:value-type="string">
            <text:p text:style-name="Tabelle_20_Quelltext">hybrid</text:p>
          </table:table-cell>
          <table:table-cell table:style-name="Tabelle1.A1" office:value-type="string">
            <text:p text:style-name="Tabelle_20_Quelltext">if</text:p>
          </table:table-cell>
          <table:table-cell table:style-name="Tabelle1.A1" office:value-type="string">
            <text:p text:style-name="Tabelle_20_Quelltext">import</text:p>
          </table:table-cell>
          <table:table-cell table:style-name="Tabelle1.A1" office:value-type="string">
            <text:p text:style-name="Tabelle_20_Quelltext">interface</text:p>
          </table:table-cell>
          <table:table-cell table:style-name="Tabelle1.A1" office:value-type="string">
            <text:p text:style-name="Tabelle_20_Quelltext">method</text:p>
          </table:table-cell>
        </table:table-row>
        <table:table-row>
          <table:table-cell table:style-name="Tabelle1.A1" office:value-type="string">
            <text:p text:style-name="Tabelle_20_Quelltext">native</text:p>
          </table:table-cell>
          <table:table-cell table:style-name="Tabelle1.A1" office:value-type="string">
            <text:p text:style-name="Tabelle_20_Quelltext">new</text:p>
          </table:table-cell>
          <table:table-cell table:style-name="Tabelle1.A1" office:value-type="string">
            <text:p text:style-name="Tabelle_20_Quelltext">not</text:p>
          </table:table-cell>
          <table:table-cell table:style-name="Tabelle1.A1" office:value-type="string">
            <text:p text:style-name="Tabelle_20_Quelltext">null</text:p>
          </table:table-cell>
          <table:table-cell table:style-name="Tabelle1.A1" office:value-type="string">
            <text:p text:style-name="Tabelle_20_Quelltext">option</text:p>
          </table:table-cell>
          <table:table-cell table:style-name="Tabelle1.A1" office:value-type="string">
            <text:p text:style-name="Tabelle_20_Quelltext">or</text:p>
          </table:table-cell>
        </table:table-row>
        <table:table-row>
          <table:table-cell table:style-name="Tabelle1.A1" office:value-type="string">
            <text:p text:style-name="Tabelle_20_Quelltext">return</text:p>
          </table:table-cell>
          <table:table-cell table:style-name="Tabelle1.A1" office:value-type="string">
            <text:p text:style-name="Tabelle_20_Quelltext">sameref</text:p>
          </table:table-cell>
          <table:table-cell table:style-name="Tabelle1.A1" office:value-type="string">
            <text:p text:style-name="Tabelle_20_Quelltext">strict</text:p>
          </table:table-cell>
          <table:table-cell table:style-name="Tabelle1.A1" office:value-type="string">
            <text:p text:style-name="Tabelle_20_Quelltext">switch</text:p>
          </table:table-cell>
          <table:table-cell table:style-name="Tabelle1.A1" office:value-type="string">
            <text:p text:style-name="Tabelle_20_Quelltext">this</text:p>
          </table:table-cell>
          <table:table-cell table:style-name="Tabelle1.A1" office:value-type="string">
            <text:p text:style-name="Tabelle_20_Quelltext">throw</text:p>
          </table:table-cell>
        </table:table-row>
        <table:table-row>
          <table:table-cell table:style-name="Tabelle1.A1" office:value-type="string">
            <text:p text:style-name="Tabelle_20_Quelltext">true</text:p>
          </table:table-cell>
          <table:table-cell table:style-name="Tabelle1.A1" office:value-type="string">
            <text:p text:style-name="Tabelle_20_Quelltext">typeof</text:p>
          </table:table-cell>
          <table:table-cell table:style-name="Tabelle1.A1" office:value-type="string">
            <text:p text:style-name="Tabelle_20_Quelltext">using</text:p>
          </table:table-cell>
          <table:table-cell table:style-name="Tabelle1.A1" office:value-type="string">
            <text:p text:style-name="Tabelle_20_Quelltext">weak</text:p>
          </table:table-cell>
          <table:table-cell table:style-name="Tabelle1.A1" office:value-type="string">
            <text:p text:style-name="Tabelle_20_Quelltext">while</text:p>
          </table:table-cell>
          <table:table-cell table:style-name="Tabelle1.A1" office:value-type="string">
            <text:p text:style-name="Tabelle_20_Quelltext">yield</text:p>
          </table:table-cell>
        </table:table-row>
      </table:table>
      <text:p text:style-name="Text_20_body_20_indent"/>
      <text:p text:style-name="Text_20_body_20_indent">The keyword <text:span text:style-name="T46">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le2" table:style-name="Table2">
        <table:table-column table:style-name="Table2.A" table:number-columns-repeated="7"/>
        <table:table-column table:style-name="Table2.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mp;</text:p>
          </table:table-cell>
          <table:table-cell office:value-type="string">
            <text:p text:style-name="P80">~</text:p>
          </table:table-cell>
          <table:table-cell office:value-type="string">
            <text:p text:style-name="Tabelle_20_Quelltext">&amp;&amp;</text:p>
          </table:table-cell>
          <table:table-cell office:value-type="string">
            <text:p text:style-name="Tabelle_20_Quelltext">&amp;=</text:p>
          </table:table-cell>
        </table:table-row>
        <table:table-row>
          <table:table-cell office:value-type="string">
            <text:p text:style-name="Tabelle_20_Quelltext">( )</text:p>
          </table:table-cell>
          <table:table-cell office:value-type="string">
            <text:p text:style-name="Tabelle_20_Quelltext">( <text:span text:style-name="T2">cast</text:span>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lt;</text:p>
          </table:table-cell>
          <table:table-cell office:value-type="string">
            <text:p text:style-name="Tabelle_20_Quelltext">&lt;&lt;</text:p>
          </table:table-cell>
        </table:table-row>
        <table:table-row>
          <table:table-cell office:value-type="string">
            <text:p text:style-name="Tabelle_20_Quelltext">&lt;&lt;=</text:p>
          </table:table-cell>
          <table:table-cell office:value-type="string">
            <text:p text:style-name="Tabelle_20_Quelltext">&l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gt;</text:p>
          </table:table-cell>
          <table:table-cell office:value-type="string">
            <text:p text:style-name="Tabelle_20_Quelltext">&gt;=</text:p>
          </table:table-cell>
          <table:table-cell office:value-type="string">
            <text:p text:style-name="Tabelle_20_Quelltext">&gt;&gt;</text:p>
          </table:table-cell>
          <table:table-cell office:value-type="string">
            <text:p text:style-name="Tabelle_20_Quelltext">&gt;&gt;=</text:p>
          </table:table-cell>
        </table:table-row>
        <table:table-row>
          <table:table-cell office:value-type="string">
            <text:p text:style-name="Tabelle_20_Quelltext">[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nd</text:p>
          </table:table-cell>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new</text:p>
          </table:table-cell>
          <table:table-cell office:value-type="string">
            <text:p text:style-name="Tabelle_20_Quelltext">not</text:p>
          </table:table-cell>
        </table:table-row>
        <table:table-row>
          <table:table-cell office:value-type="string">
            <text:p text:style-name="Tabelle_20_Quelltext">or</text:p>
          </table:table-cell>
          <table:table-cell office:value-type="string">
            <text:p text:style-name="Tabelle_20_Quelltext">sameref</text:p>
          </table:table-cell>
          <table:table-cell office:value-type="string">
            <text:p text:style-name="Tabelle_20_Quelltext">typeof</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le3" table:style-name="Table3">
        <table:table-column table:style-name="Table3.A" table:number-columns-repeated="7"/>
        <table:table-column table:style-name="Table3.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0b</text:p>
          </table:table-cell>
          <table:table-cell office:value-type="string">
            <text:p text:style-name="Tabelle_20_Quelltext">0o</text:p>
          </table:table-cell>
          <table:table-cell office:value-type="string">
            <text:p text:style-name="Tabelle_20_Quelltext">0x</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19">Example</text:p>
          </table:table-cell>
          <table:table-cell table:style-name="Table4.A1" office:value-type="string">
            <text:p text:style-name="P119">Interpreted as</text:p>
          </table:table-cell>
          <table:table-cell table:style-name="Table4.A1" office:value-type="string">
            <text:p text:style-name="Standard"/>
          </table:table-cell>
        </table:table-row>
        <table:table-row>
          <table:table-cell table:style-name="Table4.A1" office:value-type="string">
            <text:p text:style-name="Tabelle_20_Quelltext">12345</text:p>
          </table:table-cell>
          <table:table-cell table:style-name="Table4.A1" office:value-type="string">
            <text:p text:style-name="P64">const int</text:p>
          </table:table-cell>
          <table:table-cell table:style-name="Table4.A1" office:value-type="string">
            <text:p text:style-name="P64">Integer number in decimal format</text:p>
          </table:table-cell>
        </table:table-row>
        <table:table-row>
          <table:table-cell table:style-name="Table4.A1" office:value-type="string">
            <text:p text:style-name="Tabelle_20_Quelltext">012345</text:p>
          </table:table-cell>
          <table:table-cell table:style-name="Table4.A1" office:value-type="string">
            <text:p text:style-name="P64">const int</text:p>
          </table:table-cell>
          <table:table-cell table:style-name="Table4.A1" office:value-type="string">
            <text:p text:style-name="P64">Integer number in decimal format</text:p>
          </table:table-cell>
        </table:table-row>
        <table:table-row>
          <table:table-cell table:style-name="Table4.A1" office:value-type="string">
            <text:p text:style-name="Tabelle_20_Quelltext">0x12345</text:p>
          </table:table-cell>
          <table:table-cell table:style-name="Table4.A1" office:value-type="string">
            <text:p text:style-name="P64">const int</text:p>
          </table:table-cell>
          <table:table-cell table:style-name="Table4.A1" office:value-type="string">
            <text:p text:style-name="P64">Integer number in hexadecimal format</text:p>
          </table:table-cell>
        </table:table-row>
        <table:table-row>
          <table:table-cell table:style-name="Table4.A1" office:value-type="string">
            <text:p text:style-name="Tabelle_20_Quelltext">0o12345</text:p>
          </table:table-cell>
          <table:table-cell table:style-name="Table4.A1" office:value-type="string">
            <text:p text:style-name="P64">const int</text:p>
          </table:table-cell>
          <table:table-cell table:style-name="Table4.A1" office:value-type="string">
            <text:p text:style-name="P64">Integer number in octal format</text:p>
          </table:table-cell>
        </table:table-row>
        <table:table-row>
          <table:table-cell table:style-name="Table4.A1" office:value-type="string">
            <text:p text:style-name="Tabelle_20_Quelltext">0b100111000111</text:p>
          </table:table-cell>
          <table:table-cell table:style-name="Table4.A1" office:value-type="string">
            <text:p text:style-name="P64">const int</text:p>
          </table:table-cell>
          <table:table-cell table:style-name="Table4.A1" office:value-type="string">
            <text:p text:style-name="P64">Integer number in binary format</text:p>
          </table:table-cell>
        </table:table-row>
        <table:table-row>
          <table:table-cell table:style-name="Table4.A1" office:value-type="string">
            <text:p text:style-name="Tabelle_20_Quelltext">1234.5</text:p>
          </table:table-cell>
          <table:table-cell table:style-name="Table4.A1" office:value-type="string">
            <text:p text:style-name="P64">const float</text:p>
          </table:table-cell>
          <table:table-cell table:style-name="Table4.A1" office:value-type="string">
            <text:p text:style-name="P64">Floating point number</text:p>
          </table:table-cell>
        </table:table-row>
        <table:table-row>
          <table:table-cell table:style-name="Table4.A1" office:value-type="string">
            <text:p text:style-name="Tabelle_20_Quelltext">1.234e-5</text:p>
          </table:table-cell>
          <table:table-cell table:style-name="Table4.A1" office:value-type="string">
            <text:p text:style-name="P64">const float</text:p>
          </table:table-cell>
          <table:table-cell table:style-name="Table4.A1" office:value-type="string">
            <text:p text:style-name="P64">Float number in scientific notation</text:p>
          </table:table-cell>
        </table:table-row>
        <table:table-row>
          <table:table-cell table:style-name="Table4.A1" office:value-type="string">
            <text:p text:style-name="Tabelle_20_Quelltext">'a', 'ab', 'abc', 'abcd'</text:p>
          </table:table-cell>
          <table:table-cell table:style-name="Table4.A1" office:value-type="string">
            <text:p text:style-name="P64">const int</text:p>
          </table:table-cell>
          <table:table-cell table:style-name="Table4.A1" office:value-type="string">
            <text:p text:style-name="P64">Integer number as a character constant</text:p>
          </table:table-cell>
        </table:table-row>
        <table:table-row>
          <table:table-cell table:style-name="Table4.A1" office:value-type="string">
            <text:p text:style-name="Tabelle_20_Quelltext">true</text:p>
          </table:table-cell>
          <table:table-cell table:style-name="Table4.A1" office:value-type="string">
            <text:p text:style-name="P64">const int</text:p>
          </table:table-cell>
          <table:table-cell table:style-name="Table4.A1" office:value-type="string">
            <text:p text:style-name="P64">Syntactical sugar for the value '1'.</text:p>
          </table:table-cell>
        </table:table-row>
        <table:table-row>
          <table:table-cell table:style-name="Table4.A1" office:value-type="string">
            <text:p text:style-name="Tabelle_20_Quelltext">false</text:p>
          </table:table-cell>
          <table:table-cell table:style-name="Table4.A1" office:value-type="string">
            <text:p text:style-name="P64">const int</text:p>
          </table:table-cell>
          <table:table-cell table:style-name="Table4.A1" office:value-type="string">
            <text:p text:style-name="P64">Syntactical sugar for the value '0'.</text:p>
          </table:table-cell>
        </table:table-row>
        <table:table-row>
          <table:table-cell table:style-name="Table4.A1" office:value-type="string">
            <text:p text:style-name="Tabelle_20_Quelltext">"foo"</text:p>
          </table:table-cell>
          <table:table-cell table:style-name="Table4.A1" office:value-type="string">
            <text:p text:style-name="P64">const string</text:p>
          </table:table-cell>
          <table:table-cell table:style-name="Table4.A1" office:value-type="string">
            <text:p text:style-name="P64">String literal</text:p>
          </table:table-cell>
        </table:table-row>
        <table:table-row>
          <table:table-cell table:style-name="Table4.A1" office:value-type="string">
            <text:p text:style-name="Tabelle_20_Quelltext">/"foo"/</text:p>
          </table:table-cell>
          <table:table-cell table:style-name="Table4.A1" office:value-type="string">
            <text:p text:style-name="P64">const string</text:p>
          </table:table-cell>
          <table:table-cell table:style-name="Table4.A1" office:value-type="string">
            <text:p text:style-name="P64">Verbatim string literal (no processing of ANSI escape characters)</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12">(adopted from C++), and the </text:span><text:span text:style-name="T2">multi-line comment. </text:span><text:span text:style-name="T12">Here is an illustration of using both forms of comments in source code:</text:span></text:p>
      <text:p text:style-name="Preformatted_20_Text">(code) // This is a single-line comment.<text:line-break/>(code continues)</text:p>
      <text:p text:style-name="P12">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text:p>
      <text:p text:style-name="Text_20_body_20_indent">Since version 0.8, the 'hash' (#) symbol is supported as an alternative single-line comment. This has been added to allow a better (command-line) integration in Linux/Unix/BSD systems.</text:p>
      <text:p text:style-name="Standard"/>
      <text:h text:style-name="P105" text:outline-level="3"><text:reference-mark-start text:name="builtintypes"/>Built-in data types<text:reference-mark-end text:name="builtintypes"/></text:h>
      <text:p text:style-name="Text_20_body_20_indent">JewelScript has a number of built-in data types that allow basic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text:span text:style-name="T100">I</text:span>t is not necessary to import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11">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The JewelScript string type is a class that offers a set of methods in order to manipul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6">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text:p>
      <text:p text:style-name="Text_20_body_20_indent">To remedy this, JewelScript also allows us to specify "verbatim string literals". Within these string literals, no ANSI escape sequences are processed, so path names and regular expressions can be entered verbatim into the literal. We can also enter the quotation mark verbatim into such literals.</text:p>
      <text:p text:style-name="Preformatted_20_Text"><text:soft-page-break/>string path1 = "C:\\Windows\\Temp";<text:tab/><text:tab/>// Path using regular literal<text:line-break/>string path2 = /"C:\Windows\Temp"/;<text:tab/><text:tab/>// Verbatim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11">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11">To append a string to another string at runtime, operators + or += can be used.</text:p>
      <text:p text:style-name="P11"><text:span text:style-name="T101">T</text:span>he string class has constructors to construct a string from an int or float value, allowing convenient auto-conversion of a number to a string.</text:p>
      <text:p text:style-name="P66">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12">keyword and thus require us to use a typecast operator to explicitly confirm that a conversion is wanted.</text:span></text:p>
      <text:p text:style-name="P66">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The array type is a class, offering similar methods for array element manipulation and evaluation as available for the string class.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except for available memory of course. Internally, the array index is represented as a signed 32-bit integer, so implicitly an array is limited to a length of about 2.1 billion elements.</text:p>
      <text:p text:style-name="Text_20_body_20_indent">Furthermore, it is possible to construct an array during runtime and on-the-fly by assigning a comma separated list of expressions enclosed in curly braces to the array:</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then write all elements (if their type is known as printable by the array)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12">JewelScript supports type-less arrays, meaning array elements do not have any type, so we can assign any type of data to an array element. This has the advantage that we can create mixed-type arrays; arrays that contain more than one data type.</text:p>
      <text:p text:style-name="P1">However, the disadvantage is that the language does not know the type of the elements in the array at compile-time, and thus cannot assist the developer in ensuring type safety. Therefore, when using mixed-type arrays, JewelScript developers must ensure type safety of the program on their own.</text:p>
      <text:p text:style-name="Text_20_body_20_indent"><text:span text:style-name="T12">There are more disadvantages when using type-less arrays. See also type </text:span><text:span text:style-name="Referenz"><text:span text:style-name="T52">→</text:span></text:span><text:span text:style-name="Referenz"><text:span text:style-name="T52"><text:reference-ref text:reference-format="text" text:ref-name="type_var">var</text:reference-ref></text:span></text:span><text:span text:style-name="Referenz"><text:span text:style-name="T52">.</text:span></text:span></text:p>
      <text:h text:style-name="Heading_20_7" text:outline-level="7"><text:soft-page-break/>Type-safe arrays</text:h>
      <text:p text:style-name="Text_20_body_20_indent">Version 0.9 of the language introduced the possibility to declare <text:span text:style-name="T102">mono-type</text:span>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only downside to these arrays is, of course, that we can only put objects of the same type into such an array.</text:p>
      <text:p text:style-name="Text_20_body_20_indent">A mono-type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As of version 0.9, an empty pair of square brackets can be used instead of the array identifier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text:span text:style-name="T103">by</text:span> 3 elements:</text:p>
      <text:p text:style-name="Preformatted_20_Text">int[] matrix = { {1, 2, 3}, {4, 5, 6}, {7, 8, 9} };</text:p>
      <text:p text:style-name="P12">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text:span text:style-name="T82">a value type (int or float)</text:span>. For <text:span text:style-name="T81">reference</text:span> types, the array is filled with null-references and has to be filled with references to instances of the element's type manually.</text:p>
      <text:h text:style-name="Heading_20_5" text:outline-level="5"><text:reference-mark-start text:name="type_list"/>list<text:reference-mark-end text:name="type_list"/></text:h>
      <text:p text:style-name="P94">A list is a <text:span text:style-name="T12">container class</text:span><text:span text:style-name="T2"> </text:span>that allows add<text:span text:style-name="T104">ing</text:span> and remov<text:span text:style-name="T104">ing</text:span> data very quickly.</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he JewelScript list is a <text:span text:style-name="T2">double chained list</text:span> implementation. List items are objects itself, even though <text:span text:style-name="T104">we</text:span> cannot access them directly. <text:span text:style-name="T104">T</text:span>hey are private to the list implementation. A list item is defined as a <text:span text:style-name="T2">key / value</text:span> pair, where the key represents an associative criteria under which the developer wants to put a certain value into the list, <text:span text:style-name="T104">or</text:span> retrieve a certain value from the list.</text:p>
      <text:p text:style-name="Text_20_body_20_indent">The list offers a set of methods to add, remove, sort and find items in the list by their key. The list restricts the type of an item's key to int, float and string, because <text:span text:style-name="T105">it</text:span> must be able to use the key to look up <text:span text:style-name="T105">items</text:span>. An item's value can be of any type, since the list does not look at the value at all; it just stores and retrieves it for the developer.</text:p>
      <text:p text:style-name="Preformatted_20_Text">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soft-page-break/><text:reference-mark-start text:name="type_iter"/>iterator<text:reference-mark-end text:name="type_iter"/></text:h>
      <text:p text:style-name="P95">The built-in iterator type is strongly related to the list. Iterators are used to crawl over lists in order to read or modify items in that list. If a program needs to continuously process a large collection of list items, using an iterator is much more efficient than looking up every item by their key.</text:p>
      <text:p text:style-name="P95">The JewelScript iterator offers methods to read the current item's key and value, methods to navigate in the list, as well as inserting and deleting list items.</text:p>
      <text:p text:style-name="Text_20_body_20_indent">In order to associate an iterator to a list, we construct the iterator object and pass a reference to the list to the constructor. This happens automatically if we <text:span text:style-name="T2">initialize</text:span> an iterator variable with a list objec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hash-table class that can store and retrieve any type of value by a given string argument, the <text:span text:style-name="T2">hash key</text:span>. Like lists, hash-tables are containers of data, and allow us easy access to every element stored within them.</text:p>
      <text:p text:style-name="Text_20_body_20_indent">However, when looking up an object 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objects by their “name”, especially if there can be many thousand objects stored in the container.</text:p>
      <text:p text:style-name="Text_20_body_20_indent">There are some downsides to tables, however. First of all, <text:s/>due to the way they work, hash-tables use <text:span text:style-name="T6">way more memory to store an element than lists. Second, there is no real way to iterate over a table</text:span><text:span text:style-name="T6"><text:note text:id="ftn1" text:note-class="footnote"><text:note-citation>1</text:note-citation><text:note-body><text:p text:style-name="Footer">) In JewelScript 1.0, the table::enumerate() method allows <text:s/>to “iterate” over all items in a table, by calling a delegate for each item stored in the table.</text:p></text:note-body></text:note></text:span><text:span text:style-name="T6">, hence it is only possible to retrieve an element, if its hash key is known.</text:span></text:p>
      <text:p text:style-name="P10">Because of these differences, one should not generally prefer tables over lists, or vice-versa. Both container types have their strong points and disadvantages, so the key is to find out which one is more efficient and suitable for the actual problem at hand.</text:p>
      <text:h text:style-name="Heading_20_5" text:outline-level="5"><text:reference-mark-start text:name="type_var"/>var<text:reference-mark-end text:name="type_var"/></text:h>
      <text:p text:style-name="Text_20_body_20_indent">In JewelScript, the keyword <text:span text:style-name="T2">var</text:span><text:span text:style-name="T12"> can be used to declare a variable as being </text:span><text:span text:style-name="T2">type-less</text:span><text:span text:style-name="T12">. That means there is no specific type information associated with </text:span><text:span text:style-name="T32">the</text:span><text:span text:style-name="T12"> variable, it can refer to data of any type. Even though JewelScript is not a dynamically typed language, the virtual machine runtime is dynamically typed, and the var keyword lets us utilize this fact to a certain extent.</text:span></text:p>
      <text:p text:style-name="P1">However, some caution should be taken when using <text:span text:style-name="T107">type-less variables</text:span>. First of all, using <text:span text:style-name="T108">them</text:span> has the disadvantage that the compiler <text:span text:style-name="T109">cannot</text:span> assist developers in detecting type mismatches and other programming errors <text:span text:style-name="T110">during</text:span> compile-time. That means, if we <text:span text:style-name="T2">assume</text:span> that our type-less variable currently contains a number and want to multiply it, but in fact it contains an instance of class Foo, then this will only be detected during runtime, producing a runtime error that in many cases prevents the code from being executed to the end.</text:p>
      <text:p text:style-name="P1">Another disadvantage is, due to the fact that the compiler does not know the type of the data, we cannot easily access members from objects through such a variable. In this case we need to explicitly tell the compiler what type we <text:span text:style-name="T2">think</text:span> is currently referenced by the variable. And again, if our assumption was wrong, a runtime error will be likely to occur.</text:p>
      <text:p text:style-name="Preformatted_20_Text"><text:soft-page-break/>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it doesn't even know if 'foo'<text:line-break/><text:tab/><text:tab/><text:tab/><text:tab/><text:tab/><text:tab/>// is an instance of a class right now!<text:line-break/>foo.Foo::Run();<text:tab/><text:tab/><text:tab/>// Alright, this will work, provided 'foo' really<text:line-break/><text:tab/><text:tab/><text:tab/><text:tab/><text:tab/><text:tab/>// contains an instance of class Foo.</text:p>
      <text:p text:style-name="P12">Using type-less variables will cause the compiler to not being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12">Moreover, since the compiler <text:span text:style-name="T112">can</text:span>not know whether <text:span text:style-name="T111">it</text:span> is a value type or reference type, it will always pass type-less values around as references.</text:p>
      <text:p text:style-name="P10"/>
      <text:h text:style-name="P105"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13">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Text_20_body_20_indent"><text:span text:style-name="T48">Further available assignment operators are:</text:span></text:p>
      <text:p text:style-name="Preformatted_20_Text">-=<text:tab/>*=<text:tab/>/=<text:tab/>%=<text:line-break/>&amp;=<text:tab/>|=<text:tab/>^=<text:tab/>&lt;&lt;=<text:tab/>&gt;&gt;=</text:p>
      <text:p text:style-name="P14">++lval, --lval operators</text:p>
      <text:p text:style-name="P13">These operators are called pre-increment and pre-decrement operators, because they will actually increment or decrement the left-hand value <text:span text:style-name="T2">lval</text:span> <text:span text:style-name="T50">before</text:span> it is returned.</text:p>
      <text:p text:style-name="Preformatted_20_Text">int a = 1;<text:line-break/>int b = ++a;<text:tab/>// a incremented, then b set to 2</text:p>
      <text:p text:style-name="P14">lval++, lval-- operators</text:p>
      <text:p text:style-name="P13">These operators are called post-increment and post-decrement operators, because they will actually increment or decrement the left-hand value <text:span text:style-name="T2">lval</text:span> <text:span text:style-name="T50">after</text:span> it is returned.</text:p>
      <text:p text:style-name="Preformatted_20_Text"><text:span text:style-name="T11">int a = 1;<text:line-break/>int b = a++;<text:tab/>// b set to 1, then a </text:span>incremented</text:p>
      <text:h text:style-name="Heading_20_7" text:outline-level="7"><text:reference-mark-start text:name="Arithmetic"/>Arithmetic<text:reference-mark-end text:name="Arithmetic"/></text:h>
      <text:p text:style-name="P96">Of course JewelScript can also evaluate arithmetic expressions. It supports the arithmetic operators + (addition), - (subtraction), * (multiplication), / (division) and % (modulo).</text:p>
      <text:p text:style-name="P96">These operators can be used for the numerical data types int and float. Operator + can also be used with the string and array types.</text:p>
      <text:p text:style-name="Text_20_body_20_indent">The result of an arithmetic operator is always a new value. The result is always non-constant regardless whether the operands are constants or not.</text:p>
      <text:p text:style-name="P11">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reference-mark-start text:name="Relational"/>Relational<text:reference-mark-end text:name="Relational"/></text:h>
      <text:p text:style-name="P97">Relational operators allow us to compare values to each other. JewelScript supports the relational operators == (is equal), != (is not equal), &lt; (is less than), &lt;= (is less than or equal), &gt; (is greater than), &gt;= (is greater than or equal).</text:p>
      <text:p text:style-name="P97"><text:soft-page-break/>These operators can be used for the numerical data types <text:s/>int and float. </text:p>
      <text:p text:style-name="Text_20_body_20_indent">The operators == and != can also be used to compare strings, and to compare values against the null value. To compare two objects by reference, operator sameref() can be used.</text:p>
      <text:p text:style-name="P11">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boolean relationship between two boolean values. Logical operators supported by JewelScript are &amp;&amp; (and), || (or) and ! (not). JewelScript offers the keywords <text:span text:style-name="T2">and, or, not</text:span><text:span text:style-name="T12"> as syntactical sugar for these operators.</text:span></text:p>
      <text:p text:style-name="P15">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15">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15">!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text:span text:style-name="T113">T</text:span>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mono-type array, the resulting type of this operator is the element's type.</text:p>
      <text:p text:style-name="Text_20_body_20_indent">When creating multi-dimensional arrays, the runtime will actually nest array objects (put an array into an array, and so forth). So when using this operator with a multi-dimensional array, the resulting reference can actually be an array, if specifying less indices than dimensions in the array:</text:p>
      <text:p text:style-name="Preformatted_20_Text">int[] a = new array(10, 10); // create 2-dimensional int array<text:line-break/>int[] b = a[0]; <text:s text:c="13"/>// return sub-array</text:p>
      <text:p text:style-name="Text_20_body_20_indent">To access elements from arrays with more than one dimension, it is possible to concatenate multiple operator [ ], up to the number of dimensions:</text:p>
      <text:p text:style-name="Preformatted_20_Text">int[] a = new array(10, 10, 10);<text:line-break/>int i = a[0][0][0];</text:p>
      <text:p text:style-name="Text_20_body_20_indent"><text:soft-page-break/>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value. The result of this operator is returned as a new int value (true or false).</text:p>
      <text:p text:style-name="Syntax_20_Notation">expr := 'sameref' '(' expr1 ',' expr2 ')'</text:p>
      <text:p text:style-name="Text_20_body_20_indent">If expr1 refers to the same value as expr2, the result is <text:span text:style-name="T2">true</text:span>.</text:p>
      <text:p text:style-name="Text_20_body_20_indent">If expr1 and expr2 refer to different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expr := 'typeof' '(' expr ')'</text:p>
      <text:p text:style-name="Text_20_body_20_indent">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expr := 'new' typename '(' [expressions] ')' <text:span text:style-name="T62">[block-statement]</text:span></text:p>
      <text:p text:style-name="Text_20_body_20_indent">If <text:span text:style-name="T2">typename </text:span><text:span text:style-name="T12">is the name of a class, a new instance of that class is created and the constructor matching the given arguments is called.</text:span></text:p>
      <text:p text:style-name="P27"><text:span text:style-name="T12">As of JewelScript 1.0.3.13, an </text:span><text:span text:style-name="T2">initializer block-statement</text:span><text:span text:style-name="T12"> can be appended to </text:span><text:span text:style-name="T33">the</text:span><text:span text:style-name="T12"> expression. Th</text:span><text:span text:style-name="T16">e</text:span><text:span text:style-name="T12"> code is compiled as if it were part of the </text:span><text:span text:style-name="T34">class</text:span><text:span text:style-name="T12"> of the newly instantiated object and allows convenient access </text:span><text:span text:style-name="T15">to </text:span><text:span text:style-name="T35">it’s </text:span><text:span text:style-name="T12">member variables and methods.</text:span></text:p>
      <text:p text:style-name="Preformatted_20_Text">CFoo foo<text:span text:style-name="T63">1</text:span> = new CFoo();<text:tab/><text:tab/>// default constructor<text:line-break/>CFoo fo<text:span text:style-name="T63">o2</text:span> = new CFoo(27);<text:tab/><text:tab/>// construct from int value<text:line-break/><text:span text:style-name="T63">Cfoo foo3 = new CFoo(){ value = 27; };<text:tab/>// construct and set member variable</text:span></text:p>
      <text:p text:style-name="P41"><text:span text:style-name="T85">I</text:span>f <text:span text:style-name="T2">typename</text:span> is the name of an interface, this will <text:span text:style-name="T2">factorize</text:span> the interface. Factorization means creating an instance of all known implementers of the given interface and returning them in an array. The interface must define a constructor for this to work.</text:p>
      <text:p text:style-name="P75">IPerson[] factory = new IPerson("Sally", 29);</text:p>
      <text:p text:style-name="Text_20_body_20_indent"><text:soft-page-break/>If <text:span text:style-name="T2">typename</text:span> is the name of the built-in types <text:span text:style-name="T2">int </text:span><text:span text:style-name="T12">or</text:span><text:span text:style-name="T2"> float,</text:span><text:span text:style-name="T12"> the language supports using operator new to copy-construct a value of that type:</text:span></text:p>
      <text:p text:style-name="Preformatted_20_Text">int l = new int(17);<text:line-break/>float f = new float(27.5)</text:p>
      <text:p text:style-name="P1">Of course the built-in classes <text:span text:style-name="T2">string, array, list, iterator</text:span> and <text:span text:style-name="T2">table</text:span> define a copy-constructor as well.</text:p>
      <text:p text:style-name="P1">If <text:span text:style-name="T2">typename </text:span>is the name of the built-in types <text:span text:style-name="T2">int, float, string</text:span> or <text:span text:style-name="T2">array</text:span>, the language supports using operator new to default-construct a value of that type.</text:p>
      <text:p text:style-name="Preformatted_20_Text">int l = new int();<text:tab/><text:tab/>// create new int value ( 0 )<text:line-break/>float f = new float();<text:tab/><text:tab/>// create new float value ( 0.0 )<text:line-break/>string s = new string();<text:tab/>// create new, empty string ( "" )<text:line-break/>array a = new array();<text:tab/><text:tab/>// create new, empty array ( {} )</text:p>
      <text:p text:style-name="Text_20_body_20_indent">Finally, the new-operator allows to allocate an array of a given size:</text:p>
      <text:p text:style-name="Preformatted_20_Text">array b = new array(x);<text:tab/> <text:s text:c="5"/>// pre-allocate 'x' elements</text:p>
      <text:p text:style-name="Text_20_body_20_indent"><text:span text:style-name="T114">S</text:span>pecifying a size for an array is not necessary, since an array can dynamically grow. <text:span text:style-name="T12">However, in order to have the runtime automatically create multi-dimensional arrays, it is necessary to specify the sizes of each dimension.</text:span></text:p>
      <text:p text:style-name="P67">array c = new array(10, 10, 10); // 3-dimensional array of 1000 elements</text:p>
      <text:p text:style-name="Text_20_body_20_indent">When using operator <text:span text:style-name="T2">new</text:span> to create a multi-dimensional array for a mono-type array, the operator will automatically fill the array with instances, if the type is int <text:span text:style-name="T80">or</text:span> float. For <text:span text:style-name="T80">reference</text:span> types, the array will be filled with references to the <text:span text:style-name="T2">null</text:span> value and must be manually filled with references to objects.</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expr := '(' typename ')' expr</text:p>
      <text:p text:style-name="Text_20_body_20_indent">JewelScript allows to declare <text:span text:style-name="T2">type-less variables</text:span><text:span text:style-name="T12">, which have an effect on auto</text:span><text:span text:style-name="T36">matic type </text:span><text:span text:style-name="T12">conversion: If a variable is </text:span><text:span text:style-name="T2">type-less</text:span><text:span text:style-name="T12">, the compiler cannot do auto-conversion. Using the typecast operator, we can specify explicitly, which way of type conversion is wanted. (See also:</text:span><text:span text:style-name="T2"> </text:span><text:span text:style-name="Referenz"><text:span text:style-name="T52">→</text:span></text:span><text:span text:style-name="Referenz"><text:span text:style-name="T52"><text:reference-ref text:reference-format="text" text:ref-name="type_var">var</text:reference-ref></text:span></text:span><text:span text:style-name="T12">)</text:span></text:p>
      <text:p text:style-name="P49">The typecast operator also allows us to convert a reference from an interface type down to it’s actual <text:span text:style-name="T115">class </text:span>type. To ensure type-safety, this will generate an instruction that ensures at runtime, that the conversion is really possible.</text:p>
      <text:p text:style-name="Text_20_body_20_indent"><text:span text:style-name="T116">T</text:span>he typecast operator is <text:span text:style-name="T116">also required</text:span>, when a constructor or convertor method of a class has been declared <text:span text:style-name="T2">explicit</text:span>. The explicit modifier tells the compiler that it <text:span text:style-name="T2">must not </text:span><text:span text:style-name="T12">call </text:span><text:span text:style-name="T37">constructors or convertor methods automatically for type conversion</text:span><text:span text:style-name="T12">. Instead, an explicit typecast is required to "acknowledge" the conversion. Classes use the explicit modifier typically for conversions that are non-trivial and can potentially fail, to have the developer confirm that </text:span><text:span text:style-name="T13">they</text:span><text:span text:style-name="T12"> know what </text:span><text:span text:style-name="T13">they are</text:span><text:span text:style-name="T12"> doing and that the conversion is really what </text:span><text:span text:style-name="T13">they</text:span><text:span text:style-name="T12"> want.</text:span></text:p>
      <text:p text:style-name="Text_20_body_20_indent">The typecast operator does <text:span text:style-name="T12">not directly allow the developer to cast away the constancy of a value. However, the result of a typecast operator with a constant operand </text:span><text:span text:style-name="T2">can be</text:span><text:span text:style-name="T12"> non-constant, if the typecast results in the </text:span><text:span text:style-name="T14">construction</text:span><text:span text:style-name="T12"> of a new value due to the conversion.</text:span></text:p>
      <text:p text:style-name="Text_20_body_20_indent"><text:span text:style-name="T12">The operator also does not</text:span><text:span text:style-name="T2"> </text:span><text:span text:style-name="T12">allow to reinterpret a value's type to another type. Trying to convert a type into another type that is not compatible, will result in a compile-time error.</text:span></text:p>
      <text:h text:style-name="Heading_20_7" text:outline-level="7"><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the left to the right, just like we (in the western world) usually read it.</text:p>
      <text:p text:style-name="Text_20_body_20_indent">However, certain operators have a higher priority than others. We all know this from elementary school, where we were taught that multiplications and divisions have to be calculated before any additions and subtractions:</text:p>
      <text:p text:style-name="Preformatted_20_Text">a = 2 + 3 * 4;</text:p>
      <text:p text:style-name="Text_20_body_20_indent"><text:soft-page-break/>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2">sameref</text:span></text:p>
          </table:table-cell>
          <table:table-cell table:style-name="Table5.C2" office:value-type="string">
            <text:p text:style-name="P65">left-to-right</text:p>
          </table:table-cell>
        </table:table-row>
        <table:table-row>
          <table:table-cell table:style-name="Table5.A2" office:value-type="string">
            <text:p text:style-name="Table_20_Contents">Unary operators</text:p>
          </table:table-cell>
          <table:table-cell table:style-name="Table5.A2" office:value-type="string">
            <text:p text:style-name="Tabelle_20_Quelltext">-<text:span text:style-name="T2">expr</text:span> ! ~ not new (<text:span text:style-name="T2">cast</text:span>) typeof</text:p>
          </table:table-cell>
          <table:table-cell table:style-name="Table5.C2" office:value-type="string">
            <text:p text:style-name="P65">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65">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65">right-to-left</text:p>
          </table:table-cell>
        </table:table-row>
      </table:table>
      <text:h text:style-name="Heading_20_5" text:outline-level="5"><text:reference-mark-start text:name="array_ctor"/>Array constructor<text:reference-mark-end text:name="array_ctor"/></text:h>
      <text:p text:style-name="Text_20_body_20_indent">The array constructor expression lets us create and fill an array on-the-fly during runtime. This is a powerful feature that also makes it simple to dynamically pass a variable number of arguments to a function, or return a variable number of result values.</text:p>
      <text:p text:style-name="Syntax_20_Notation">expressions := expr [',' expressions]<text:line-break/>expr := '{' [expressions] '}'</text:p>
      <text:p text:style-name="Text_20_body_20_indent">Here are a few code examples using the array constructor:</text:p>
      <text:p text:style-name="Preformatted_20_Text">array a = {};<text:tab/><text:tab/>// create an empty array</text:p>
      <text:p text:style-name="Preformatted_20_Text">// create an array containing 3 int values:<text:line-break/>array b = { 10, 20, 30 };<text:line-break/>print( b[2] );<text:tab/><text:tab/>// prints 30</text:p>
      <text:p text:style-name="Preformatted_20_Text">// construct an array on-the-fly and pass to function:<text:line-break/>print( { "a is ", a, ", b is ", b, " and c is ", c, "\n" } );</text:p>
      <text:p text:style-name="Preformatted_20_Text">// return multiple result values:<text:line-break/>return { a, b, c };</text:p>
      <text:h text:style-name="Heading_20_5" text:outline-level="5"><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arguments, the function call expression must specify these in the form of a comma separated list of expressions.</text:p>
      <text:p text:style-name="Syntax_20_Notation">arguments := expr [',' arguments]<text:line-break/>expr := [ [typename] '::' ] identifier '(' [arguments] ')'</text:p>
      <text:p text:style-name="P1">When calling a global class member function from outside of the class’s scope, the class name of the class, followed by the scope-operator needs to be specified. <text:span text:style-name="T117">U</text:span>nless the function has been mapped to the global scope by the using-statement.</text:p>
      <text:p text:style-name="P1">The result of a function call depends on the function's declaration. If no result type has been declared at all, the function call expression does not return a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For more information on function calls, see the <text:span text:style-name="Referenz">→</text:span><text:span text:style-name="Referenz"><text:reference-ref text:reference-format="text" text:ref-name="Functions">Functions</text:reference-ref></text:span> section of this document.</text:p>
      <text:h text:style-name="Heading_20_5" text:outline-level="5"><text:soft-page-break/><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2">not</text:span><text:span text:style-name="T12"> execute the co-function directly. Instead, it returns a reference to a thread object that can be stored in a variable. The thread variable can then be used to resume the thread.</text:span></text:p>
      <text:p text:style-name="Preformatted_20_Text">Generator <text:span text:style-name="T118">My</text:span>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 and cannot receive any additional arguments on it's stack.</text:p>
      <text:p text:style-name="P120">int n = <text:span text:style-name="T118">My</text:span>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105" text:outline-level="3"><text:reference-mark-start text:name="Statements"/>Statements<text:reference-mark-end text:name="Statements"/></text:h>
      <text:p text:style-name="Text_20_body_20_indent">Statements are the actual <text:span text:style-name="T2">building blocks</text:span><text:span text:style-name="T12">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12">Exceptions to this rule are the </text:span><text:span text:style-name="T2">block-statement</text:span><text:span text:style-name="T12"> and the </text:span><text:span text:style-name="T2">switch-statement.</text:span></text:p>
      <text:h text:style-name="Heading_20_5" text:outline-level="5"><text:reference-mark-start text:name="stat_block"/>Block<text:reference-mark-end text:name="stat_block"/></text:h>
      <text:p text:style-name="Text_20_body_20_indent">The block-statemen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text:span text:style-name="T57">block-</text:spa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111"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12">, which must result in an int value. If the result is true, </text:span><text:span text:style-name="T2">statement1</text:span><text:span text:style-name="T12"> will be executed. After this, execution will continue beyond the if-statement.</text:span></text:p>
      <text:p text:style-name="Text_20_body_20_indent"><text:span text:style-name="T12">If the result was false, and no </text:span><text:span text:style-name="T2">else</text:span><text:span text:style-name="T12"> branch has been specified, </text:span><text:span text:style-name="T2">statement1</text:span><text:span text:style-name="T12"> will be skipped and execution will continue beyond the if-statement.</text:span></text:p>
      <text:p text:style-name="Text_20_body_20_indent"><text:span text:style-name="T12">If the result was false and an </text:span><text:span text:style-name="T2">else</text:span><text:span text:style-name="T12"> branch has been specified, </text:span><text:span text:style-name="T2">statement2</text:span><text:span text:style-name="T12">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12">:</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12">, which must result in an int or string value. After that, the statement will compare the result to each of the constant expressions </text:span><text:span text:style-name="T2">const_expr</text:span><text:span text:style-name="T12">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67"><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15">'fall through' and break</text:p>
      <text:p text:style-name="P9">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67">switch( a )<text:line-break/>{<text:line-break/><text:tab/>case 1:<text:line-break/><text:tab/><text:tab/>text = "a is 1";<text:line-break/><text:tab/>case 2:<text:line-break/><text:tab/><text:tab/>text = "a is 2";<text:line-break/><text:tab/><text:tab/>break;<text:line-break/>}</text:p>
      <text:p text:style-name="P9">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text:span text:style-name="T119">N</text:span>amely in situations where we want to handle multiple cases with a single statement or block:</text:p>
      <text:p text:style-name="P67">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line-break/></text:p>
      <text:h text:style-name="P112" text:outline-level="7"><text:soft-page-break/><text:reference-mark-start text:name="stat_clause"/>clause / goto<text:reference-mark-end text:name="stat_clause"/></text:h>
      <text:p text:style-name="P21">The clause-statement is a special kind of block statement that can be tagged with a label and a result variable. The goto-statement can be used to jump out of a clause to another clause.</text:p>
      <text:p text:style-name="P81">vardecl := typename identifier ['=' expr]<text:line-break/>statement1 := 'clause' '(' vardecl ')' block-statement<text:line-break/>statement2 := 'clause' identifier block-statement [statement2]<text:line-break/>statement := statement1 [statement2]</text:p>
      <text:p text:style-name="P22">A clause-statement can consist of one or more consecutive clause blocks. The first clause block must define a result variable. <text:span text:style-name="T61">Any type can be used, including interface, class or delegate references.</text:span></text:p>
      <text:p text:style-name="P22">All following clause blocks can only specify a branch label. The label must be unique for all clause blocks in the same scope.</text:p>
      <text:p text:style-name="P72">clause (int err)<text:line-break/>{<text:line-break/> <text:s text:c="3"/>clause (string str)<text:line-break/> <text:s text:c="3"/>{<text:line-break/> <text:s text:c="7"/>/* do something */<text:line-break/> <text:s text:c="7"/>if (/* condition */)<text:line-break/> <text:s text:c="11"/>goto Exit("An exit argument");<text:line-break/> <text:s text:c="7"/>if (/* condition */)<text:line-break/> <text:s text:c="11"/>goto Error(-10);<text:line-break/> <text:s text:c="3"/>}<text:line-break/> <text:s text:c="3"/>clause Exit<text:line-break/> <text:s text:c="3"/>{<text:line-break/> <text:s text:c="7"/>println(str);<text:line-break/> <text:s text:c="3"/>}<text:line-break/>}<text:line-break/>clause Error<text:line-break/>{<text:line-break/> <text:s text:c="3"/>println("Error #" + err);<text:line-break/>}</text:p>
      <text:p text:style-name="P23">Execution will enter the first clause block, but will not fall through into following clause blocks. The clauses <text:span text:style-name="T2">Exit</text:span> and <text:span text:style-name="T3">Error</text:span> in the example above will never be entered, unless a goto explicitly jumps into them.</text:p>
      <text:p text:style-name="P23">The goto-statement pass<text:span text:style-name="T58">es</text:span> a result value to the clause-statement’s variable. This can be used to carry an error <text:span text:style-name="T59">or result </text:span>value over from one clause block to another. The expression specified to the goto-statement must match the type of the clause block’s result variable.</text:p>
      <text:p text:style-name="P24">Clause-statements can be nested. It is possible to jump from an inner clause block to an outer clause block of any level.</text:p>
      <text:p text:style-name="P25">When nesting clause blocks, labels used for an inner statement will hide those of an outer statement. This means we may reuse the label <text:span text:style-name="T2">Exit</text:span> for an inner block, even if the label has already been used for an outer block. <text:span text:style-name="T60">In that case</text:span>, the outer clause block will become unreachable.</text:p>
      <text:h text:style-name="Heading_20_7" text:outline-level="7"><text:reference-mark-start text:name="stat_break"/>break<text:reference-mark-end text:name="stat_break"/></text:h>
      <text:p text:style-name="P44">The break-statement can be used to jump out of a while-, do-while-, for-, or switch-statement.</text:p>
      <text:p text:style-name="P82">statement := 'break'</text:p>
      <text:p text:style-name="P44">When using break in nested loops or switch-statements, the break-statement always directly corresponds to the scope of the statement where it is used, for example:</text:p>
      <text:p text:style-name="P76">for( int i = 0; i &lt; 10; i++ )<text:line-break/>{<text:line-break/><text:tab/>for( int j = 0; ; j++ )<text:line-break/><text:tab/>{<text:line-break/><text:tab/><text:tab/>if( j == 5 )<text:line-break/><text:tab/><text:tab/><text:tab/>break;<text:line-break/><text:tab/>}<text:line-break/>}</text:p>
      <text:p text:style-name="P26"><text:soft-page-break/>The break-statement belongs to the scope of the inner for-statement and will jump out of it if 'j' is equal to 5. It does <text:span text:style-name="T2">not </text:span><text:span text:style-name="T12">belong to the scope of the outer for-statement, thus the outer loop will not be interrupted by the break-statement.</text:span></text:p>
      <text:h text:style-name="P114" text:outline-level="7"><text:reference-mark-start text:name="stat_continue"/>continue<text:reference-mark-end text:name="stat_continue"/></text:h>
      <text:p text:style-name="P4">The continue-statement can be used to jump to the start, respectively end of a for-, while- or do-while statement.</text:p>
      <text:p text:style-name="Syntax_20_Notation">statement := 'continue'</text:p>
      <text:p text:style-name="Text_20_body_20_indent">In a for-statement, continue will jump to the increment statement for the iterator variable.</text:p>
      <text:p text:style-name="Text_20_body_20_indent">In a while-statement, continue will jump to the top of the loop, to the loop’s expression.</text:p>
      <text:p text:style-name="Text_20_body_20_indent">In a do-while-statement, continue will jump to the end of the loop, to the loop’s expression.</text:p>
      <text:h text:style-name="Heading_20_7" text:outline-level="7"><text:reference-mark-start text:name="stat_return"/>return<text:reference-mark-end text:name="stat_return"/></text:h>
      <text:p text:style-name="P45">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P83">statement := 'return' [expr]</text:p>
      <text:p text:style-name="P45"><text:span text:style-name="T38">The r</text:span><text:span text:style-name="T12">eturn-</text:span><text:span text:style-name="T38">statement</text:span><text:span text:style-name="T12"> will cause the function to go out of scope, no matter where in the function </text:span><text:span text:style-name="T38">it</text:span><text:span text:style-name="T12"> was encountered. This means that all variables defined locally in the function will be automatically freed.</text:span></text:p>
      <text:h text:style-name="Heading_20_7" text:outline-level="7"><text:reference-mark-start text:name="stat_yield"/>yield<text:reference-mark-end text:name="stat_yield"/></text:h>
      <text:p text:style-name="P45">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P83">statement := 'yield' [expr]</text:p>
      <text:h text:style-name="Heading_20_7" text:outline-level="7"><text:reference-mark-start text:name="throw_kwd"/>throw<text:reference-mark-end text:name="throw_kwd"/></text:h>
      <text:p text:style-name="P46">The throw statement allows us to throw an instance of an exception class from anywhere in the function's body, if a critical situation is detected and we need to end script execution immediately.</text:p>
      <text:p text:style-name="P84">statement := 'throw' expr</text:p>
      <text:p text:style-name="P46">The throw statement expects 'expr' to be a type that implements the built-in <text:span text:style-name="T2">exception</text:span> interface. At present, exceptions can only be handled in native C/C++ code.</text:p>
      <text:p text:style-name="P46">For more details about exceptions, please see the <text:span text:style-name="Referenz">→</text:span><text:span text:style-name="Referenz"><text:reference-ref text:reference-format="text" text:ref-name="ref_exception">Exceptions</text:reference-ref></text:span> section of this document.</text:p>
      <text:h text:style-name="P109" text:outline-level="5"><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12">, which must result in an int value.</text:span></text:p>
      <text:p text:style-name="Text_20_body_20_indent"><text:soft-page-break/><text:span text:style-name="T12">If the result is true, </text:span><text:span text:style-name="T2">statement</text:span> will be executed. After this, execution will return to the given expression <text:span text:style-name="T2">expr</text:span><text:span text:style-name="T12"> and will evaluate it again. This will repeat for as long as </text:span><text:span text:style-name="T2">expr</text:span><text:span text:style-name="T12"> will result to true.</text:span></text:p>
      <text:p text:style-name="Text_20_body_20_indent"><text:span text:style-name="T12">If </text:span><text:span text:style-name="T2">expr</text:span><text:span text:style-name="T12"> results to false, </text:span><text:span text:style-name="T2">statement</text:span><text:span text:style-name="T12">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12">. After this, it will evaluate </text:span><text:span text:style-name="T2">expr</text:span><text:span text:style-name="T12">,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113"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12">. This is also called the </text:span><text:span text:style-name="T2">initializer statement</text:span><text:span text:style-name="T12"> because it is used to initialize an iterator variable. </text:span><text:span text:style-name="T39">I</text:span><text:span text:style-name="T12">f this statement is used to declare an iterator variable, this variable will be created within the scope of the for-statement. As a result, when the for-statement is left, the iterator variable is freed and its name can be reused.</text:span></text:p>
      <text:p text:style-name="P1">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67">for( int i = 0; i &lt; 10; i++ )<text:line-break/><text:tab/>print( "Hello!" );</text:p>
      <text:p text:style-name="Text_20_body_20_indent"><text:soft-page-break/>Count from 1 to 100 in steps of 10:</text:p>
      <text:p text:style-name="P67">for( int i = 1; i &lt;= 100; i += 10 )<text:line-break/><text:tab/>print( i );</text:p>
      <text:p text:style-name="P1">Count from 10 to 0 backwards:</text:p>
      <text:p text:style-name="P67">for( int i = 10; i &gt;= 0; i-- )<text:line-break/><text:tab/>print( i );</text:p>
      <text:p text:style-name="Text_20_body_20_indent">Note that <text:span text:style-name="T2">statement1</text:span>, <text:span text:style-name="T2">expr1</text:span> and <text:span text:style-name="T2">expr2</text:span>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12">is not specified, no code is executed before the loop returns to the beginning. This can be useful if we don't want to increase the iterator variable in all cases, but only in certain cases that are handled in the loop's body.</text:span></text:p>
      <text:p text:style-name="P1">If neither <text:span text:style-name="T2">statement1</text:span>, <text:span text:style-name="T2">expr1</text:span> nor <text:span text:style-name="T2">expr2</text:span> are specified, this creates the simplest form of an infinite loop:</text:p>
      <text:p text:style-name="Preformatted_20_Text">for( ; ; )<text:line-break/><text:tab/>print( "Hello!" );<text:tab/>// print infinitely</text:p>
      <text:p text:style-name="Text_20_body_20_indent"><text:span text:style-name="T12">Note that this loop is even simpler than a </text:span><text:span text:style-name="T2">while( true )</text:span><text:span text:style-name="T12"> loop, because that would actually cause the constant '1' to be tested for every iteration of the loop. </text:span><text:span text:style-name="T2">for( ; ; )</text:span><text:span text:style-name="T12"> will only result in a branch back to the start of the loop's body.</text:span></text:p>
      <text:h text:style-name="Heading_20_5" text:outline-level="5"><text:reference-mark-start text:name="stat_import"/>import<text:reference-mark-end text:name="stat_import"/></text:h>
      <text:p text:style-name="Text_20_body_20_indent">The import-statement allows <text:span text:style-name="T120">us</text:span> to <text:span text:style-name="T2">modularize</text:span><text:span text:style-name="T12"> a program. This means, </text:span><text:span text:style-name="T40">we</text:span><text:span text:style-name="T12"> don’t have to define all classes in one big file. Instead </text:span><text:span text:style-name="T40">we</text:span><text:span text:style-name="T12"> can put each class into a separate file and import </text:span><text:span text:style-name="T40">it</text:span><text:span text:style-name="T12"> where needed, making it possible to share and reuse classes between projects. The import-statement can only be used in the </text:span><text:span text:style-name="T2">global scope</text:span><text:span text:style-name="T12">, that means outside of all other statements.</text:span></text:p>
      <text:p text:style-name="Syntax_20_Notation">identifiers := identifier ['.' identifiers]<text:line-break/>statement := 'import' identifiers</text:p>
      <text:p text:style-name="Text_20_body_20_indent">The statement will first check if <text:span text:style-name="T2">identifier</text:span><text:span text:style-name="T12"> is the class name of a </text:span><text:span text:style-name="T2">native type library</text:span><text:span text:style-name="T12">, which is a class written in C / C++ that has been registered to the runtime. If </text:span><text:span text:style-name="T41">true</text:span><text:span text:style-name="T12">, the class declaration of this native type library is compiled and the class can be used.</text:span></text:p>
      <text:p text:style-name="P1">If the identifier is not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import classes.graphics.gui.button;</text:p>
      <text:p text:style-name="Text_20_body_20_indent"><text:soft-page-break/>This will try to import the <text:span text:style-name="T121">file</text:span> "button.<text:span text:style-name="T121">jc</text:span>" from the path "classes / graphics / gui", if such a path is found under the current working directory.</text:p>
      <text:p text:style-name="P1">Note that JewelScript assumes that the file name of a script file is the same as the class name defined in that file, plus the file extension for script files, which is usually "jc".</text:p>
      <text:p text:style-name="Text_20_body_20_indent">Since not all applications embedding JewelScript probably would want to use the standard extension, a compiler option is available that allows developers to override the file extension assumed by the import-statement.</text:p>
      <text:p text:style-name="Text_20_body_20_indent"><text:span text:style-name="T122">T</text:span>he statement automatically keeps track of <text:span text:style-name="T124">classes</text:span> that have already been imported. If a <text:span text:style-name="T123">class</text:span> has already been imported, the import-statement will silently ignore all further attempts to import that <text:span text:style-name="T123">class</text:span>.</text:p>
      <text:p text:style-name="Text_20_body_20_indent"><text:span text:style-name="T99">T</text:span>here is no need to import the built-in classes. These are automatically imported when the JewelScript compiler is initialized and thus are always defined.</text:p>
      <text:h text:style-name="P116" text:outline-level="7">Import paths</text:h>
      <text:p text:style-name="P31">JewelScript 1.1 introduced a new feature called “import paths”. It’s purpose is to make building libraries of shared script code easier.</text:p>
      <text:p text:style-name="P30">By using the API function JCLAddImportPath(), application developers can define any amount of standard paths on the local file-system, where the import-statement should look for script files.</text:p>
      <text:p text:style-name="P31">Each import path must be defined with a unique keyword. If this keyword is the first identifier to an import-statement, the path associated with that keyword is used as the base directory.</text:p>
      <text:p text:style-name="P32">For example:</text:p>
      <text:p text:style-name="Preformatted_20_Text"><text:span text:style-name="Source_20_Text">JCLAddImportPath(pVM, "System", "C:\\Program Files\\My Application\\Scripts");</text:span></text:p>
      <text:p text:style-name="Text_20_body_20_indent"><text:span text:style-name="T67">This would</text:span> allow <text:span text:style-name="T67">us</text:span> to use th<text:span text:style-name="T67">e following</text:span> statement in scripts:</text:p>
      <text:p text:style-name="Preformatted_20_Text"><text:span text:style-name="Source_20_Text">import System.Console.Application;</text:span></text:p>
      <text:p text:style-name="P32"><text:span text:style-name="T67">W</text:span>hich <text:span text:style-name="T67">would</text:span> load and compile the script <text:span text:style-name="T67">file</text:span> “C: \ Program Files \ My Application \ Scripts \ Console \ Application.jc”.</text:p>
      <text:h text:style-name="P117" text:outline-level="7">import all</text:h>
      <text:p text:style-name="Text_20_body_20_indent">To make HTML documentation generation for an application easier, the keyword ‘all’ can be used to import all native types registered to the runtime at once.</text:p>
      <text:p text:style-name="Preformatted_20_Text">import all; // imports all known native types!</text:p>
      <text:p text:style-name="Text_20_body_20_indent">However, this may cause a performance hit and use a lot of memory with <text:span text:style-name="T125">applications that register</text:span> many classes. For this reason, even though it may seem convenient, it is not recommended to use this feature for normal programming purposes.</text:p>
      <text:h text:style-name="Heading_20_5" text:outline-level="5"><text:reference-mark-start text:name="stat_using"/>using<text:reference-mark-end text:name="stat_using"/></text:h>
      <text:p text:style-name="Text_20_body_20_indent">The purpose of the using-statement is to "map" global functions from a class name space into the global name space, in order to simplify access to these functions. The using-statement can only be specified in the global scope.</text:p>
      <text:p text:style-name="Syntax_20_Notation">identifiers := identifier [',' identifiers]<text:line-break/>statement := 'using' identifiers</text:p>
      <text:p text:style-name="Text_20_body_20_indent">When a class has global member functions, JewelScript normally requires the developer to specify the <text:span text:style-name="T5">full-qualified</text:span> function name in order to call the function. This is because we can <text:span text:style-name="T126">have</text:span> more than one class <text:span text:style-name="T126">define</text:span> a global function with the same name. Thus, in order to distinguish these global functions, the full-qualified name must be specified when calling the function:</text:p>
      <text:p text:style-name="Preformatted_20_Text">CFoo::FooFunction();<text:tab/>// call FooFunction from class CFoo<text:line-break/>CBar::FooFunction();<text:tab/>// call FooFunction from class CBar</text:p>
      <text:p text:style-name="Text_20_body_20_indent">However, especially with long class names and global functions that are often used, specifying the full-qualified name can be<text:span text:style-name="T127">come</text:span> tedious. Therefore it is possible to tell the compiler to assume a certain class name space when calling a function, by specifying the using-statement.</text:p>
      <text:p text:style-name="Preformatted_20_Text"><text:soft-page-break/>import CFoo;<text:line-break/>using CFoo;<text:line-break/><text:line-break/>function test()<text:line-break/>{<text:line-break/><text:tab/>FooFunction();<text:line-break/>}</text:p>
      <text:p text:style-name="Text_20_body_20_indent">In the above example, we tell the compiler to map global functions from class CFoo into the global name space. Thus, we can omit the class name when specifying a call to FooFunction().</text:p>
      <text:p text:style-name="Text_20_body_20_indent">Note that this will only work, if there is no other FooFunction() already defined in the global name space. If a FooFunction() is already defined, either because a global function with that name already exists, or because another using-statement has mapped it from another class into the global name space, then an ambiguous access error will occur when trying to call that function without specifying the full-qualified function name:</text:p>
      <text:p text:style-name="Preformatted_20_Text">import CFoo;<text:line-break/>import CBar;<text:line-break/>using CFoo, CBar;<text:line-break/><text:line-break/>function test()<text:line-break/>{<text:line-break/><text:tab/>FooFunction();<text:tab/><text:tab/><text:tab/>// ambiguous access error!<text:line-break/>}<text:line-break/><text:line-break/>function test2()<text:line-break/>{<text:line-break/><text:tab/>CFoo::FooFunction();<text:tab/><text:tab/>// ambiguous access resolved<text:line-break/>}</text:p>
      <text:p text:style-name="Text_20_body_20_indent">As the example shows, such a situation can always be avoided by specifying the full-qualified function name of the function that we wanted to call.</text:p>
      <text:p text:style-name="Text_20_body_20_indent">If a name conflict exists between a global function and a static class member function, and the global function should be called, this can be resolved by prefixing the function name with the scope operator:</text:p>
      <text:p text:style-name="Preformatted_20_Text">import CFoo;<text:line-break/>using CFoo;<text:line-break/><text:line-break/>function test()<text:line-break/>{<text:line-break/><text:tab/>::FooFunction(); // call FooFunction(), not CFoo::FooFunction()<text:line-break/>}</text:p>
      <text:h text:style-name="Heading_20_5" text:outline-level="5"><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12"> be carried over into another file.</text:span></text:p>
      <text:p text:style-name="Text_20_body_20_indent">The string literal <text:span text:style-name="T2">string_literal</text:span><text:span text:style-name="T12"> is assumed to</text:span> specify a comma separated list of <text:span text:style-name="T2">name = value</text:span> pairs. Values can be boolean, integers or strings, depending on the option. For switches, the words <text:span text:style-name="T2">true, false, yes </text:span><text:span text:style-name="T12">and </text:span><text:span text:style-name="T2">no</text:span><text:span text:style-name="T12">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p text:style-name="P15"><text:soft-page-break/>verbose</text:p>
      <text:p text:style-name="Monospace_20_indent"><text:span text:style-name="T6">verbose</text:span> = 0|1 (default:0)</text:p>
      <text:p text:style-name="Text_20_body_20_indent">Enables / disables additional compiler output, for example number of allocated and freed blocks, number of errors and warnings, optimizations successfully performed, generated code size, etc.</text:p>
      <text:p text:style-name="P15">warning-level</text:p>
      <text:p text:style-name="Monospace_20_indent"><text:span text:style-name="T6">warning-level</text:span> = 0...4 (default: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p text:style-name="P15">stack-locals</text:p>
      <text:p text:style-name="Monospace_20_indent"><text:span text:style-name="T6">stack-locals</text:span> = 0<text:span text:style-name="T12">|1</text:span> (default:1)</text:p>
      <text:p text:style-name="Text_20_body_20_indent">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p text:style-name="P15">optimize</text:p>
      <text:p text:style-name="Monospace_20_indent"><text:span text:style-name="T6">optimize</text:span> = <text:span text:style-name="T12">0...3</text:span> (default: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12">stack-locals” is automatically set to 1.</text:span></text:p>
      <text:p text:style-name="P15">use-rtchk</text:p>
      <text:p text:style-name="Monospace_20_indent"><text:span text:style-name="T6">use-rtchk</text:span> = 0<text:span text:style-name="T12">|1</text:span> (default: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p text:style-name="P15">file-ext</text:p>
      <text:p text:style-name="Monospace_20_indent"><text:span text:style-name="T6">file-ext </text:span>= <text:span text:style-name="Emphasis"><text:span text:style-name="T12">string</text:span></text:span> (default:"jc")</text:p>
      <text:p text:style-name="Text_20_body_20_indent">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6">must not</text:span> include the dot character, or any other invalid characters. Valid characters are:</text:p>
      <text:p text:style-name="Syntax_20_Notation">fileext := [<text:span text:style-name="T51">0-9A-Za-z_]+</text:span></text:p>
      <text:p text:style-name="P15">file-import</text:p>
      <text:p text:style-name="Monospace_20_indent">file-import = 0|1 (default: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p text:style-name="P15">error-format</text:p>
      <text:p text:style-name="Monospace_20_indent">error-format = default|ms (default:default)</text:p>
      <text:p text:style-name="Text_20_body_20_indent">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p text:style-name="P15"><text:soft-page-break/>log-garbage</text:p>
      <text:p text:style-name="Monospace_20_indent">log-garbage = 0|1 (default:0)</text:p>
      <text:p text:style-name="Text_20_body_20_indent">If this option is enabled, detailed information about each object reclaimed by the garbage collector is written to the log output callback of the runtime. This allows script programmers to find and optimize reference cycles in their program.</text:p>
      <text:p text:style-name="Text_20_body_20_indent">This option is <text:span text:style-name="T50">global</text:span><text:span text:style-name="T6">, it is not applied on a per-file basis. If multiple files use this option, the value from the last compiled file is used.</text:span></text:p>
      <text:p text:style-name="P15">data-stack-size, call-stack-size, stack-size</text:p>
      <text:p text:style-name="Monospace_20_indent">stack-size = n (default: application defined)</text:p>
      <text:p text:style-name="Text_20_body_20_indent">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 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50">global</text:span><text:span text:style-name="T6">, they are not applied on a per-file basis. If multiple files use these options, the value from the last compiled file is used.</text:span></text:p>
      <text:h text:style-name="Heading_20_5" text:outline-level="5"><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text:soft-page-break/>float foo, bar, x, y;</text:p>
      <text:p text:style-name="Text_20_body_20_indent">When declaring a variable without immediately assigning an initial value, the compiler will automatically initialize the variable with a <text:span text:style-name="T2">default value</text:span><text:span text:style-name="T12">. In the case of a numerical type, this default value is 0. For class</text:span><text:span text:style-name="T42"> types</text:span><text:span text:style-name="T12">, the compiler will try to construct an instance by calling the </text:span><text:span text:style-name="T2">default constructor</text:span><text:span text:style-name="T12">. If the class does not have a default constructor, or it has been declared </text:span><text:span text:style-name="T2">explicit, </text:span><text:span text:style-name="T12">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arguments := typedecl identifier [',' arguments]<text:line-break/>statement :=<text:line-break/><text:tab/>'function' [typedecl] identifier '(' [arguments] ')' block-statement</text:p>
      <text:p text:style-name="P1">Note that declaring a function explicitly before defining it is not required. If a function is defined by a function definition statement that has not yet been declared, it will automatically be declared, then defined.</text:p>
      <text:p text:style-name="P1">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12">declared by a co-function declaration statement:</text:span></text:p>
      <text:p text:style-name="Syntax_20_Notation">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ext:soft-page-break/>The same rules that apply to defining a regular function apply when defining a co-function. After it's declaration, the co-function's body is undefined and needs to be defined by a co-function definition statement:</text:p>
      <text:p text:style-name="Syntax_20_Notation">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text:soft-page-break/>class Foo;</text:p>
      <text:p text:style-name="Text_20_body_20_indent">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text:span text:style-name="T128">I</text:span>nterfaces are <text:span text:style-name="T2">pure abstract </text:span>class declarations. <text:span text:style-name="T128">They can be implemented by classes</text:span>. An interface is declared by an interface declaration statement:</text:p>
      <text:p text:style-name="Preformatted_20_Text">interface Foo<text:line-break/>{<text:line-break/><text:tab/>method string GetName();<text:line-break/><text:tab/>method SetName(const string);<text:line-break/>}</text:p>
      <text:p text:style-name="Text_20_body_20_indent">A class that would <text:span text:style-name="T73">implement</text:span> interface 'Foo' would <text:span text:style-name="T2">at least </text:span>need to implement two methods, GetName() and SetName(), and at least one constructor, as mentioned earlier. A class declaration that <text:span text:style-name="T73">implements</text:span> interface 'Foo' might look like this:</text:p>
      <text:p text:style-name="Preformatted_20_Text">class Bar : Foo<text:tab/>// class Bar <text:span text:style-name="T74">implements</text:span>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even though interfaces cannot be instantiated by operator new. The consequence of declaring a constructor in an interface, is that all <text:span text:style-name="T75">implement</text:span>ing classes must implement a matching constructor.</text:p>
      <text:p text:style-name="Preformatted_20_Text">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P37">In the above example, class 'Bar' <text:span text:style-name="T75">implement</text:span>s the constructor from the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text:soft-page-break/>Note that JewelScript is a bit more restrictive than other C-style languages when it comes to expression statements. More specifically, it does <text:span text:style-name="T2">not </text:span><text:span text:style-name="T12">allow multiple expressions combined by </text:span><text:span text:style-name="T2">binary operators</text:span><text:span text:style-name="T12">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12">"useless code", code which might affect performance, even though the result of it will be thrown away.</text:span></text:p>
      <text:p text:style-name="P1">It might seem weird that JewelScript allow<text:span text:style-name="T129">s</text:span> to specify a <text:span text:style-name="T2">literal constant</text:span> as an expression statement:</text:p>
      <text:p text:style-name="P67">1000;<text:line-break/>"Hello";<text:line-break/>3.141;</text:p>
      <text:p text:style-name="Text_20_body_20_indent">This is because doing this will result in <text:span text:style-name="T2">absolutely no code</text:span><text:span text:style-name="T12">. The compiler is smart enough to know that these values are never used and just ignores them.</text:span></text:p>
      <text:p text:style-name="P1">Unlike C, C++ and other C-style languages, JewelScript does not<text:span text:style-name="T2"> </text:span>support <text:span text:style-name="T130">multiple </text:span>expression statements <text:span text:style-name="T130">delimited by operator comma. </text:span>In JewelScript the comma is not an operator at all, it is just a token recognized to delimit function arguments.</text:p>
      <text:h text:style-name="P110" text:outline-level="5"><text:reference-mark-start text:name="stat_empty"/>Empty statement<text:reference-mark-end text:name="stat_empty"/></text:h>
      <text:p text:style-name="P1">C and C++ support an empty statement to be placed, meaning a statement that contains no code.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his is generally of little use when coding in JewelScript. One area where it probably could be useful is as a <text:span text:style-name="T2">place holder</text:span><text:span text:style-name="T12">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105"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12">to a value, it does not directly store the value. Instead, it stores the </text:span><text:span text:style-name="T2">address</text:span><text:span text:style-name="T12"> in memory, where the value has been put. However, when using value types (as opposed to </text:span><text:span text:style-name="T2">reference types</text:span><text:span text:style-name="T12">,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we need to declare it. Declaring a variable has the purpose of making the variable known to the language. This includes making the variable's name, the data type bound to the variable, and the variable's <text:span text:style-name="T12">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text:span text:style-name="T131">I</text:span>f we place a variable declaration in the <text:span text:style-name="T2">global scope</text:span><text:span text:style-name="T12">, then this variable will be a global variable, meaning it's life-time spans the whole life-time of the program and it is visible from anywhere in the program.</text:span></text:p>
      <text:p text:style-name="P1">If we place a variable declaration in a function definition, then this variable's life-time only spans the time the function is being executed. <text:span text:style-name="T131">O</text:span>nce the function returns, the variable does not exist <text:span text:style-name="T132">any more.</text:span> Furthermore, the variable is only visible in that function, which means that other functions cannot refer to the variable.</text:p>
      <text:p text:style-name="P1">When a global or local variable is declared, but no immediate initialization value is assigned, the compiler will automatically initialize the variable with a <text:span text:style-name="T2">default value</text:span>. For the numerical types float and int this default value is 0. For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 The compiler will generate a compile-time error when a constructor does not initialize all member variable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12">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67">float x = 3.141, y = 27.5;</text:p>
      <text:p text:style-name="Text_20_body_20_indent"><text:soft-page-break/>Note that special rules apply when it comes to initializing variables declared in classes (class member variables), these variables can <text:span text:style-name="T2">not </text:span><text:span text:style-name="T12">be immediately initialized in the declaration statement, but must be initialized in the constructors </text:span><text:span text:style-name="T43">of the class</text:span><text:span text:style-name="T12"> instead.</text:span></text:p>
      <text:p text:style-name="P1">When initializing a value type variable, the value of the right-hand expression gets copied. When initializing a reference type variable, a reference to the source object is taken.</text:p>
      <text:p text:style-name="Text_20_body_20_indent">Any further assignment to a variable <text:span text:style-name="T12">after</text:span><text:span text:style-name="T2"> </text:span><text:span text:style-name="T12">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object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object </text:span>in memory<text:span text:style-name="T2">.</text:span></text:p>
      <text:p text:style-name="P1">The purpose of using reference variables is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objects by reference has some important consequences: If two variables share the same object in memory, and we <text:span text:style-name="T2">change</text:span> this object using one variable, then this change will also be visible through the other variable. Sometimes this <text:span text:style-name="T2">side effect</text:span>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So all we have to do is declare a variable for the object's specific type:</text:p>
      <text:p text:style-name="Preformatted_20_Text">Foo g = new Foo();<text:tab/>// declare and explicitly init 'g'</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 <text:s text:c="3"/>// declare and default init 'f'</text:p>
      <text:p text:style-name="Text_20_body_20_indent">When assigning an object that is constant, the language will automatically create a copy and assign a reference to the copy instead.</text:p>
      <text:p text:style-name="Preformatted_20_Text">string s = "Hello";<text:tab/>// assigns a copy of the constant "Hello"</text:p>
      <text:p text:style-name="Text_20_body_20_indent">It is not mandatory to declare function arguments constant. However, it has the advantage that we don't have to take care <text:span text:style-name="T134">of</text:span> copying <text:span text:style-name="T133">arguments inside the function</text:span>.</text:p>
      <text:p text:style-name="Preformatted_20_Text">class Rect<text:line-break/>{<text:line-break/> <text:s text:c="3"/>method Rect(const Point topLeft, const Point bottomRight)<text:line-break/> <text:s text:c="3"/>{<text:line-break/> <text:s text:c="7"/>this.TopLeft = topLeft;<text:tab/><text:tab/>// argument is copied<text:line-break/> <text:s text:c="7"/>this.BottomRight = bottomRight;<text:tab/>// argument is copied<text:line-break/> <text:s text:c="3"/>}<text:line-break/>}</text:p>
      <text:p text:style-name="P1">Another solution is copy-constructing the <text:span text:style-name="T135">values</text:span> instead of making the arguments constant.</text:p>
      <text:p text:style-name="Preformatted_20_Text">class Rect<text:line-break/>{<text:line-break/> <text:s text:c="3"/>method Rect(Point topLeft, Point bottomRight)<text:line-break/> <text:s text:c="3"/>{<text:line-break/> <text:s text:c="7"/>this.TopLeft = new Point(topLeft);<text:line-break/> <text:s text:c="7"/>this.BottomRight = new Point(bottomRight);<text:line-break/> <text:s text:c="3"/>}<text:line-break/>}</text:p>
      <text:h text:style-name="Heading_20_5" text:outline-level="5"><text:soft-page-break/><text:reference-mark-start text:name="ref-assign"/>Assignment<text:reference-mark-end text:name="ref-assign"/></text:h>
      <text:p text:style-name="Text_20_body_20_indent">The assignment to a reference variable is handled exactly like the initialization. After the assignment, the variable will refer to a new object in memory.</text:p>
      <text:p text:style-name="Text_20_body_20_indent">However, if the variable is declared <text:span text:style-name="T2">cons</text:span>t, then it is not <text:span text:style-name="T136">possible</text:span> to assign a new reference to that variable. Declaring a variable as constant means that both the object and the reference to it are meant to remain constant.</text:p>
      <text:h text:style-name="Heading_20_5" text:outline-level="5"><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object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object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 from 'myFoo' variable</text:p>
      <text:p text:style-name="Text_20_body_20_indent">Introducing the concept of weak references into the language is a mixed blessing. On one hand, they help developers to avoid <text:span text:style-name="T2">reference cycles,</text:span><text:span text:style-name="T12">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4069630387492369597" text:style-name="L4">
        <text:list-item>
          <text:p text:style-name="P98">Freeing the developer from thinking about the life-time of objects. When not using weak references, the language can guarantee that an object referenced by a variable always exists. An object cannot be destroyed until there is no variable any more that uses it. Weak references do not provide this safety. Since their reference to the object is not counted, the object might be gone before the weak reference variable is destroyed. The weak reference would then reference a <text:span text:style-name="T2">zombie:</text:span> an object that doesn't exist any more. If the zombie's memory area has been reused by the application for other values in the meantime, modifying such a zombie object will overwrite these values, which will sooner or later lead to an application crash.</text:p>
        </text:list-item>
        <text:list-item>
          <text:p text:style-name="P98">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62">Because of these disadvantages, weak references should only be used if there is a problem that cannot be solved otherwise. In other words, if the program does not have a reference cycle problem, then there is no reason to use weak references.</text:p>
      <text:p text:style-name="P62">Yet, if it turns out that a program has a reference cycle problem, using weak references to solve the issue should be the <text:span text:style-name="T2">last</text:span><text:span text:style-name="T12"> option on the list. Reference cycles can very often be avoided by a "proper" design of the relationships between objects.</text:span></text:p>
      <text:p text:style-name="P63">For example, the simple addition of a “dispose()” method to our class, that we call when we don't need the object any more, can help us avoid reference cycles, if this dispose method sets all it's member references to null.</text:p>
      <text:p text:style-name="P63">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text:soft-page-break/>class Object<text:line-break/>{<text:line-break/><text:tab/>method Object() { ref = null; }<text:line-break/><text:tab/>Object ref;<text:line-break/>}<text:line-break/></text:p>
      <text:p text:style-name="Preformatted_20_Text">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46">A</text:span> and <text:span text:style-name="T46">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46">A</text:span> and <text:span text:style-name="T46">B.</text:span> Hence the reference counts of both objects are decreased to 1. That's all, nothing else happens. Both <text:span text:style-name="T46">A</text:span> and <text:span text:style-name="T46">B</text:span> will not be destroyed and have 'leaked'.</text:p>
      <text:p text:style-name="Text_20_body_20_indent">Since object <text:span text:style-name="T46">A</text:span> still has a reference from <text:span text:style-name="T46">B.ref</text:span>, the runtime cannot destroy it, it must assume <text:span text:style-name="T46">A</text:span> is still in use. Likewise, since object <text:span text:style-name="T46">B</text:span> still has a reference from <text:span text:style-name="T46">A.ref</text:span>, the runtime cannot destroy it, it must assume <text:span text:style-name="T46">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text:soft-page-break/>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6">really, really </text:span><text:span text:style-name="T8">bad.</text:span><text:span text:style-name="T6"> </text:span><text:span text:style-name="T9">A</text:span><text:span text:style-name="T6">nd it will cause nothing but problems in JewelScript. More specifically, it will cause the reference cycle that has been mentioned earlier.</text:span></text:p>
      <text:p text:style-name="P10">If we stick to regarding references as "is owned by", we will actually notice the mistake right away. The company can own the employees, but can the employees own the company as well?</text:p>
      <text:p text:style-name="Text_20_body_20_indent"><text:span text:style-name="T5">References back to something</text:span><text:span text:style-name="T6">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323262056925173146" text:style-name="L5">
        <text:list-item>
          <text:p text:style-name="P89">There is also a counted reference to the main object somewhere in the program.</text:p>
        </text:list-item>
        <text:list-item>
          <text:p text:style-name="P89">The life span of the main object is at least as long as the lifespan of the objects that own the weak reference.</text:p>
        </text:list-item>
      </text:list>
      <text:p text:style-name="Text_20_body_20_indent"><text:soft-page-break/>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1127190315142965437" text:style-name="L6">
        <text:list-item>
          <text:p text:style-name="P90">There is always a counted reference to the Foo instance (when instantiating the class).</text:p>
        </text:list-item>
        <text:list-item>
          <text:p text:style-name="P90">The Foo instances life span is as long as the thread object's life span.</text:p>
        </text:list-item>
      </text:list>
      <text:h text:style-name="P105"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text:span text:style-name="T137">supports</text:span>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 <text:span text:style-name="T138">T</text:span>he advantage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12">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objects by reference to functions. If a function argument is a constant reference, any object we pass to the function is automatically copied, if it gets assigned to a non-constant variable inside the function.</text:p>
      <text:p text:style-name="Text_20_body_20_indent">Note that declaring a variable or function argument as constant reference means that both, the variable <text:span text:style-name="T2">and</text:span><text:span text:style-name="T12"> it's value are meant to remain constant. That means, neither are we allowed to change the object, nor are we allowed to change the reference of the variabl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text:span text:style-name="T83">if a reference variable is</text:span> const<text:span text:style-name="T84">ant</text:span>,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P42">It is safer to use set-accessors instead of methods to modify an object’s properties, because the compiler can properly check if calling a set-accessor would modify a constant object.</text:p>
      <text:p text:style-name="P43">The ability to declare constant methods might be supported by a future version of the language.</text:p>
      <text:h text:style-name="P105" text:outline-level="3"><text:reference-mark-start text:name="Functions"/>Functions<text:reference-mark-end text:name="Functions"/></text:h>
      <text:p text:style-name="P1">In JewelScript, the term 'function' always refers to a <text:span text:style-name="T2">global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static class member function.</text:p>
      <text:p text:style-name="P1">Functions and methods can be used as first class values, meaning references to functions can be passed <text:span text:style-name="T139">around as values</text:span>.</text:p>
      <text:p text:style-name="P1">Functions and methods can also be nested by defining local anonymous delegates. The following sections apply in principle to functions and methods, even though only functions are mentioned.</text:p>
      <text:h text:style-name="Heading_20_5" text:outline-level="5"><text:reference-mark-start text:name="func-decl"/>Declaration<text:reference-mark-end text:name="func-decl"/></text:h>
      <text:p text:style-name="Text_20_body_20_indent"><text:span text:style-name="T140">F</text:span>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12">,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Note that t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will be ambiguous, because the compiler cannot know which variant of the function the developer intended to call. Both are suitable when calling foo with an int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text:span text:style-name="T141">F</text:span>unctions do not need to be explicitly declared. If the function definition is located in the same file, then this will both declare and define the function.</text:p>
      <text:p text:style-name="Text_20_body_20_indent">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text:soft-page-break/>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makes forward declarations (and include files) unnecessary.</text:p>
      <text:p text:style-name="Text_20_body_20_indent">In the first pass, the compiler will declare all functions in a file, no matter if they appear in the form of a function declaration or definition statement. <text:span text:style-name="T142">T</text:span>he second pass will compile the bodies of all function definition statements. That way, all functions in a file are always known before any code is compiled.</text:p>
      <text:p text:style-name="Text_20_body_20_indent">One exception to this rule, however, are expressions in the global scope of a file. If an expression in the global scope of a file contains a function call, then that function needs to be declared before it can be used in the expression. This is because expressions in the global scope are currently compiled in the first compilation pass, which might change in future versions of the language.</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12">A function call can be used to call a global function, an instance member function (method), or a delegate. It can also be used to resume a co-function.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12">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text:soft-page-break/>function foo(int);<text:line-break/>function foo(float);</text:p>
      <text:p text:style-name="Preformatted_20_Text">foo( 10 );<text:tab/><text:tab/>// calls foo(int)<text:line-break/>foo( 10.5 );<text:tab/><text:tab/>// calls foo(float)</text:p>
      <text:p text:style-name="Text_20_body_20_indent"><text:span text:style-name="T12">In general, the compiler will always choose the variant of the function that will require </text:span><text:span text:style-name="T2">the least</text:span><text:span text:style-name="T12">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12"> produce an ambiguous function call error, since the compiler cannot really know which variant of the function the developer wanted to call:</text:span></text:p>
      <text:p text:style-name="Preformatted_20_Text">function int foo(int);<text:line-break/>function string foo(int);</text:p>
      <text:p text:style-name="P67">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 qualified function name when the function is called.</text:p>
      <text:p text:style-name="Text_20_body_20_indent">For example, if two functions with the same name and signatures exist in different class name spaces, this can produce a conflict when both of the classes have been mapped to the global name 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12">If a class name, followed by the scope operator, has been specified to a function call, then the compiler will only search in the declaration of the specified class </text:span>for<text:span text:style-name="T12"> the specified function.</text:span></text:p>
      <text:p text:style-name="P1">If only the scope operator, but no class name has been specified to a function call, then the compiler will only search in the global scope for the specified function.</text:p>
      <text:p text:style-name="Preformatted_20_Text">Foo::Bar(27);<text:tab/><text:tab/>// explicitly call 'Bar' from class Foo<text:line-break/>::Bar(27);<text:tab/><text:tab/>// explicitly call 'Bar' from the global scope</text:p>
      <text:p text:style-name="Text_20_body_20_indent"><text:span text:style-name="T12">See also </text:span><text:span text:style-name="Referenz"><text:span text:style-name="T52">→</text:span></text:span><text:span text:style-name="Referenz"><text:span text:style-name="T52"><text:reference-ref text:reference-format="text" text:ref-name="stat_using">using</text:reference-ref></text:span></text:span><text:span text:style-name="Referenz"><text:span text:style-name="T52"> </text:span></text:span><text:span text:style-name="Referenz"><text:span text:style-name="T12">keyword</text:span></text:span><text:span text:style-name="Referenz"><text:span text:style-name="T52">.</text:span></text:span></text:p>
      <text:h text:style-name="P105"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12">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However,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 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12">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d at the same time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text:tab/><text:tab/>// a simple cofunction<text:line-break/>{<text:line-break/><text:tab/>yield "Hello World!\n";<text:line-break/><text:tab/>yield "How are you?\n";<text:line-break/><text:tab/>yield "Bye!";<text:line-break/>}<text:line-break/><text:line-break/>Hello g_hello = new Hello();<text:tab/>// instantiate into a global variable</text:p>
      <text:p text:style-name="Text_20_body_20_indent">It is important to understand that the co-function instantiation expression does <text:span text:style-name="T2">not</text:span><text:span text:style-name="T12">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g_hello() );<text:tab/>// Prints "Hello World!"<text:line-break/><text:tab/>print( g_hello() );<text:tab/>// Prints "How are you?"<text:line-break/><text:tab/>print( g_hello() );<text:tab/>// Prints "Bye!"<text:line-break/>}</text:p>
      <text:p text:style-name="Text_20_body_20_indent">Note that i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 </text:p>
      <text:p text:style-name="Text_20_body_20_indent">A co-function can be resumed from anywhere where access to the thread variable is given - a global function, a method or another co-function. It is even possible to recursively instantiate and resume a co-function (as long as an exit condition is always defined), but one should be aware that instantiating a new context for every recursion can consume a lot of memory, depending on the stack size chosen. Roughly, one can calculate the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Like we can see in our above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before it's end, resuming the co-function will immediately and infinitely return the last return value (without re-evaluating the yield-statement's expression). Since this is the case in our example, continuing to resume g_hello in function main will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Text_20_body_20_indent">Some people might wonder if allowing multiple threads in a script language isn't overkill regarding performance issues. This is probably because we often associate threads with how they are in the native computing world.</text:p>
      <text:p text:style-name="Text_20_body_20_indent">In the native computing world, threads are a useful, but quite "costly" feature, in terms of resources consumption. Compared to the "low-level" functionality that is in most cases directly handled by the CPU, like for example function calls, the total overhead of scheduling, synchronizing and switching threads is enormous, since this in most cases involves explicit "high-level" control by the operating system.</text:p>
      <text:p text:style-name="Text_20_body_20_indent">In the virtual machine world, however, things are a bit different. Here, the differences between handling a thread-switch instruction and a function call instruction are not so dramatic. In fact, in the JewelScript runtime, a thread-switch is one of the "cheapest" operations the VM can perform, and <text:span text:style-name="T45">much cheaper</text:span><text:span text:style-name="T12"> than a function call.</text:span></text:p>
      <text:p text:style-name="P1">This is because switching to another thread context comes down to almost only a single exchange of a pointer to another context. Since each thread has it's own registers and stack, no registers must be saved before and after resuming a co-function, and no other stack-maintenance must be performed.</text:p>
      <text:p text:style-name="P1">On the other hand, a regular function call requires the callee to save any registers it will use onto the stack, and restore them before it returns. Pushing a lot of registers onto the stack (or popping them from the stack) is a not-so-cheap operation for the VM, since it is a reference counted VM and must handle the reference counting of all values correctly. With functions that get called very often, maybe a million times per second, this additional overhead can significantly sum up.</text:p>
      <text:p text:style-name="P1">This is even more true for methods, where additionally the 'this reference' needs to be saved and loaded before the call, and restored afterwards.</text:p>
      <text:p text:style-name="P1">Therefore, if performance is an issue, developers should favour co-functions over regular functions where ever a sensible and efficient implementation can be found using a co-function.</text:p>
      <text:p text:style-name="P1">As a general rule of thumb, whenever the design is about initializing some variables and then subsequently calling a function or method that, based on these variables, returns some arbitrary result each time it is called, without requiring any arguments, then it can be very elegantly implemented using a co-function.</text:p>
      <text:h text:style-name="Heading_20_5" text:outline-level="5"><text:reference-mark-start text:name="cofunc_example"/>A "practical" example<text:reference-mark-end text:name="cofunc_example"/></text:h>
      <text:p text:style-name="P1">Let's waste some space in this document by making this point clearer with an (almost) useful example. Imagine we wanted to write a text adventure game and therefore need some kind of parser that would take an input string entered by the player, and parse this word-by-word and perform the desired action.</text:p>
      <text:p text:style-name="P1">The (clumsy) 'C' approach to such a parser would be to use some global variables for the string to parse and the current position in the string that is currently parsed. Then there would be a global function that would extract and return the next word from the input string.</text:p>
      <text:p text:style-name="P1">Ported to JewelScript, our 'C' parser would look like this:</text:p>
      <text:p text:style-name="Preformatted_20_Text"><text:soft-page-break/>string input;<text:line-break/>int curpos;<text:line-break/><text:line-break/>function initparser(const string str)<text:line-break/>{<text:line-break/><text:tab/>input = str;<text:line-break/><text:tab/>curpos = 0;<text:line-break/>}</text:p>
      <text:p text:style-name="Preformatted_20_Text"><text:line-break/>function string getword()<text:line-break/>{<text:line-break/><text:tab/>// get everything up to a space character<text:line-break/><text:tab/>string word = input.spanExcluding(" ", curpos);<text:line-break/><text:tab/>curpos += word.length;<text:line-break/><text:tab/>// skip all spaces<text:line-break/><text:tab/>string spac = input.spanIncluding(" ", curpos);<text:line-break/><text:tab/>curpos += spac.length;<text:line-break/><text:tab/>return word;<text:line-break/>}<text:line-break/></text:p>
      <text:p text:style-name="Preformatted_20_Text">function test()<text:tab/>// test our parser<text:line-break/>{<text:line-break/><text:tab/>string w;<text:line-break/><text:tab/>initparser("move 3 steps left");<text:line-break/><text:tab/>do<text:line-break/><text:tab/>{<text:line-break/><text:tab/><text:tab/>w = getword();<text:line-break/><text:tab/><text:tab/>printf( "%s\n", w );<text:line-break/><text:tab/>}<text:line-break/><text:tab/>while( w.length );<text:line-break/>}</text:p>
      <text:p text:style-name="Text_20_body_20_indent">Now we have a simple, but working parser. However, the problem with our implementation is, that we are using global variables and thus can only use a single instance of our parser.</text:p>
      <text:p text:style-name="Text_20_body_20_indent">If we wanted to parse another string <text:span text:style-name="T2">while</text:span><text:span text:style-name="T12"> a string is currently being parsed, this would not work. Obviously, a call to 'initparser' would then overwrite the string that is still being parsed by another part of our game.</text:span></text:p>
      <text:p text:style-name="P1">In C++, we would solve this problem by putting everything nicely into a class. Here is the JewelScript port of that class:</text:p>
      <text:p text:style-name="Preformatted_20_Text">class parser {<text:line-break/><text:line-break/>method parser(const string str)<text:line-break/>{<text:line-break/><text:tab/>m_input = str;<text:line-break/><text:tab/>m_curpos = 0;<text:line-break/>}<text:line-break/></text:p>
      <text:p text:style-name="Preformatted_20_Text">method string getword()<text:line-break/>{<text:line-break/><text:tab/>// get everything up to a space character<text:line-break/><text:tab/>string word = m_input.spanExcluding(" ", m_curpos);<text:line-break/><text:tab/>m_curpos += word.length;<text:line-break/><text:tab/>// skip all spaces<text:line-break/><text:tab/>string spac = m_input.spanIncluding(" ", m_curpos);<text:line-break/><text:tab/>m_curpos += spac.length;<text:line-break/><text:tab/>return word;<text:line-break/>}<text:line-break/></text:p>
      <text:p text:style-name="Preformatted_20_Text">string<text:tab/>m_input;<text:line-break/>int<text:tab/><text:tab/>m_curpos;<text:line-break/>}<text:line-break/></text:p>
      <text:p text:style-name="Preformatted_20_Text"><text:soft-page-break/>function test()<text:tab/>// test our parser<text:line-break/>{<text:line-break/><text:tab/>string w;<text:line-break/><text:tab/>parser p = new parser("move 3 steps left");<text:line-break/><text:tab/>do<text:line-break/><text:tab/>{<text:line-break/><text:tab/><text:tab/>w = p.getword();<text:line-break/><text:tab/><text:tab/>printf( "%s\n", w );<text:line-break/><text:tab/>}<text:line-break/><text:tab/>while( w.length );<text:line-break/>}</text:p>
      <text:p text:style-name="Text_20_body_20_indent">As expected, there is nothing unexpected to find in this implementation. The code has just become a bit more clean (for the eyes of an OO programmer), but is in most parts the same. The only real benefit is that we can now create multiple instances of our parser. The downside is, however, that the method call is slightly slower than the function call.</text:p>
      <text:p text:style-name="Text_20_body_20_indent">But we can replace this class quite nicely and elegantly by a co-function, which is even faster than the global function version, but still allows us to use multiple instances.</text:p>
      <text:p text:style-name="Preformatted_20_Text">cofunction string parser(const string input)<text:line-break/>{<text:line-break/><text:tab/>int curpos = 0;<text:line-break/><text:tab/>for(;;)<text:tab/>// repeat infinitely<text:line-break/><text:tab/>{<text:line-break/><text:tab/><text:tab/>// get everything up to a space character<text:line-break/><text:tab/><text:tab/>string word = input.spanExcluding(" ", curpos);<text:line-break/><text:tab/><text:tab/>curpos += word.length;<text:line-break/><text:tab/><text:tab/>yield word;<text:line-break/><text:tab/><text:tab/>// skip all spaces<text:line-break/><text:tab/><text:tab/>string spac = input.spanIncluding(" ", curpos);<text:line-break/><text:tab/><text:tab/>curpos += spac.length;<text:line-break/><text:tab/>}<text:line-break/>}</text:p>
      <text:p text:style-name="Preformatted_20_Text"><text:line-break/>function test()<text:tab/>// test our parser<text:line-break/>{<text:line-break/><text:tab/>string w;<text:line-break/><text:tab/>parser getword = new parser("move 3 steps left");<text:line-break/><text:tab/>do<text:line-break/><text:tab/>{<text:line-break/><text:tab/><text:tab/>w = getword();<text:line-break/><text:tab/><text:tab/>printf( "%s\n", w );<text:line-break/><text:tab/>}<text:line-break/><text:tab/>while( w.length );<text:line-break/>}</text:p>
      <text:p text:style-name="Text_20_body_20_indent">As we can see, the code has become quite "compact" in this version. It already looks as if executing this would be faster, because it is so lean. Of course that is an optical illusion, it's just because the co-function replaces both, the init function / constructor and the getword function / method.</text:p>
      <text:p text:style-name="Text_20_body_20_indent">Yet, it really does perform better, because resuming the thread in the test function is a much cheaper operation than calling a function or method.</text:p>
      <text:h text:style-name="Heading_20_5" text:outline-level="5"><text:reference-mark-start text:name="cofunc_summary"/>Summing up<text:reference-mark-end text:name="cofunc_summary"/></text:h>
      <text:p text:style-name="Text_20_body_20_indent">Of course, co-functions are not only useful for parsers or number generators. For example, in many cases a co-function can help developers to elegantly implement finite-state-machines (FSMs), and without having to wind their brain around hundreds of enum-constants, case tags, and state variables.</text:p>
      <text:p text:style-name="Text_20_body_20_indent">The fact that co-function threads are first-class values that can be passed into functions, stored in member variables and returned by functions makes them even more attractive. If it is impossible to implement all the behaviours of a finite-state-machine in one co-function, we can use several co-functions and randomly switch between them by assigning their thread contexts to our thread variable when needed.</text:p>
      <text:h text:style-name="P105"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12">The following statement forward declares the class </text:span></text:span><text:span text:style-name="Referenz"><text:span text:style-name="T2">Foo</text:span></text:span><text:span text:style-name="Referenz"><text:span text:style-name="T12">:</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olerate multiple forward declarations of the same class, but only until the class has been fully declared. If it's <text:span text:style-name="T2">body</text:span> has already been declared, using another forward declaration statement will produce a compile time error.</text:p>
      <text:p text:style-name="P1">It is 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ext:soft-page-break/>Th<text:span text:style-name="T12">is example</text:span> shows a complete class declaration of a class called 'Foo'. It has a single constructor taking no arguments (the <text:span text:style-name="T2">default constructor</text:span><text:span text:style-name="T12">)</text:span> and the methods (instance member functions) GetName() and SetName(). Furthermore, it has one single member variable, a string named 'm_Name'.</text:p>
      <text:h text:style-name="P110" text:outline-level="5"><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67">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different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12">When compiling a class, JewelScript will verify that each constructor specified to a class initializes </text:span><text:span text:style-name="T11">all instance member variables declared in the class. This is done to ensure that the program is not being run with objects that contain uninitialized variables or references. The constructor must initialize the member variables </text:span><text:span text:style-name="T5">directly</text:span><text:span text:style-name="T11">, meaning not by calling another method or function that does so.</text:span></text:p>
      <text:p text:style-name="P9"><text:soft-page-break/>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10">.</text:span></text:span></text:p>
      <text:h text:style-name="Heading_20_7" text:outline-level="7"><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ype, the language will try to automatically create an instance of that class and call it's default constructor, if the variable has not been explicitly initialized by the developer.</text:p>
      <text:p text:style-name="P67">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Note that JewelScript does not automatically define a default constructor - if the developer does not specify one, the class doesn't have one.</text:p>
      <text:h text:style-name="P113" text:outline-level="7"><text:reference-mark-start text:name="classes_ctor_copy"/>Copy constructor<text:reference-mark-end text:name="classes_ctor_copy"/></text:h>
      <text:p text:style-name="P1">A copy constructor is a special type of constructor that takes a reference to an instance of the same class as the only argument. It's purpose is to initialize a new instance of a class with the values copied from another instance of that class.</text:p>
      <text:p text:style-name="P1">This allows the class to define how it's instances should be copied. If a class written in script code does not define a copy-constructor, the language will automatically copy the object in cases where a copy is required. In this case all member variables of the copy will be initialized with references to the members of the source object, except value types of course.</text:p>
      <text:p text:style-name="P1">If this way of copying references is unwanted, the class must implement a copy-constructor and create real copies of the source object's members.</text:p>
      <text:p text:style-name="P1">Note that defining a copy-constructor may have an impact on performance, because the runtime will invoke the copy-constructor in <text:span text:style-name="T50">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67">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soft-page-break/><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12"> section of this document is also true for methods.</text:span></text:span></text:p>
      <text:p text:style-name="Text_20_body_20_indent"><text:span text:style-name="Referenz"><text:span text:style-name="T12">The only noteworthy thing to add about methods is that the language provides a reference to the instance of the class through the </text:span></text:span><text:span text:style-name="Referenz"><text:span text:style-name="T2">this</text:span></text:span><text:span text:style-name="Referenz"><text:span text:style-name="T12"> reference. We can use the </text:span></text:span><text:span text:style-name="Referenz"><text:span text:style-name="T2">this</text:span></text:span><text:span text:style-name="Referenz"><text:span text:style-name="T12"> reference to access member variables or methods, or to pass a reference to our instance to other functions that are not methods in our class.</text:span></text:span></text:p>
      <text:p text:style-name="Preformatted_20_Text"><text:span text:style-name="Referenz"><text:span text:style-name="T12">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12">even though this doesn't make much sense, since the compiler will never perform automatic type conversion if the left hand value is type-less.</text:span></text:p>
      <text:p text:style-name="P67">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12">.</text:span></text:span></text:p>
      <text:h text:style-name="Heading_20_5" text:outline-level="5"><text:soft-page-break/><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12"> and a </text:span><text:span text:style-name="T2">setter</text:span><text:span text:style-name="T12"> method, to allow other classes access to the variable in a controlled manner.</text:span></text:p>
      <text:p text:style-name="Text_20_body_20_indent"><text:span text:style-name="T12">JewelScript employs the </text:span><text:span text:style-name="T2">accessor</text:span><text:span text:style-name="T12"> keyword in order to allow developers to restrict and control access to member variables.</text:span></text:p>
      <text:p text:style-name="P1">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 Here is an example:</text:p>
      <text:p text:style-name="P67">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12">In this example, we define a simple class </text:span><text:span text:style-name="T2">Foo</text:span><text:span text:style-name="T12"> that has an integer number as a member variable. To prevent developers from accessing </text:span><text:span text:style-name="T2">value</text:span><text:span text:style-name="T12">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113"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p text:style-name="P1"><text:soft-page-break/>The accessor methods are only called when the property is accessed from outside of the class. If a member function of the class itself accesses the property, this will be compiled into a regular variable access and not a call to the set or get accessor.</text:p>
      <text:p text:style-name="P1">If we need to call the set or get accessor from within the class itself, we can use a regular function call expression.</text:p>
      <text:p text:style-name="Preformatted_20_Text">method Foo::AddTen()<text:line-break/>{<text:line-break/><text:tab/>int i = value();<text:line-break/><text:tab/>i += 10;<text:line-break/><text:tab/>value( i );<text:line-break/>}</text:p>
      <text:h text:style-name="P113"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12">This lets us add abstract properties to the class, properties that are not simple variables and have no real storage location in the class. This is especially useful in native types. For example, the </text:span><text:span text:style-name="T2">length</text:span><text:span text:style-name="T12"> property of the built-in string class is a read accessor.</text:span></text:p>
      <text:p text:style-name="P1">Furthermore, since accessors are methods, they can also be declared in interfaces. This lets us define class properties as a part of a common interface for deriving classes: Every class <text:span text:style-name="T76">implement</text:span>ing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 space. We can declare a global function to a class by using the <text:span text:style-name="T2">function</text:span> keyword.</text:p>
      <text:p text:style-name="Text_20_body_20_indent">Since these functions are not methods, they don't require an instance of their parent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 space.</text:p>
      <text:p text:style-name="Text_20_body_20_indent"><text:soft-page-break/>We could of course have many classes that implement a function with the name 'Create'. To guarantee that no name conflicts occur and the language always knows which function to call, we need to use the full qualified name, which is the class name, followed by the scope operator <text:span text:style-name="T46">:: </text:span><text:span text:style-name="T47">and the function name.</text:span></text:p>
      <text:p text:style-name="Text_20_body_20_indent"><text:span text:style-name="T47">However, with long class- and function names, specifying the full qualified function name can become quite tedious. Therefore it is possible to have the language assume certain class name spaces as a default, by specifying them to the </text:span><text:span text:style-name="Referenz"><text:span text:style-name="T47">→</text:span></text:span><text:span text:style-name="Referenz"><text:span text:style-name="T49"><text:reference-ref text:reference-format="text" text:ref-name="stat_using">using</text:reference-ref></text:span></text:span><text:span text:style-name="T47"> statement.</text:span></text:p>
      <text:p text:style-name="P66">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12">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text:soft-page-break/>class Point<text:line-break/>{<text:line-break/><text:tab/>method Point(int x, int y)<text:line-break/><text:tab/>{<text:line-break/><text:tab/><text:tab/>this.x = x;<text:line-break/><text:tab/><text:tab/>this.y = y;<text:line-break/><text:tab/>}<text:line-break/><text:tab/>int x, y;<text:line-break/>}</text:p>
      <text:p text:style-name="Text_20_body_20_indent">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12">. Like normal global variables and constants outside of a class, those declared inside of a class have to be initialized immediately in their declaration statement.</text:span></text:p>
      <text:p text:style-name="P67">class Color<text:line-break/>{<text:line-break/><text:tab/>method Color(int r, int g, int b)<text:line-break/><text:tab/>{<text:line-break/><text:tab/><text:tab/>this.r = r;<text:line-break/><text:tab/><text:tab/>this.g = g;<text:line-break/><text:tab/><text:tab/>this.b = b;<text:line-break/><text:tab/>}<text:line-break/><text:tab/>int r, g, b;<text:line-break/><text:line-break/><text:tab/>const Color kBlack = new Color(0, 0, 0);<text:line-break/><text:tab/>const Color kWhite = new Color(255, 255, 255);<text:line-break/>}<text:line-break/><text:line-break/>SetBackColor( Color::kWhite );<text:line-break/>SetFontColor( Color::kBlack );</text:p>
      <text:p text:style-name="Text_20_body_20_indent"><text:span text:style-name="T12">Note that the </text:span><text:span text:style-name="T2">using</text:span><text:span text:style-name="T12"> statement does not affect global constants declared in classes.</text:span></text:p>
      <text:p text:style-name="P50"><text:span text:style-name="T12">However, JewelScript 1.0.3.13 extended the </text:span><text:span text:style-name="T30">argument-</text:span><text:span text:style-name="T12">scope when calling a member function of a class. The compiler will first try to find a given constant in the class that is being called, then in the class that is performing the call, and finally in the global space.</text:span></text:p>
      <text:p text:style-name="P69">class CharColor<text:line-break/>{<text:line-break/> <text:s text:c="3"/>const int Red = 0;<text:line-break/> <text:s text:c="3"/>const int Blue = 1;<text:line-break/> <text:s text:c="3"/>const int Green = 2;<text:line-break/><text:line-break/> <text:s text:c="3"/>method CharColor(int foreground, int background)<text:line-break/> <text:s text:c="3"/>{<text:line-break/> <text:s text:c="7"/>Foreground = foreground;<text:line-break/> <text:s text:c="7"/>Background = background;<text:line-break/> <text:s text:c="3"/>}<text:line-break/> <text:s text:c="3"/>int Foreground;<text:line-break/> <text:s text:c="3"/>int Background;<text:line-break/>}<text:line-break/><text:line-break/>function main()<text:line-break/>{<text:line-break/> <text:s text:c="3"/>CharColor c = new CharColor(Red, Black);<text:line-break/>}</text:p>
      <text:h text:style-name="Heading_20_5" text:outline-level="5"><text:soft-page-break/><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584708129571655146" text:style-name="L7">
        <text:list-item>
          <text:p text:style-name="P91">Explicit instantiation by <text:span text:style-name="Referenz">→</text:span><text:span text:style-name="Referenz"><text:reference-ref text:reference-format="text" text:ref-name="Operator_new">Operator new</text:reference-ref></text:span></text:p>
        </text:list-item>
        <text:list-item>
          <text:p text:style-name="P91">Implicit instantiation by automatic variable initialization</text:p>
        </text:list-item>
        <text:list-item>
          <text:p text:style-name="P91">Implicit instantiation by automatic type conversion</text:p>
        </text:list-item>
      </text:list>
      <text:p text:style-name="Text_20_body_20_indent">Here is an example that illustrates these three ways:</text:p>
      <text:p text:style-name="Preformatted_20_Text">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text:span text:style-name="T106">atic</text:span> typing would be next to useless if there was no way to convert values of one type to another type. Especially when the language supports the definition of classes, there must be some way for the developer to define a way to convert between classes and other types.</text:p>
      <text:p text:style-name="Text_20_body_20_indent">When assigning a value to a variable of a type that is not compatible to the value, JewelScript can automatically convert the value to the type of the variable, if it knows of a matching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when the operand left from an assignment has a different type than the operand right from 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46">=</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text:soft-page-break/>Conversion by convertor methods</text:h>
      <text:p text:style-name="Text_20_body_20_indent">In order to define a custom conversion to another type, we can add a convertor method to our class declaration. Lets say we have defined a <text:span text:style-name="T2">Color</text:span><text:span text:style-name="T12"> class that allows us to store RGB colors. A very basic example could look like this:</text:span></text:p>
      <text:p text:style-name="P67">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67">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67">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67">Color c = new Color(255, 0, 255);<text:tab/>// create a RGB color object<text:line-break/>SetColorKey( c );<text:tab/><text:tab/><text:tab/><text:tab/><text:tab/>// set color key</text:p>
      <text:h text:style-name="P113"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67">function int GetColorKey();</text:p>
      <text:p text:style-name="P1">By adding a constructor to the class that allows JewelScript to automatically create an instance from an integer, we can achieve this.</text:p>
      <text:p text:style-name="P67"><text:soft-page-break/>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67">Color c = GetColorKey();</text:p>
      <text:h text:style-name="P111"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50">never</text:span><text:span text:style-name="T6"> be called by automatic type conversion. Instead, the developer must explicitly acknowledge that a conversion is wanted by using the </text:span><text:span text:style-name="Referenz"><text:span text:style-name="T4">→</text:span></text:span><text:span text:style-name="T5"><text:reference-ref text:reference-format="text" text:ref-name="Operator_typecast">Typecast operator</text:reference-ref></text:span><text:span text:style-name="T6">.</text:span></text:p>
      <text:p text:style-name="P9">The language will notify the developer with a compile-time error if a statement is using a conversion that requires a typecast operator.</text:p>
      <text:p text:style-name="P1"><text:span text:style-name="T6">As an example, the built-in </text:span><text:span text:style-name="T5">string</text:span><text:span text:style-name="T6">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71">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At present, JewelScript does not support declaring local classes as members of a class.</text:p>
      <text:p text:style-name="Text_20_body_20_indent">However, it is possible to create types that are actually members of a class, and thus are protected by the name space of the class.</text:p>
      <text:p text:style-name="Text_20_body_20_indent">When declaring a co-function or delegate inside the name space of a class, this actually creates a type that is local to that class. As a result, the co-function's or delegate's type name can only be used from within the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type name of the <text:span text:style-name="T2">processor</text:span> delegate above is actually defined a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from inside class Foo. When using the type from inside of the class, it is sufficient to simply use the type name <text:span text:style-name="T2">processor</text:span>. The compiler will look up type names and aliases locally in the class first, before searching for them globally.</text:p>
      <text:p text:style-name="Text_20_body_20_indent">It is not possible to use local type names from outside of the class <text:span text:style-name="T2">directly. </text:span><text:span text:style-name="T12">Instead, an alias needs to be defined in order to use the type.</text:span></text:p>
      <text:p text:style-name="P67">Foo::processor fn = function { return chr + 1; };<text:tab/>// syntax error</text:p>
      <text:p text:style-name="P67">alias Foo::processor FooProcessor;</text:p>
      <text:p text:style-name="P67">FooProcessor fn = function { return chr + 1; };<text:tab/>// OK</text:p>
      <text:h text:style-name="P113" text:outline-level="7"><text:soft-page-break/>Member aliases</text:h>
      <text:p text:style-name="Text_20_body_20_indent"><text:span text:style-name="T12">It is also possible to define aliases in the name space of a class. This allows us to </text:span><text:span text:style-name="T2">reuse</text:span><text:span text:style-name="T12"> local type names or aliases from other classes locally in our class. Like local type names, local aliases will be defined using their full qualified names.</text:span></text:p>
      <text:p text:style-name="P67">class NewFoo<text:line-break/>{<text:line-break/><text:tab/>alias Foo::processor processor;<text:tab/>// results in NewFoo::processor<text:line-break/><text:line-break/><text:tab/>method Process(processor fn);<text:tab/>// use NewFoo::processor<text:line-break/>}</text:p>
      <text:p text:style-name="Text_20_body_20_indent"><text:span text:style-name="T12">At present, type names and aliases declared locally in classes are not affected by the </text:span><text:span text:style-name="T2">using</text:span><text:span text:style-name="T12"> statement, meaning they cannot be mapped to the global name space, like it is possible with static member functions. This might change in future versions of the language.</text:span></text:p>
      <text:p text:style-name="P67">using Foo;<text:line-break/><text:line-break/>processor fn = function { return chr + 1; };<text:tab/>// does not work</text:p>
      <text:p text:style-name="Text_20_body_20_indent"><text:span text:style-name="T12">See also: </text:span><text:span text:style-name="Referenz"><text:span text:style-name="T4">→</text:span></text:span><text:span text:style-name="Referenz"><text:span text:style-name="T4"><text:reference-ref text:reference-format="text" text:ref-name="stat_alias">Type aliases</text:reference-ref></text:span></text:span><text:span text:style-name="T5"> </text:span><text:span text:style-name="T11">and</text:span><text:span text:style-name="T12"> </text:span><text:span text:style-name="Referenz"><text:span text:style-name="T4">→</text:span></text:span><text:span text:style-name="Referenz"><text:span text:style-name="T4"><text:reference-ref text:reference-format="text" text:ref-name="stat_using">using</text:reference-ref></text:span></text:span><text:span text:style-name="Referenz"><text:span text:style-name="T5">.</text:span></text:span></text:p>
      <text:h text:style-name="P105" text:outline-level="3"><text:reference-mark-start text:name="Interfaces"/>Interfaces<text:reference-mark-end text:name="Interfaces"/></text:h>
      <text:p text:style-name="P38">JewelScript supports the declaration of interfaces and <text:span text:style-name="T77">implementing them</text:span> <text:span text:style-name="T77">in classes</text:span>. An interface in JewelScript is always <text:span text:style-name="T2">abstract</text:span>, meaning it can only consist of <text:span text:style-name="T12">method declarations. It cannot contain static member functions or member variables, and methods cannot be implemented directly in the interface. Instead, they can only be implemented by having a class </text:span><text:span text:style-name="T21">implement</text:span><text:span text:style-name="T12"> the interface.</text:span></text:p>
      <text:p text:style-name="P38"><text:span text:style-name="T12">When a class </text:span><text:span text:style-name="T21">implement</text:span><text:span text:style-name="T12">s an interface, all methods from that interface must be implemented in the class. If a method </text:span><text:span text:style-name="T22">deriv</text:span><text:span text:style-name="T12">ed from an interface is not implemented, the language will create a default implementation for that method, or issue a compile-time error if the interface was declared using the </text:span><text:span text:style-name="T2">strict</text:span><text:span text:style-name="T12"> modifier keyword. (See </text:span><text:span text:style-name="Referenz"><text:span text:style-name="T4">→</text:span></text:span><text:span text:style-name="Referenz"><text:span text:style-name="T4"><text:reference-ref text:reference-format="text" text:ref-name="strict_func">Strict functions, classes and interfaces</text:reference-ref></text:span></text:span><text:span text:style-name="Referenz"><text:span text:style-name="T44">)</text:span></text:span></text:p>
      <text:p text:style-name="Text_20_body_20_indent"><text:span text:style-name="T12">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12"> of the methods in an object is as assumed by the application.</text:span></text:p>
      <text:p text:style-name="P67">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12">The above statement declares an interface </text:span><text:span text:style-name="T2">Control</text:span><text:span text:style-name="T12"> which gets passed a reference to a native control object in it's constructor and declares the event handler methods </text:span><text:span text:style-name="T2">OnClick</text:span><text:span text:style-name="T12">, </text:span><text:span text:style-name="T2">OnKey</text:span><text:span text:style-name="T12"> and </text:span><text:span text:style-name="T2">OnIdle</text:span><text:span text:style-name="T12">.</text:span></text:p>
      <text:p text:style-name="P3">By having script programmers <text:span text:style-name="T75">implement</text:span> this interface, our native application allows them to implement additional GUI controls in JewelScript.</text:p>
      <text:p text:style-name="P1">The interface is a way for the application to make three important things sure:</text:p>
      <text:list xml:id="list2295810896116713811" text:style-name="L8">
        <text:list-item>
          <text:p text:style-name="P93">All event handler methods that our native application wants to call are actually present in the classes that script developers create. This saves the application from having to check that the class implementation is complete.</text:p>
        </text:list-item>
        <text:list-item>
          <text:p text:style-name="P92"><text:span text:style-name="T12">All event handler methods have been implemented </text:span><text:span text:style-name="T2">correctly</text:span><text:span text:style-name="T12">, meaning the argument list and result type of the methods are as the native application expects them to be.</text:span></text:p>
        </text:list-item>
        <text:list-item>
          <text:p text:style-name="P92"><text:span text:style-name="T12">The </text:span><text:span text:style-name="T2">order</text:span><text:span text:style-name="T12"> in which methods are implemented is fixed (because it's defined by the interface), so the native application can rely on fixed method indexes. For example, </text:span><text:span text:style-name="T2">OnKey</text:span><text:span text:style-name="T12">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P48">Starting with JewelScript 1.0.3.13, it is also possible to use the <text:span text:style-name="Referenz">→</text:span><text:span text:style-name="Referenz"><text:reference-ref text:reference-format="text" text:ref-name="Operator_typecast">Typecast operator</text:reference-ref></text:span> to cast down a reference to it’s actual type. <text:span text:style-name="T86">To ensure type-safety, this will also generate the instruction to ensure the correct type of the value at runtime.</text:span></text:p>
      <text:p text:style-name="P77">function AddButton(Control btn)<text:line-break/>{<text:line-break/> <text:s text:c="3"/>Button button = (Button)btn;<text:line-break/>}<text:line-break/></text:p>
      <text:h text:style-name="P106"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12"> just in case the native application is going to call the function.</text:span></text:p>
      <text:p text:style-name="P1">For functions that declare a result, the default function implementation will return null. <text:span text:style-name="T68">F</text:span>or functions that do not declare a result, the default implementation simply returns.</text:p>
      <text:p text:style-name="P1">Script programmers can utilize this behaviour when <text:span text:style-name="T78">implementing</text:span>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67">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67">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Note that 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107"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in the language.</text:p>
      <text:p text:style-name="Text_20_body_20_indent"><text:span text:style-name="T12">To ensure type safety, delegates have to be declared using the </text:span><text:span text:style-name="T2">delegate</text:span><text:span text:style-name="T12"> keyword, which will create a new delegate type. A delegate type is a type that simply describes the signature of a function or method. It specifies the result type, number of arguments and argument types.</text:span></text:p>
      <text:p text:style-name="P67">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67">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12">When taking a reference from an instance member function, the language will store both the reference to the function </text:span><text:span text:style-name="T5">and</text:span><text:span text:style-name="T11"> the reference to the object in the delegate variable.</text:span></text:p>
      <text:p text:style-name="P70">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5">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P118" text:outline-level="7"><text:soft-page-break/>Specifying argument names</text:h>
      <text:p text:style-name="P51">In certain cases it can become necessary to specify names for the delegate’s arguments. The reason for this is that all delegates <text:span text:style-name="T93">which</text:span> share the same signature, <text:span text:style-name="T93">also </text:span>share the same type-id. This is done so that delegates with matching signatures are interchangeable.</text:p>
      <text:p text:style-name="P78">delegate int Comparer(int x, int y);<text:line-break/>delegete int Verifier(int a, int b);<text:line-break/><text:line-break/>Comparer fn = function { return x == y; };<text:line-break/>Verifier ve = fn; // <text:span text:style-name="T89">same signatures, OK</text:span><text:line-break/></text:p>
      <text:p text:style-name="P51">The example illustrates two delegates with the same signature: <text:span text:style-name="T2">int (int, int)</text:span>. JewelScript allows us to move the value from variable <text:span text:style-name="T2">fn</text:span> to <text:span text:style-name="T2">ve</text:span>, because both delegate types are actually just aliases for the signature <text:span text:style-name="T2">int (int, int)</text:span>.</text:p>
      <text:p text:style-name="P51">However, this can sometimes lead to the case that the compiler doesn’t know the argument names <text:span text:style-name="T91">of the delegate type</text:span>. <text:span text:style-name="T90">The compiler only memorizes argument names for the first delegate type of any given signature.</text:span> As we can see in the example, the compiler <text:span text:style-name="T90">has memorized</text:span> ‘x’ and ‘y’ from delegate ‘Comparer’.</text:p>
      <text:p text:style-name="P52">If <text:span text:style-name="T94">we</text:span> <text:span text:style-name="T87">would </text:span>tr<text:span text:style-name="T87">y</text:span> to use arguments ‘a’ and ‘b’ <text:span text:style-name="T90">from </text:span>the ‘Verifier’ delegate, this would fail.</text:p>
      <text:p text:style-name="P78">Verifier ve = function { return a != b; }; // error 'a' and 'b' unknown!</text:p>
      <text:p text:style-name="P53">Because <text:span text:style-name="T92">of this</text:span>, we sometimes must provide explicit argument names for the delegate.</text:p>
      <text:p text:style-name="P79">Verifier ve = function<text:span text:style-name="T88">(i, j) </text:span>{ return <text:span text:style-name="T88">i</text:span> != <text:span text:style-name="T88">j</text:span>; };</text:p>
      <text:p text:style-name="P54">Specifying the names is also convenient if <text:span text:style-name="T95">we</text:span> can’t remember the argument names the delegate type was declared with.</text:p>
      <text:p text:style-name="P54"/>
      <text:h text:style-name="Heading_20_3" text:outline-level="3"><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 DrawRect(0, 0, Width(), Height());<text:line-break/> DrawText(4, 4, "Hello");<text:line-break/>}</text:p>
      <text:p text:style-name="P39">As can be seen in the examples above, a class can <text:span text:style-name="T71">implement</text:span> an interface and at the same time <text:span text:style-name="T79">inherit a hybrid base class</text:span>. <text:span text:style-name="T69">Doing this can have profound consequences.</text:span></text:p>
      <text:h text:style-name="Heading_20_5" text:outline-level="5"><text:reference-mark-start text:name="HybridInterfaceUnrelated"/>hybrid and interface – <text:span text:style-name="T71">unrelated</text:span><text:reference-mark-end text:name="HybridInterfaceUnrelated"/></text:h>
      <text:p text:style-name="P47">If the interface and the hybrid base class are not related to each other, then hybrid will simply inherit all suitable methods and make the resulting class compatible to the interface.</text:p>
      <text:p text:style-name="Text_20_body_20_indent"><text:span text:style-name="T12">This can be useful to create </text:span><text:span text:style-name="T2">wrapper classes</text:span><text:span text:style-name="T12">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12">that share a common base class interface </text:span><text:span text:style-name="T2">IControl</text:span><text:span text:style-name="T12">. Instead of calling the script classes </text:span><text:span text:style-name="T2">OnClick</text:span><text:span text:style-name="T12"> methods directly, we create a wrapper class for the interface and indirectly call the methods through the instance of the wrapper class.</text:span></text:p>
      <text:p text:style-name="P2">Of course there is no real benefit doing that in this example, because the wrapper class does not add any extra functionality. However, we could add more methods and data members to the wrapper class to extend the original functionality <text:span text:style-name="T70">of</text:span> the IControl class.</text:p>
      <text:p text:style-name="P5">Additionally, all methods in the wrapper class are actually delegates that can be selectively reassigned with a new implementation.</text:p>
      <text:h text:style-name="Heading_20_5" text:outline-level="5"><text:reference-mark-start text:name="HybridInterfaceRelated"/>hybrid and interface – <text:span text:style-name="T71">related</text:span><text:reference-mark-end text:name="HybridInterfaceRelated"/></text:h>
      <text:p text:style-name="P33"><text:span text:style-name="T71">A special case arises when we</text:span> <text:span text:style-name="T71">implement</text:span> an interface and use the same interface – or any class <text:span text:style-name="T71">implementing</text:span> that interface – for the hybrid declaration.</text:p>
      <text:p text:style-name="P74">class Control : IControl hybrid <text:span text:style-name="T72">Text</text:span>Control<text:tab/>// <text:span text:style-name="T71">duplicate symbols!</text:span><text:line-break/>{<text:line-break/>}</text:p>
      <text:p text:style-name="P34"><text:span text:style-name="T12">Prior to JewelScript 1.1, this case </text:span><text:span text:style-name="T23">generated</text:span><text:span text:style-name="T12"> a compile-time error, because it leads to duplicate symbols in the new class. Obviously we would derive method OnClick from </text:span><text:span text:style-name="T24">IControl</text:span><text:span text:style-name="T12"> and – as a delegate – from </text:span><text:span text:style-name="T24">TextControl</text:span><text:span text:style-name="T12">.</text:span></text:p>
      <text:p text:style-name="P6">JewelScript 1.1 solves this problem by generating code that implements method OnClick for the interface, which in turn calls the delegate OnClick created from the hybrid base class. That way, we can derive methods from the hybrid base class and still make our new class compatible to the interface.</text:p>
      <text:p text:style-name="P35"><text:soft-page-break/><text:span text:style-name="T12">Another special case is handling of accessors from the hybrid base class. The compiler cannot create delegates from accessors, therefore they aren’t </text:span><text:span text:style-name="T18">normally </text:span><text:span text:style-name="T12">considered as ‘suitable’ methods when using hybrid inheritance.</text:span></text:p>
      <text:p text:style-name="P35"><text:span text:style-name="T12">However, accessors can be declared in interfaces. So if the compiler detects matching accessors in the interface and the hybrid base class, it will again generate code automatically. The </text:span><text:span text:style-name="T31">compiler</text:span><text:span text:style-name="T12"> will implement accessor</text:span><text:span text:style-name="T17">s</text:span><text:span text:style-name="T12"> derived from the interface </text:span><text:span text:style-name="T31">by</text:span><text:span text:style-name="T12"> call</text:span><text:span text:style-name="T31">ing</text:span><text:span text:style-name="T12"> </text:span><text:span text:style-name="T17">their counterparts</text:span><text:span text:style-name="T12"> defined in the hybrid base class.</text:span></text:p>
      <text:p text:style-name="P6">Th<text:span text:style-name="T96">is</text:span> automatic code generation will be performed during the linking process, and only if the script developer has chosen not to implement the method or accessor in the new class. That means, it is possible to selectively reimplement methods and accessors <text:span text:style-name="T97">in the new class</text:span>.</text:p>
      <text:p text:style-name="P35"><text:span text:style-name="T12">Since the compiler also automatically creates a variable ‘base’ in the new class, which is a reference to the instance </text:span><text:span text:style-name="T19">of our hybrid base class</text:span><text:span text:style-name="T12">, we can even override and call base.</text:span></text:p>
      <text:p text:style-name="P68">strict interface I<text:span text:style-name="T98">P</text:span>erson<text:line-break/>{<text:line-break/> <text:s text:c="3"/>accessor string Name();<text:line-break/> <text:s text:c="3"/>accessor Name(string name);<text:line-break/>}<text:line-break/><text:line-break/>class Person : I<text:span text:style-name="T98">P</text:span>erson<text:line-break/>{<text:line-break/> <text:s text:c="3"/>method Person() { name = "Peter"; }<text:line-break/> <text:s text:c="3"/>accessor string Name() { return name; }<text:line-break/> <text:s text:c="3"/>accessor Name(string s) { name = s; }<text:line-break/> <text:s text:c="3"/>string name;<text:line-break/>}<text:line-break/><text:line-break/>class NewPerson : IPerson hybrid Person<text:line-break/>{<text:line-break/> <text:s text:c="3"/>method NewPerson() hybrid (new Person())<text:line-break/> <text:s text:c="3"/>{<text:line-break/> <text:s text:c="3"/>}<text:line-break/> <text:s text:c="3"/>accessor Name(string s)<text:line-break/> <text:s text:c="3"/>{<text:line-break/> <text:s text:c="7"/>println("NewPerson::SetName = " + s);<text:line-break/> <text:s text:c="7"/>base.Name(s); // this can be used to call base class<text:line-break/> <text:s text:c="3"/>}<text:line-break/>}<text:line-break/></text:p>
      <text:p text:style-name="P7">To summarize: By declaring methods and accessors in a common interface and having classes implement that interface, hybrid inheritance allows us almost true sub-classing.</text:p>
      <text:p text:style-name="P36"><text:span text:style-name="T12">The </text:span><text:span text:style-name="T2">NewPerson</text:span><text:span text:style-name="T12"> class above can again be used as a base class for a new class </text:span><text:span text:style-name="T2">AnotherPerson</text:span><text:span text:style-name="T12">, in which we would have the option of either inheriting base functionality, or selectively reimplementing </text:span><text:span text:style-name="T20">methods and accessors</text:span><text:span text:style-name="T12">.</text:span></text:p>
      <text:h text:style-name="P115" text:outline-level="7">strict interfaces</text:h>
      <text:p text:style-name="P40"><text:span text:style-name="T12">If the interface </text:span><text:span text:style-name="T25">our new class implements</text:span><text:span text:style-name="T12"> has been declared strict, JewelScript will regard existing counterpart</text:span><text:span text:style-name="T28">s</text:span><text:span text:style-name="T12"> for </text:span><text:span text:style-name="T26">the interface’s</text:span><text:span text:style-name="T12"> methods </text:span><text:span text:style-name="T26">and</text:span><text:span text:style-name="T12"> accessors in the hybrid base class as </text:span><text:span text:style-name="T29">sufficient</text:span><text:span text:style-name="T12">.</text:span></text:p>
      <text:p text:style-name="P40"><text:span text:style-name="T12">That means, there will be no link-time error if methods or accessors derived from a </text:span><text:span text:style-name="T27">strict</text:span><text:span text:style-name="T12"> interface are not implemented in the new class. The fact that a base class implementation exists is satisfactory for the linking process.</text:span></text:p>
      <text:p text:style-name="P8"/>
      <text:h text:style-name="Heading_20_3" text:outline-level="3"><text:reference-mark-start text:name="stat_alias"/>Type aliases<text:reference-mark-end text:name="stat_alias"/></text:h>
      <text:p text:style-name="Text_20_body_20_indent">The <text:span text:style-name="T53">alias</text:span> statement allows developers to define alias names for existing types. The alias statement can only be used at file scope, which means outside of any function or class scope.</text:p>
      <text:p text:style-name="Syntax_20_Notation">'alias' [scope '::'] typename newtype</text:p>
      <text:p text:style-name="Text_20_body_20_indent">By using the alias statement, it is possible to use the type names known from a different language, for example C++ in JewelScript.</text:p>
      <text:p text:style-name="Preformatted_20_Text">alias float<text:tab/>double;<text:tab/><text:tab/>// make a 'double' type<text:line-break/>alias int<text:tab/>long;<text:tab/><text:tab/>// make a 'long' type</text:p>
      <text:p text:style-name="Text_20_body_20_indent">An alias is not a new type. Both the alias and the originating type share the same type-id, and they are always implicitly convertible to each other.</text:p>
      <text:p text:style-name="Text_20_body_20_indent">Aliases are especially useful when we have defined a delegate or co-function type inside the name space of a class, because normally we cannot access types declared locally in a class from outside of the class.</text:p>
      <text:p text:style-name="Preformatted_20_Text">class array<text:line-break/>{<text:line-break/> <text:s text:c="3"/>delegate enumerator(var element, var args);<text:line-break/><text:line-break/><text:tab/>method enumerate(enumerator fn, var args);<text:line-break/>}<text:line-break/><text:line-break/>function Test()<text:line-break/>{<text:line-break/><text:tab/>array::enumerator func = function { ... };<text:tab/>// syntax error!<text:line-break/>}</text:p>
      <text:p text:style-name="Text_20_body_20_indent">Trying to create a variable of type array::enumerator will fail, because the compiler will not recognize the term “array::enumerator” as a valid type declaration - except in the alias statement.</text:p>
      <text:p text:style-name="Preformatted_20_Text">alias array::enumerator ArrayEnumerator;<text:line-break/><text:line-break/>function Test()<text:line-break/>{<text:line-break/><text:tab/>ArrayEnumerator func = function { ... };<text:line-break/>}</text:p>
      <text:p text:style-name="Text_20_body_20_indent">When the JewelScript compiler is initialized, it will automatically define the type aliases <text:span text:style-name="T2">bool</text:span> and <text:span text:style-name="T2">char</text:span> as aliases for the int type. Using these aliases may make code look a bit more clear.</text:p>
      <text:p text:style-name="Preformatted_20_Text">method bool IsDigit(char c)<text:line-break/>{<text:line-break/><text:tab/>return (c &gt;= 48 &amp;&amp; c &lt;= 57);<text:line-break/>}</text:p>
      <text:h text:style-name="P105"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73">strict interface exception<text:line-break/>{<text:line-break/> <text:s text:c="3"/>method int getError();<text:line-break/> <text:s text:c="3"/>method <text:span text:style-name="T64">string</text:span> get<text:span text:style-name="T64">Message</text:span>();<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string s) <text:s text:c="2"/>{ _s = s; }<text:line-break/><text:tab/>method int getError() <text:s text:c="16"/>{ return typeof(<text:span text:style-name="T64">this</text:span>); }<text:line-break/><text:tab/>method string getMessage() <text:s text:c="11"/>{ return _s; }<text:line-break/><text:tab/>string _s;<text:line-break/>}<text:line-break/><text:line-break/>function var Incrementor(var element, var args)<text:line-break/>{<text:line-break/> <text:s text:c="3"/>if( typeof(element) != typeof(int) )<text:line-break/> <text:s text:c="7"/>throw new WrongTypeException("in Incrementor(), variable 'element'");<text:line-break/> <text:s text:c="3"/>return element + 1;<text:line-break/>}</text:p>
      <text:p text:style-name="Text_20_body_20_indent">The above example shows a custom exception class that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text:span text:style-name="T65">never</text:span> return 0. Apart from that, the native application is free to define any value and meaning of error codes that can be thrown. The example above just returns the type-id of the exception class as the error code.</text:p>
      <text:p text:style-name="P28"><text:span text:style-name="T66">T</text:span>he API function NTLHandleToErrorMessage() can be called to retrieve the exception’s error message. The API function will call the exception object’s getMessage() method to retrieve the string.</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up to their caller. Therefore throwing exceptions is also useful to exit delegates that are executed from native types.</text:p>
      <text:h text:style-name="Heading_20_3" text:outline-level="3"><text:reference-mark-start text:name="bind_codegen"/>Using the binding code generator<text:reference-mark-end text:name="bind_codegen"/></text:h>
      <text:p text:style-name="P29">This chapter has been removed.</text:p>
      <text:p text:style-name="P29">For the most recent information on the binding code generator, please visit:</text:p>
      <text:p text:style-name="P29"><text:a xlink:type="simple" xlink:href="http://www.jewe.org/?p=29">http://www.jewe.org/?p=29</text:a></text:p>
      <text:p text:style-name="P29"/>
      <text:h text:style-name="Heading_20_3" text:outline-level="3"><text:reference-mark-start text:name="garb_collect"/>Garbage collection in JewelScript<text:reference-mark-end text:name="garb_collect"/></text:h>
      <text:p text:style-name="Text_20_body_20_indent">Just to recap, JewelScript uses reference counting to know when an value is no longer used and can safely be destroyed. However, the problem with reference counting is that we can create reference cycles. (See also <text:span text:style-name="T2">→</text:span><text:span text:style-name="T2"><text:reference-ref text:reference-format="text" text:ref-name="ref_cycles">Reference cycles</text:reference-ref></text:span>)</text:p>
      <text:p text:style-name="Text_20_body_20_indent">In such a case, reference counting is actually useless and the two objects cannot be destroyed, unless one of them uses a <text:span text:style-name="Emphasis">weak reference</text:span>, which is a reference that isn’t counted. So since JewelScript supports weak references, script programmers actually have a tool to avoid memory leaks.</text:p>
      <text:p text:style-name="Text_20_body_20_indent">On the other hand, avoiding reference cycles by using weak references or any other method requires that the script programmer actually has some fundamental knowledge of the inner workings of the script language, which is why not every script developer may use them when required.</text:p>
      <text:p text:style-name="Text_20_body_20_indent">Obviously, whether or not script programmers are skilled and knowledgeable enough to avoid reference cycles, very much depends on the actual nature of application, and the scripting interface's target audience.</text:p>
      <text:p text:style-name="Text_20_body_20_indent">For example, developers could embed JewelScript in a book keeping or word processing software to allow their <text:span text:style-name="Emphasis">users</text:span> to program little automated tasks or “macros”. In such an application scenario, we wouldn’t want to ask that our users know all the finer details of weak references, reference counting, and reference cycles.</text:p>
      <text:p text:style-name="Text_20_body_20_indent">Instead, in such a scenario it is probably best to accept the probability that users create reference cycles and employ the garbage collector to clean up any memory leaks.</text:p>
      <text:h text:style-name="Heading_20_5" text:outline-level="5">Using the garbage collector</text:h>
      <text:p text:style-name="Text_20_body_20_indent">In order to use garbage collection, all native types and, to some degree, also the application code needs to support the garbage collector by responding to it’s MARK message.</text:p>
      <text:p text:style-name="Text_20_body_20_indent">JewelScript’s GC is a simple <text:span text:style-name="T2">mark and sweep</text:span> garbage collector. The basic working principle is this: When the GC is run, it runs over all objects still on the virtual machine’s stack, in registers and in global memory, sending them the MARK message. This will mark these objects as “still used”. Then these objects will propagate the MARK message down to the objects <text:span text:style-name="Emphasis">they</text:span> still use, and so on. In the end, all of the objects that are still in use somewhere in the application will be marked. The GC will then run over all objects on the heap and find those that are not marked. Those will be considered leaked and destroyed.</text:p>
      <text:p text:style-name="Text_20_body_20_indent">Obviously, this would not work if only one native type or application class would not propagate the MARK message on to the objects it still uses. This would cause the destruction of objects that are still in use and sooner or later lead to a crash. So if the GC is going to be used, it is imperative that all code properly supports the MARK message.</text:p>
      <text:p text:style-name="Text_20_body_20_indent">Using the GC in JewelScript is <text:span text:style-name="Emphasis">optional</text:span>, an application is not forced to use it, and GC is never run automatically. It is up to the application to decide whether memory leaks can be expected from the target audience or not. It is also up to the application to decide when it is time to run the garbage collector.</text:p>
      <text:p text:style-name="Text_20_body_20_indent">If developers don’t want to use the GC, they don’t have to add or change any code to support it. However, if the application should then run the GC, it will fail during the marking process, because it's native types won’t respond to the NTL_MarkHandles message. That’s because usually type procs are written to return an error when they receive an unknown message.</text:p>
      <text:p text:style-name="Text_20_body_20_indent">If developers do want to support the GC mechanism, then all of their native types need to correctly respond to the NTL_MarkHandles message by calling the new NTLMarkHandle() API function for every JILHandle pointer that their native class uses.</text:p>
      <text:p text:style-name="Text_20_body_20_indent">Of course simple native classes that do not store any JILHandle pointers, don’t need to do anything, except return good status on that message.</text:p>
      <text:p text:style-name="Text_20_body_20_indent">With that, all native types are ready for GC, but what about the application itself?</text:p>
      <text:p text:style-name="Text_20_body_20_indent"><text:soft-page-break/>There are cases, where one or more native C++ classes probably obtain JILHandle pointers from the runtime, but they don’t have a type proc, because they are not a native type for JewelScript. This applies for example to classes that obtain function references from the runtime in order to call script functions, or create script objects and store their reference.</text:p>
      <text:p text:style-name="Text_20_body_20_indent">These are classes that <text:span text:style-name="Emphasis">have</text:span> objects from the VM, but they <text:span text:style-name="Emphasis">cannot be</text:span> objects in the virtual machine, because they don’t have a type proc. Therefore, such classes won’t get the NTL_MarkHandles message from the GC. As a result, those JILHandle pointers would not get marked, regarded as unused, and destroyed by the GC.</text:p>
      <text:p text:style-name="Text_20_body_20_indent">To prevent this, there is specific functionality in the API, a mechanism to register for GC events, and unregister from them. Basically, if a C++ class obtains and stores handles from the runtime, it has to register for GC events in order to get notified about the MARK message.</text:p>
      <text:p text:style-name="Text_20_body_20_indent">Sometimes, there may also be some hybrid types of native C++ classes in an application - classes that <text:span text:style-name="Emphasis">have</text:span> objects from the VM, and <text:span text:style-name="Emphasis">can be</text:span> objects in the VM, because they implement a type proc.</text:p>
      <text:p text:style-name="Text_20_body_20_indent">In such a case it is best to handle both the MARK message sent to the type proc, and register for GC events. Because often there is no guarantee that a reference to such a class is currently on the VM’s stack when the GC runs.</text:p>
      <text:p text:style-name="Text_20_body_20_indent">As a rule of thumb, it is harmless to try to mark the same object twice, but it is fatal to not mark an object at all.</text:p>
      <text:p text:style-name="Text_20_body_20_indent"/>
      <text:h text:style-name="P87" text:outline-level="1">3. <text:reference-mark-start text:name="builtin_classes"/>Built-in class reference<text:reference-mark-end text:name="builtin_classes"/></text:h>
      <text:p text:style-name="P20">This chapter <text:span text:style-name="T56">has been removed.</text:span></text:p>
      <text:p text:style-name="P19">To browse the built-in class documentation, visit the developer blog at:</text:p>
      <text:p text:style-name="P18"><text:a xlink:type="simple" xlink:href="http://www.jewe.org/jewelscript/docs/builtin/index.html">http://www.jewe.org/jewelscript/docs/builtin/index.html</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_20_indent"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style:contextual-spacing="false" fo:text-align="start" style:justify-single-word="false" style:page-number="auto" fo:background-color="#ccff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family="'Courier New'" style:font-family-generic="modern" style:font-pitch="fixed" fo:font-size="9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family="'Courier New'" style:font-style-name="Standard" style:font-family-generic="modern" style:font-pitch="fixed" fo:font-size="9pt"/>
    </style:style>
    <style:style style:name="Syntax_20_Notation" style:display-name="Syntax Notation" style:family="paragraph" style:parent-style-name="Preformatted_20_Text">
      <style:paragraph-properties fo:margin-top="0cm" fo:margin-bottom="0.21cm" style:contextual-spacing="false" style:line-height-at-least="0.45cm" fo:background-color="#ffffcc">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fo:font-family="'Courier New'" style:font-style-name="Regular" style:font-family-generic="modern" style:font-pitch="fixe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59</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JewelScript Reference Manual</dc:title>
    <meta:initial-creator>jewe jewe</meta:initial-creator>
    <meta:creation-date>2006-05-10T11:58:05</meta:creation-date>
    <dc:creator>Stefan Kuhn</dc:creator>
    <dc:date>2014-04-21T08:54:48.173000000</dc:date>
    <meta:editing-cycles>2655</meta:editing-cycles>
    <meta:editing-duration>P6DT20H41M41S</meta:editing-duration>
    <meta:document-statistic meta:table-count="5" meta:image-count="0" meta:object-count="0" meta:page-count="83" meta:paragraph-count="1456" meta:word-count="31569" meta:character-count="189976" meta:non-whitespace-character-count="158471"/>
    <meta:user-defined meta:name="Info 1"/>
    <meta:user-defined meta:name="Info 2"/>
    <meta:user-defined meta:name="Info 3"/>
    <meta:user-defined meta:name="Info 4"/>
  </office:meta>
</office:document-meta>
</file>